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1247525" calcext:value-type="float">
            <text:p>0.1124752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2243077167" calcext:value-type="float">
            <text:p>0.224307716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352631667" calcext:value-type="float">
            <text:p>0.335263166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451716833" calcext:value-type="float">
            <text:p>0.445171683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5540188167" calcext:value-type="float">
            <text:p>0.554018816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6619138167" calcext:value-type="float">
            <text:p>0.661913816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7684212833" calcext:value-type="float">
            <text:p>0.768421283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8801357833" calcext:value-type="float">
            <text:p>0.880135783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9898191333" calcext:value-type="float">
            <text:p>0.989819133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.09971855" calcext:value-type="float">
            <text:p>1.0997185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.2101606667" calcext:value-type="float">
            <text:p>1.2101606667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.3212737" calcext:value-type="float">
            <text:p>1.321273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.4330931833" calcext:value-type="float">
            <text:p>1.433093183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.5455690667" calcext:value-type="float">
            <text:p>1.545569066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.6585713667" calcext:value-type="float">
            <text:p>1.658571366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.7719102667" calcext:value-type="float">
            <text:p>1.7719102667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.8853626833" calcext:value-type="float">
            <text:p>1.8853626833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.9986976333" calcext:value-type="float">
            <text:p>1.9986976333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.11169915" calcext:value-type="float">
            <text:p>2.1116991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.2241879167" calcext:value-type="float">
            <text:p>2.2241879167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.3360363333" calcext:value-type="float">
            <text:p>2.3360363333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.4471658667" calcext:value-type="float">
            <text:p>2.4471658667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.55752115" calcext:value-type="float">
            <text:p>2.5575211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.6670269333" calcext:value-type="float">
            <text:p>2.6670269333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.7754851667" calcext:value-type="float">
            <text:p>2.7754851667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.8804646667" calcext:value-type="float">
            <text:p>2.8804646667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.9902119333" calcext:value-type="float">
            <text:p>2.9902119333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.0992024167" calcext:value-type="float">
            <text:p>3.0992024167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.2085046667" calcext:value-type="float">
            <text:p>3.2085046667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.3185912167" calcext:value-type="float">
            <text:p>3.3185912167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.4296421333" calcext:value-type="float">
            <text:p>3.4296421333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.54159995" calcext:value-type="float">
            <text:p>3.54159995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.6542700333" calcext:value-type="float">
            <text:p>3.6542700333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.7674223667" calcext:value-type="float">
            <text:p>3.7674223667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.8808487" calcext:value-type="float">
            <text:p>3.8808487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.9943680833" calcext:value-type="float">
            <text:p>3.9943680833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4.1077998833" calcext:value-type="float">
            <text:p>4.1077998833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.2209319167" calcext:value-type="float">
            <text:p>4.2209319167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.33351205" calcext:value-type="float">
            <text:p>4.33351205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.4452826167" calcext:value-type="float">
            <text:p>4.4452826167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.55604805" calcext:value-type="float">
            <text:p>4.55604805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.6657218833" calcext:value-type="float">
            <text:p>4.6657218833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.7742529833" calcext:value-type="float">
            <text:p>4.7742529833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.8810046833" calcext:value-type="float">
            <text:p>4.8810046833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.0139542167" calcext:value-type="float">
            <text:p>5.0139542167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5.1251726833" calcext:value-type="float">
            <text:p>5.1251726833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5.2357403" calcext:value-type="float">
            <text:p>5.2357403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5.34649115" calcext:value-type="float">
            <text:p>5.34649115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5.4577343667" calcext:value-type="float">
            <text:p>5.4577343667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.5695921833" calcext:value-type="float">
            <text:p>5.5695921833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.6820548333" calcext:value-type="float">
            <text:p>5.6820548333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5.7950132833" calcext:value-type="float">
            <text:p>5.7950132833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5.90829405" calcext:value-type="float">
            <text:p>5.90829405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6.0216914333" calcext:value-type="float">
            <text:p>6.0216914333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.1349952" calcext:value-type="float">
            <text:p>6.1349952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6.24801405" calcext:value-type="float">
            <text:p>6.24801405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6.3605923167" calcext:value-type="float">
            <text:p>6.3605923167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6.4726173333" calcext:value-type="float">
            <text:p>6.4726173333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6.5840202333" calcext:value-type="float">
            <text:p>6.5840202333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.748515" calcext:value-type="float">
            <text:p>6.748515</text:p>
          </table:table-cell>
          <table:table-cell office:value-type="float" office:value="6.69477405" calcext:value-type="float">
            <text:p>6.69477405</text:p>
          </table:table-cell>
          <table:table-cell table:formula="of:=POWER([.C61]-6.75;2)" office:value-type="float" office:value="0.00304990555340246" calcext:value-type="float">
            <text:p>0.0030499056</text:p>
          </table:table-cell>
          <table:table-cell table:formula="of:=SQRT(SUM([.D61:.D160])/100)" office:value-type="float" office:value="0.0600167137569325" calcext:value-type="float">
            <text:p>0.060016713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.709948" calcext:value-type="float">
            <text:p>6.709948</text:p>
          </table:table-cell>
          <table:table-cell office:value-type="float" office:value="6.6924067" calcext:value-type="float">
            <text:p>6.6924067</text:p>
          </table:table-cell>
          <table:table-cell table:formula="of:=POWER([.C62]-6.75;2)" office:value-type="float" office:value="0.00331698820488997" calcext:value-type="float">
            <text:p>0.0033169882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.657327" calcext:value-type="float">
            <text:p>6.657327</text:p>
          </table:table-cell>
          <table:table-cell office:value-type="float" office:value="6.6900039333" calcext:value-type="float">
            <text:p>6.6900039333</text:p>
          </table:table-cell>
          <table:table-cell table:formula="of:=POWER([.C63]-6.75;2)" office:value-type="float" office:value="0.00359952801947086" calcext:value-type="float">
            <text:p>0.003599528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.594511" calcext:value-type="float">
            <text:p>6.594511</text:p>
          </table:table-cell>
          <table:table-cell office:value-type="float" office:value="6.6870767333" calcext:value-type="float">
            <text:p>6.6870767333</text:p>
          </table:table-cell>
          <table:table-cell table:formula="of:=POWER([.C64]-6.75;2)" office:value-type="float" office:value="0.00395933749219937" calcext:value-type="float">
            <text:p>0.0039593375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.530828" calcext:value-type="float">
            <text:p>6.530828</text:p>
          </table:table-cell>
          <table:table-cell office:value-type="float" office:value="6.68860125" calcext:value-type="float">
            <text:p>6.68860125</text:p>
          </table:table-cell>
          <table:table-cell table:formula="of:=POWER([.C65]-6.75;2)" office:value-type="float" office:value="0.00376980650156255" calcext:value-type="float">
            <text:p>0.003769806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.4737" calcext:value-type="float">
            <text:p>6.4737</text:p>
          </table:table-cell>
          <table:table-cell office:value-type="float" office:value="6.68993495" calcext:value-type="float">
            <text:p>6.68993495</text:p>
          </table:table-cell>
          <table:table-cell table:formula="of:=POWER([.C66]-6.75;2)" office:value-type="float" office:value="0.00360781023150255" calcext:value-type="float">
            <text:p>0.0036078102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.390448" calcext:value-type="float">
            <text:p>6.390448</text:p>
          </table:table-cell>
          <table:table-cell office:value-type="float" office:value="6.6922120667" calcext:value-type="float">
            <text:p>6.6922120667</text:p>
          </table:table-cell>
          <table:table-cell table:formula="of:=POWER([.C67]-6.75;2)" office:value-type="float" office:value="0.00333944523508527" calcext:value-type="float">
            <text:p>0.0033394452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.70287" calcext:value-type="float">
            <text:p>6.70287</text:p>
          </table:table-cell>
          <table:table-cell office:value-type="float" office:value="6.6962042167" calcext:value-type="float">
            <text:p>6.6962042167</text:p>
          </table:table-cell>
          <table:table-cell table:formula="of:=POWER([.C68]-6.75;2)" office:value-type="float" office:value="0.00289398630086056" calcext:value-type="float">
            <text:p>0.0028939863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.581001" calcext:value-type="float">
            <text:p>6.581001</text:p>
          </table:table-cell>
          <table:table-cell office:value-type="float" office:value="6.6955154833" calcext:value-type="float">
            <text:p>6.6955154833</text:p>
          </table:table-cell>
          <table:table-cell table:formula="of:=POWER([.C69]-6.75;2)" office:value-type="float" office:value="0.00296856256003254" calcext:value-type="float">
            <text:p>0.0029685626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.593965" calcext:value-type="float">
            <text:p>6.593965</text:p>
          </table:table-cell>
          <table:table-cell office:value-type="float" office:value="6.6974785167" calcext:value-type="float">
            <text:p>6.6974785167</text:p>
          </table:table-cell>
          <table:table-cell table:formula="of:=POWER([.C70]-6.75;2)" office:value-type="float" office:value="0.00275850620803214" calcext:value-type="float">
            <text:p>0.0027585062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.626527" calcext:value-type="float">
            <text:p>6.626527</text:p>
          </table:table-cell>
          <table:table-cell office:value-type="float" office:value="6.6998390167" calcext:value-type="float">
            <text:p>6.6998390167</text:p>
          </table:table-cell>
          <table:table-cell table:formula="of:=POWER([.C71]-6.75;2)" office:value-type="float" office:value="0.00251612424562284" calcext:value-type="float">
            <text:p>0.0025161242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.666782" calcext:value-type="float">
            <text:p>6.666782</text:p>
          </table:table-cell>
          <table:table-cell office:value-type="float" office:value="6.7021759333" calcext:value-type="float">
            <text:p>6.7021759333</text:p>
          </table:table-cell>
          <table:table-cell table:formula="of:=POWER([.C72]-6.75;2)" office:value-type="float" office:value="0.00228714135572601" calcext:value-type="float">
            <text:p>0.0022871414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.709169" calcext:value-type="float">
            <text:p>6.709169</text:p>
          </table:table-cell>
          <table:table-cell office:value-type="float" office:value="6.7041959" calcext:value-type="float">
            <text:p>6.7041959</text:p>
          </table:table-cell>
          <table:table-cell table:formula="of:=POWER([.C73]-6.75;2)" office:value-type="float" office:value="0.00209801557680998" calcext:value-type="float">
            <text:p>0.0020980156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.748553" calcext:value-type="float">
            <text:p>6.748553</text:p>
          </table:table-cell>
          <table:table-cell office:value-type="float" office:value="6.7056409667" calcext:value-type="float">
            <text:p>6.7056409667</text:p>
          </table:table-cell>
          <table:table-cell table:formula="of:=POWER([.C74]-6.75;2)" office:value-type="float" office:value="0.00196772383531052" calcext:value-type="float">
            <text:p>0.0019677238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.780138" calcext:value-type="float">
            <text:p>6.780138</text:p>
          </table:table-cell>
          <table:table-cell office:value-type="float" office:value="6.7063023333" calcext:value-type="float">
            <text:p>6.7063023333</text:p>
          </table:table-cell>
          <table:table-cell table:formula="of:=POWER([.C75]-6.75;2)" office:value-type="float" office:value="0.00190948607502429" calcext:value-type="float">
            <text:p>0.001909486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.800334" calcext:value-type="float">
            <text:p>6.800334</text:p>
          </table:table-cell>
          <table:table-cell office:value-type="float" office:value="6.7060521833" calcext:value-type="float">
            <text:p>6.7060521833</text:p>
          </table:table-cell>
          <table:table-cell table:formula="of:=POWER([.C76]-6.75;2)" office:value-type="float" office:value="0.00193141059269682" calcext:value-type="float">
            <text:p>0.0019314106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.807145" calcext:value-type="float">
            <text:p>6.807145</text:p>
          </table:table-cell>
          <table:table-cell office:value-type="float" office:value="6.7048691833" calcext:value-type="float">
            <text:p>6.7048691833</text:p>
          </table:table-cell>
          <table:table-cell table:formula="of:=POWER([.C77]-6.75;2)" office:value-type="float" office:value="0.00203679061600904" calcext:value-type="float">
            <text:p>0.0020367906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.800097" calcext:value-type="float">
            <text:p>6.800097</text:p>
          </table:table-cell>
          <table:table-cell office:value-type="float" office:value="6.702847" calcext:value-type="float">
            <text:p>6.702847</text:p>
          </table:table-cell>
          <table:table-cell table:formula="of:=POWER([.C78]-6.75;2)" office:value-type="float" office:value="0.00222340540899998" calcext:value-type="float">
            <text:p>0.0022234054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.780091" calcext:value-type="float">
            <text:p>6.780091</text:p>
          </table:table-cell>
          <table:table-cell office:value-type="float" office:value="6.7001818667" calcext:value-type="float">
            <text:p>6.7001818667</text:p>
          </table:table-cell>
          <table:table-cell table:formula="of:=POWER([.C79]-6.75;2)" office:value-type="float" office:value="0.00248184640549653" calcext:value-type="float">
            <text:p>0.002481846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.749326" calcext:value-type="float">
            <text:p>6.749326</text:p>
          </table:table-cell>
          <table:table-cell office:value-type="float" office:value="6.6971403167" calcext:value-type="float">
            <text:p>6.6971403167</text:p>
          </table:table-cell>
          <table:table-cell table:formula="of:=POWER([.C80]-6.75;2)" office:value-type="float" office:value="0.00279414611857634" calcext:value-type="float">
            <text:p>0.002794146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.710905" calcext:value-type="float">
            <text:p>6.710905</text:p>
          </table:table-cell>
          <table:table-cell office:value-type="float" office:value="6.6940018833" calcext:value-type="float">
            <text:p>6.6940018833</text:p>
          </table:table-cell>
          <table:table-cell table:formula="of:=POWER([.C81]-6.75;2)" office:value-type="float" office:value="0.00313578907394678" calcext:value-type="float">
            <text:p>0.003135789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.667772" calcext:value-type="float">
            <text:p>6.667772</text:p>
          </table:table-cell>
          <table:table-cell office:value-type="float" office:value="6.6909182833" calcext:value-type="float">
            <text:p>6.6909182833</text:p>
          </table:table-cell>
          <table:table-cell table:formula="of:=POWER([.C82]-6.75;2)" office:value-type="float" office:value="0.00349064924821903" calcext:value-type="float">
            <text:p>0.0034906492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.621317" calcext:value-type="float">
            <text:p>6.621317</text:p>
          </table:table-cell>
          <table:table-cell office:value-type="float" office:value="6.6853082333" calcext:value-type="float">
            <text:p>6.6853082333</text:p>
          </table:table-cell>
          <table:table-cell table:formula="of:=POWER([.C83]-6.75;2)" office:value-type="float" office:value="0.00418502467876726" calcext:value-type="float">
            <text:p>0.0041850247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.570347" calcext:value-type="float">
            <text:p>6.570347</text:p>
          </table:table-cell>
          <table:table-cell office:value-type="float" office:value="6.68538355" calcext:value-type="float">
            <text:p>6.68538355</text:p>
          </table:table-cell>
          <table:table-cell table:formula="of:=POWER([.C84]-6.75;2)" office:value-type="float" office:value="0.00417528561060249" calcext:value-type="float">
            <text:p>0.0041752856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.507494" calcext:value-type="float">
            <text:p>6.507494</text:p>
          </table:table-cell>
          <table:table-cell office:value-type="float" office:value="6.68610365" calcext:value-type="float">
            <text:p>6.68610365</text:p>
          </table:table-cell>
          <table:table-cell table:formula="of:=POWER([.C85]-6.75;2)" office:value-type="float" office:value="0.00408274354332253" calcext:value-type="float">
            <text:p>0.0040827435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.29877" calcext:value-type="float">
            <text:p>6.29877</text:p>
          </table:table-cell>
          <table:table-cell office:value-type="float" office:value="6.6881893333" calcext:value-type="float">
            <text:p>6.6881893333</text:p>
          </table:table-cell>
          <table:table-cell table:formula="of:=POWER([.C86]-6.75;2)" office:value-type="float" office:value="0.00382055851789844" calcext:value-type="float">
            <text:p>0.0038205585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.584836" calcext:value-type="float">
            <text:p>6.584836</text:p>
          </table:table-cell>
          <table:table-cell office:value-type="float" office:value="6.6942517667" calcext:value-type="float">
            <text:p>6.6942517667</text:p>
          </table:table-cell>
          <table:table-cell table:formula="of:=POWER([.C87]-6.75;2)" office:value-type="float" office:value="0.00310786551607124" calcext:value-type="float">
            <text:p>0.0031078655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.539429" calcext:value-type="float">
            <text:p>6.539429</text:p>
          </table:table-cell>
          <table:table-cell office:value-type="float" office:value="6.6961273167" calcext:value-type="float">
            <text:p>6.6961273167</text:p>
          </table:table-cell>
          <table:table-cell table:formula="of:=POWER([.C88]-6.75;2)" office:value-type="float" office:value="0.00290226600594208" calcext:value-type="float">
            <text:p>0.002902266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.558135" calcext:value-type="float">
            <text:p>6.558135</text:p>
          </table:table-cell>
          <table:table-cell office:value-type="float" office:value="6.6993520667" calcext:value-type="float">
            <text:p>6.6993520667</text:p>
          </table:table-cell>
          <table:table-cell table:formula="of:=POWER([.C89]-6.75;2)" office:value-type="float" office:value="0.00256521314756121" calcext:value-type="float">
            <text:p>0.002565213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.605193" calcext:value-type="float">
            <text:p>6.605193</text:p>
          </table:table-cell>
          <table:table-cell office:value-type="float" office:value="6.7027984667" calcext:value-type="float">
            <text:p>6.7027984667</text:p>
          </table:table-cell>
          <table:table-cell table:formula="of:=POWER([.C90]-6.75;2)" office:value-type="float" office:value="0.00222798474587101" calcext:value-type="float">
            <text:p>0.0022279847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.663055" calcext:value-type="float">
            <text:p>6.663055</text:p>
          </table:table-cell>
          <table:table-cell office:value-type="float" office:value="6.7058673833" calcext:value-type="float">
            <text:p>6.7058673833</text:p>
          </table:table-cell>
          <table:table-cell table:formula="of:=POWER([.C91]-6.75;2)" office:value-type="float" office:value="0.0019476878567891" calcext:value-type="float">
            <text:p>0.0019476879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.717469" calcext:value-type="float">
            <text:p>6.717469</text:p>
          </table:table-cell>
          <table:table-cell office:value-type="float" office:value="6.70819625" calcext:value-type="float">
            <text:p>6.70819625</text:p>
          </table:table-cell>
          <table:table-cell table:formula="of:=POWER([.C92]-6.75;2)" office:value-type="float" office:value="0.00174755351406247" calcext:value-type="float">
            <text:p>0.0017475535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.760205" calcext:value-type="float">
            <text:p>6.760205</text:p>
          </table:table-cell>
          <table:table-cell office:value-type="float" office:value="6.7096227167" calcext:value-type="float">
            <text:p>6.7096227167</text:p>
          </table:table-cell>
          <table:table-cell table:formula="of:=POWER([.C93]-6.75;2)" office:value-type="float" office:value="0.00163032500668844" calcext:value-type="float">
            <text:p>0.001630325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.78914" calcext:value-type="float">
            <text:p>6.78914</text:p>
          </table:table-cell>
          <table:table-cell office:value-type="float" office:value="6.71010775" calcext:value-type="float">
            <text:p>6.71010775</text:p>
          </table:table-cell>
          <table:table-cell table:formula="of:=POWER([.C94]-6.75;2)" office:value-type="float" office:value="0.00159139161006252" calcext:value-type="float">
            <text:p>0.0015913916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.80558" calcext:value-type="float">
            <text:p>6.80558</text:p>
          </table:table-cell>
          <table:table-cell office:value-type="float" office:value="6.7096647" calcext:value-type="float">
            <text:p>6.7096647</text:p>
          </table:table-cell>
          <table:table-cell table:formula="of:=POWER([.C95]-6.75;2)" office:value-type="float" office:value="0.00162693642608998" calcext:value-type="float">
            <text:p>0.0016269364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.811163" calcext:value-type="float">
            <text:p>6.811163</text:p>
          </table:table-cell>
          <table:table-cell office:value-type="float" office:value="6.7083399" calcext:value-type="float">
            <text:p>6.7083399</text:p>
          </table:table-cell>
          <table:table-cell table:formula="of:=POWER([.C96]-6.75;2)" office:value-type="float" office:value="0.00173556393200997" calcext:value-type="float">
            <text:p>0.0017355639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.805908" calcext:value-type="float">
            <text:p>6.805908</text:p>
          </table:table-cell>
          <table:table-cell office:value-type="float" office:value="6.7062400667" calcext:value-type="float">
            <text:p>6.7062400667</text:p>
          </table:table-cell>
          <table:table-cell table:formula="of:=POWER([.C97]-6.75;2)" office:value-type="float" office:value="0.00191493176242041" calcext:value-type="float">
            <text:p>0.0019149318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.787922" calcext:value-type="float">
            <text:p>6.787922</text:p>
          </table:table-cell>
          <table:table-cell office:value-type="float" office:value="6.70356985" calcext:value-type="float">
            <text:p>6.70356985</text:p>
          </table:table-cell>
          <table:table-cell table:formula="of:=POWER([.C98]-6.75;2)" office:value-type="float" office:value="0.0021557588290225" calcext:value-type="float">
            <text:p>0.0021557588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.754808" calcext:value-type="float">
            <text:p>6.754808</text:p>
          </table:table-cell>
          <table:table-cell office:value-type="float" office:value="6.7006446667" calcext:value-type="float">
            <text:p>6.7006446667</text:p>
          </table:table-cell>
          <table:table-cell table:formula="of:=POWER([.C99]-6.75;2)" office:value-type="float" office:value="0.00243594892515412" calcext:value-type="float">
            <text:p>0.0024359489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.706234" calcext:value-type="float">
            <text:p>6.706234</text:p>
          </table:table-cell>
          <table:table-cell office:value-type="float" office:value="6.6978594667" calcext:value-type="float">
            <text:p>6.6978594667</text:p>
          </table:table-cell>
          <table:table-cell table:formula="of:=POWER([.C100]-6.75;2)" office:value-type="float" office:value="0.00271863521280843" calcext:value-type="float">
            <text:p>0.002718635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.645926" calcext:value-type="float">
            <text:p>6.645926</text:p>
          </table:table-cell>
          <table:table-cell office:value-type="float" office:value="6.6955851167" calcext:value-type="float">
            <text:p>6.6955851167</text:p>
          </table:table-cell>
          <table:table-cell table:formula="of:=POWER([.C101]-6.75;2)" office:value-type="float" office:value="0.00296097952455259" calcext:value-type="float">
            <text:p>0.0029609795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.58043" calcext:value-type="float">
            <text:p>6.58043</text:p>
          </table:table-cell>
          <table:table-cell office:value-type="float" office:value="6.6952112833" calcext:value-type="float">
            <text:p>6.6952112833</text:p>
          </table:table-cell>
          <table:table-cell table:formula="of:=POWER([.C102]-6.75;2)" office:value-type="float" office:value="0.00300180347763287" calcext:value-type="float">
            <text:p>0.0030018035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.511866" calcext:value-type="float">
            <text:p>6.511866</text:p>
          </table:table-cell>
          <table:table-cell office:value-type="float" office:value="6.6954010833" calcext:value-type="float">
            <text:p>6.6954010833</text:p>
          </table:table-cell>
          <table:table-cell table:formula="of:=POWER([.C103]-6.75;2)" office:value-type="float" office:value="0.00298104170481352" calcext:value-type="float">
            <text:p>0.0029810417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.405102" calcext:value-type="float">
            <text:p>6.405102</text:p>
          </table:table-cell>
          <table:table-cell office:value-type="float" office:value="6.6969910167" calcext:value-type="float">
            <text:p>6.6969910167</text:p>
          </table:table-cell>
          <table:table-cell table:formula="of:=POWER([.C104]-6.75;2)" office:value-type="float" office:value="0.00280995231049966" calcext:value-type="float">
            <text:p>0.0028099523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.976972" calcext:value-type="float">
            <text:p>7.976972</text:p>
          </table:table-cell>
          <table:table-cell office:value-type="float" office:value="6.70081505" calcext:value-type="float">
            <text:p>6.70081505</text:p>
          </table:table-cell>
          <table:table-cell table:formula="of:=POWER([.C105]-6.75;2)" office:value-type="float" office:value="0.00241915930650249" calcext:value-type="float">
            <text:p>0.0024191593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.673108" calcext:value-type="float">
            <text:p>6.673108</text:p>
          </table:table-cell>
          <table:table-cell office:value-type="float" office:value="6.6790473667" calcext:value-type="float">
            <text:p>6.6790473667</text:p>
          </table:table-cell>
          <table:table-cell table:formula="of:=POWER([.C106]-6.75;2)" office:value-type="float" office:value="0.00503427617220429" calcext:value-type="float">
            <text:p>0.0050342762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.634057" calcext:value-type="float">
            <text:p>6.634057</text:p>
          </table:table-cell>
          <table:table-cell office:value-type="float" office:value="6.67970225" calcext:value-type="float">
            <text:p>6.67970225</text:p>
          </table:table-cell>
          <table:table-cell table:formula="of:=POWER([.C107]-6.75;2)" office:value-type="float" office:value="0.00494177365506249" calcext:value-type="float">
            <text:p>0.0049417737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.645051" calcext:value-type="float">
            <text:p>6.645051</text:p>
          </table:table-cell>
          <table:table-cell office:value-type="float" office:value="6.6816644667" calcext:value-type="float">
            <text:p>6.6816644667</text:p>
          </table:table-cell>
          <table:table-cell table:formula="of:=POWER([.C108]-6.75;2)" office:value-type="float" office:value="0.00466974511139541" calcext:value-type="float">
            <text:p>0.0046697451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.674593" calcext:value-type="float">
            <text:p>6.674593</text:p>
          </table:table-cell>
          <table:table-cell office:value-type="float" office:value="6.6839074833" calcext:value-type="float">
            <text:p>6.6839074833</text:p>
          </table:table-cell>
          <table:table-cell table:formula="of:=POWER([.C109]-6.75;2)" office:value-type="float" office:value="0.00436822076373971" calcext:value-type="float">
            <text:p>0.0043682208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.711469" calcext:value-type="float">
            <text:p>6.711469</text:p>
          </table:table-cell>
          <table:table-cell office:value-type="float" office:value="6.6858110333" calcext:value-type="float">
            <text:p>6.6858110333</text:p>
          </table:table-cell>
          <table:table-cell table:formula="of:=POWER([.C110]-6.75;2)" office:value-type="float" office:value="0.00412022344601368" calcext:value-type="float">
            <text:p>0.0041202234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.747759" calcext:value-type="float">
            <text:p>6.747759</text:p>
          </table:table-cell>
          <table:table-cell office:value-type="float" office:value="6.6869472333" calcext:value-type="float">
            <text:p>6.6869472333</text:p>
          </table:table-cell>
          <table:table-cell table:formula="of:=POWER([.C111]-6.75;2)" office:value-type="float" office:value="0.00397565138852466" calcext:value-type="float">
            <text:p>0.0039756514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.777507" calcext:value-type="float">
            <text:p>6.777507</text:p>
          </table:table-cell>
          <table:table-cell office:value-type="float" office:value="6.68715885" calcext:value-type="float">
            <text:p>6.68715885</text:p>
          </table:table-cell>
          <table:table-cell table:formula="of:=POWER([.C112]-6.75;2)" office:value-type="float" office:value="0.00394901013332246" calcext:value-type="float">
            <text:p>0.003949010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.796846" calcext:value-type="float">
            <text:p>6.796846</text:p>
          </table:table-cell>
          <table:table-cell office:value-type="float" office:value="6.6865592833" calcext:value-type="float">
            <text:p>6.6865592833</text:p>
          </table:table-cell>
          <table:table-cell table:formula="of:=POWER([.C113]-6.75;2)" office:value-type="float" office:value="0.00402472453540963" calcext:value-type="float">
            <text:p>0.0040247245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.803843" calcext:value-type="float">
            <text:p>6.803843</text:p>
          </table:table-cell>
          <table:table-cell office:value-type="float" office:value="6.6853980167" calcext:value-type="float">
            <text:p>6.6853980167</text:p>
          </table:table-cell>
          <table:table-cell table:formula="of:=POWER([.C114]-6.75;2)" office:value-type="float" office:value="0.00417341624629351" calcext:value-type="float">
            <text:p>0.0041734162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.798226" calcext:value-type="float">
            <text:p>6.798226</text:p>
          </table:table-cell>
          <table:table-cell office:value-type="float" office:value="6.683887" calcext:value-type="float">
            <text:p>6.683887</text:p>
          </table:table-cell>
          <table:table-cell table:formula="of:=POWER([.C115]-6.75;2)" office:value-type="float" office:value="0.00437092876899995" calcext:value-type="float">
            <text:p>0.0043709288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.781131" calcext:value-type="float">
            <text:p>6.781131</text:p>
          </table:table-cell>
          <table:table-cell office:value-type="float" office:value="6.6821143167" calcext:value-type="float">
            <text:p>6.6821143167</text:p>
          </table:table-cell>
          <table:table-cell table:formula="of:=POWER([.C116]-6.75;2)" office:value-type="float" office:value="0.00460846599710791" calcext:value-type="float">
            <text:p>0.004608466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.754696" calcext:value-type="float">
            <text:p>6.754696</text:p>
          </table:table-cell>
          <table:table-cell office:value-type="float" office:value="6.6800789" calcext:value-type="float">
            <text:p>6.6800789</text:p>
          </table:table-cell>
          <table:table-cell table:formula="of:=POWER([.C117]-6.75;2)" office:value-type="float" office:value="0.00488896022521003" calcext:value-type="float">
            <text:p>0.0048889602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.721501" calcext:value-type="float">
            <text:p>6.721501</text:p>
          </table:table-cell>
          <table:table-cell office:value-type="float" office:value="6.67776935" calcext:value-type="float">
            <text:p>6.67776935</text:p>
          </table:table-cell>
          <table:table-cell table:formula="of:=POWER([.C118]-6.75;2)" office:value-type="float" office:value="0.00521726679942248" calcext:value-type="float">
            <text:p>0.0052172668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.684174" calcext:value-type="float">
            <text:p>6.684174</text:p>
          </table:table-cell>
          <table:table-cell office:value-type="float" office:value="6.6751421167" calcext:value-type="float">
            <text:p>6.6751421167</text:p>
          </table:table-cell>
          <table:table-cell table:formula="of:=POWER([.C119]-6.75;2)" office:value-type="float" office:value="0.00560370269215642" calcext:value-type="float">
            <text:p>0.0056037027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.645229" calcext:value-type="float">
            <text:p>6.645229</text:p>
          </table:table-cell>
          <table:table-cell office:value-type="float" office:value="6.6711227833" calcext:value-type="float">
            <text:p>6.6711227833</text:p>
          </table:table-cell>
          <table:table-cell table:formula="of:=POWER([.C120]-6.75;2)" office:value-type="float" office:value="0.00622161531433883" calcext:value-type="float">
            <text:p>0.0062216153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.606474" calcext:value-type="float">
            <text:p>6.606474</text:p>
          </table:table-cell>
          <table:table-cell office:value-type="float" office:value="6.6722889667" calcext:value-type="float">
            <text:p>6.6722889667</text:p>
          </table:table-cell>
          <table:table-cell table:formula="of:=POWER([.C121]-6.75;2)" office:value-type="float" office:value="0.0060390046965537" calcext:value-type="float">
            <text:p>0.0060390047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.565782" calcext:value-type="float">
            <text:p>6.565782</text:p>
          </table:table-cell>
          <table:table-cell office:value-type="float" office:value="6.6727503167" calcext:value-type="float">
            <text:p>6.6727503167</text:p>
          </table:table-cell>
          <table:table-cell table:formula="of:=POWER([.C122]-6.75;2)" office:value-type="float" office:value="0.00596751356995027" calcext:value-type="float">
            <text:p>0.0059675136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.481695" calcext:value-type="float">
            <text:p>6.481695</text:p>
          </table:table-cell>
          <table:table-cell office:value-type="float" office:value="6.6740350167" calcext:value-type="float">
            <text:p>6.6740350167</text:p>
          </table:table-cell>
          <table:table-cell table:formula="of:=POWER([.C123]-6.75;2)" office:value-type="float" office:value="0.00577067868776935" calcext:value-type="float">
            <text:p>0.0057706787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.685982" calcext:value-type="float">
            <text:p>6.685982</text:p>
          </table:table-cell>
          <table:table-cell office:value-type="float" office:value="6.6772426" calcext:value-type="float">
            <text:p>6.6772426</text:p>
          </table:table-cell>
          <table:table-cell table:formula="of:=POWER([.C124]-6.75;2)" office:value-type="float" office:value="0.00529363925476006" calcext:value-type="float">
            <text:p>0.0052936393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.61085" calcext:value-type="float">
            <text:p>6.61085</text:p>
          </table:table-cell>
          <table:table-cell office:value-type="float" office:value="6.6776424667" calcext:value-type="float">
            <text:p>6.6776424667</text:p>
          </table:table-cell>
          <table:table-cell table:formula="of:=POWER([.C125]-6.75;2)" office:value-type="float" office:value="0.0052356126252606" calcext:value-type="float">
            <text:p>0.0052356126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.610327" calcext:value-type="float">
            <text:p>6.610327</text:p>
          </table:table-cell>
          <table:table-cell office:value-type="float" office:value="6.679758" calcext:value-type="float">
            <text:p>6.679758</text:p>
          </table:table-cell>
          <table:table-cell table:formula="of:=POWER([.C126]-6.75;2)" office:value-type="float" office:value="0.00493393856400005" calcext:value-type="float">
            <text:p>0.0049339386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.629977" calcext:value-type="float">
            <text:p>6.629977</text:p>
          </table:table-cell>
          <table:table-cell office:value-type="float" office:value="6.6821494167" calcext:value-type="float">
            <text:p>6.6821494167</text:p>
          </table:table-cell>
          <table:table-cell table:formula="of:=POWER([.C127]-6.75;2)" office:value-type="float" office:value="0.00460370165415027" calcext:value-type="float">
            <text:p>0.0046037017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.661546" calcext:value-type="float">
            <text:p>6.661546</text:p>
          </table:table-cell>
          <table:table-cell office:value-type="float" office:value="6.6843741333" calcext:value-type="float">
            <text:p>6.6843741333</text:p>
          </table:table-cell>
          <table:table-cell table:formula="of:=POWER([.C128]-6.75;2)" office:value-type="float" office:value="0.00430675438012612" calcext:value-type="float">
            <text:p>0.0043067544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.698783" calcext:value-type="float">
            <text:p>6.698783</text:p>
          </table:table-cell>
          <table:table-cell office:value-type="float" office:value="6.6862504333" calcext:value-type="float">
            <text:p>6.6862504333</text:p>
          </table:table-cell>
          <table:table-cell table:formula="of:=POWER([.C129]-6.75;2)" office:value-type="float" office:value="0.00406400725443779" calcext:value-type="float">
            <text:p>0.0040640073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.735595" calcext:value-type="float">
            <text:p>6.735595</text:p>
          </table:table-cell>
          <table:table-cell office:value-type="float" office:value="6.6877177333" calcext:value-type="float">
            <text:p>6.6877177333</text:p>
          </table:table-cell>
          <table:table-cell table:formula="of:=POWER([.C130]-6.75;2)" office:value-type="float" office:value="0.00387908074528988" calcext:value-type="float">
            <text:p>0.0038790807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766742" calcext:value-type="float">
            <text:p>6.766742</text:p>
          </table:table-cell>
          <table:table-cell office:value-type="float" office:value="6.6887" calcext:value-type="float">
            <text:p>6.6887</text:p>
          </table:table-cell>
          <table:table-cell table:formula="of:=POWER([.C131]-6.75;2)" office:value-type="float" office:value="0.00375769000000002" calcext:value-type="float">
            <text:p>0.00375769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.78798" calcext:value-type="float">
            <text:p>6.78798</text:p>
          </table:table-cell>
          <table:table-cell office:value-type="float" office:value="6.6890536167" calcext:value-type="float">
            <text:p>6.6890536167</text:p>
          </table:table-cell>
          <table:table-cell table:formula="of:=POWER([.C132]-6.75;2)" office:value-type="float" office:value="0.00371446163735053" calcext:value-type="float">
            <text:p>0.0037144616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.795873" calcext:value-type="float">
            <text:p>6.795873</text:p>
          </table:table-cell>
          <table:table-cell office:value-type="float" office:value="6.68862955" calcext:value-type="float">
            <text:p>6.68862955</text:p>
          </table:table-cell>
          <table:table-cell table:formula="of:=POWER([.C133]-6.75;2)" office:value-type="float" office:value="0.00376633213320251" calcext:value-type="float">
            <text:p>0.0037663321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.788235" calcext:value-type="float">
            <text:p>6.788235</text:p>
          </table:table-cell>
          <table:table-cell office:value-type="float" office:value="6.6873864333" calcext:value-type="float">
            <text:p>6.6873864333</text:p>
          </table:table-cell>
          <table:table-cell table:formula="of:=POWER([.C134]-6.75;2)" office:value-type="float" office:value="0.0039204587348953" calcext:value-type="float">
            <text:p>0.0039204587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.765129" calcext:value-type="float">
            <text:p>6.765129</text:p>
          </table:table-cell>
          <table:table-cell office:value-type="float" office:value="6.6854661167" calcext:value-type="float">
            <text:p>6.6854661167</text:p>
          </table:table-cell>
          <table:table-cell table:formula="of:=POWER([.C135]-6.75;2)" office:value-type="float" office:value="0.00416462209377804" calcext:value-type="float">
            <text:p>0.0041646221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.729354" calcext:value-type="float">
            <text:p>6.729354</text:p>
          </table:table-cell>
          <table:table-cell office:value-type="float" office:value="6.6831859667" calcext:value-type="float">
            <text:p>6.6831859667</text:p>
          </table:table-cell>
          <table:table-cell table:formula="of:=POWER([.C136]-6.75;2)" office:value-type="float" office:value="0.00446411504581351" calcext:value-type="float">
            <text:p>0.004464115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.685814" calcext:value-type="float">
            <text:p>6.685814</text:p>
          </table:table-cell>
          <table:table-cell office:value-type="float" office:value="6.68096585" calcext:value-type="float">
            <text:p>6.68096585</text:p>
          </table:table-cell>
          <table:table-cell table:formula="of:=POWER([.C137]-6.75;2)" office:value-type="float" office:value="0.00476571386622253" calcext:value-type="float">
            <text:p>0.0047657139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.640189" calcext:value-type="float">
            <text:p>6.640189</text:p>
          </table:table-cell>
          <table:table-cell office:value-type="float" office:value="6.6792705167" calcext:value-type="float">
            <text:p>6.6792705167</text:p>
          </table:table-cell>
          <table:table-cell table:formula="of:=POWER([.C138]-6.75;2)" office:value-type="float" office:value="0.00500265980788499" calcext:value-type="float">
            <text:p>0.0050026598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.597598" calcext:value-type="float">
            <text:p>6.597598</text:p>
          </table:table-cell>
          <table:table-cell office:value-type="float" office:value="6.6805583833" calcext:value-type="float">
            <text:p>6.6805583833</text:p>
          </table:table-cell>
          <table:table-cell table:formula="of:=POWER([.C139]-6.75;2)" office:value-type="float" office:value="0.00482213812990969" calcext:value-type="float">
            <text:p>0.0048221381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.56102" calcext:value-type="float">
            <text:p>6.56102</text:p>
          </table:table-cell>
          <table:table-cell office:value-type="float" office:value="6.67983295" calcext:value-type="float">
            <text:p>6.67983295</text:p>
          </table:table-cell>
          <table:table-cell table:formula="of:=POWER([.C140]-6.75;2)" office:value-type="float" office:value="0.00492341490570253" calcext:value-type="float">
            <text:p>0.0049234149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525889" calcext:value-type="float">
            <text:p>6.525889</text:p>
          </table:table-cell>
          <table:table-cell office:value-type="float" office:value="6.680236" calcext:value-type="float">
            <text:p>6.680236</text:p>
          </table:table-cell>
          <table:table-cell table:formula="of:=POWER([.C141]-6.75;2)" office:value-type="float" office:value="0.00486701569600002" calcext:value-type="float">
            <text:p>0.0048670157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.331169" calcext:value-type="float">
            <text:p>6.331169</text:p>
          </table:table-cell>
          <table:table-cell office:value-type="float" office:value="6.6817634833" calcext:value-type="float">
            <text:p>6.6817634833</text:p>
          </table:table-cell>
          <table:table-cell table:formula="of:=POWER([.C142]-6.75;2)" office:value-type="float" office:value="0.00465622221134936" calcext:value-type="float">
            <text:p>0.0046562222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.625836" calcext:value-type="float">
            <text:p>6.625836</text:p>
          </table:table-cell>
          <table:table-cell office:value-type="float" office:value="6.6871483333" calcext:value-type="float">
            <text:p>6.6871483333</text:p>
          </table:table-cell>
          <table:table-cell table:formula="of:=POWER([.C143]-6.75;2)" office:value-type="float" office:value="0.00395033200696793" calcext:value-type="float">
            <text:p>0.003950332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6.613553" calcext:value-type="float">
            <text:p>6.613553</text:p>
          </table:table-cell>
          <table:table-cell office:value-type="float" office:value="6.6882722667" calcext:value-type="float">
            <text:p>6.6882722667</text:p>
          </table:table-cell>
          <table:table-cell table:formula="of:=POWER([.C144]-6.75;2)" office:value-type="float" office:value="0.00381031305835589" calcext:value-type="float">
            <text:p>0.0038103131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.632635" calcext:value-type="float">
            <text:p>6.632635</text:p>
          </table:table-cell>
          <table:table-cell office:value-type="float" office:value="6.690227" calcext:value-type="float">
            <text:p>6.690227</text:p>
          </table:table-cell>
          <table:table-cell table:formula="of:=POWER([.C145]-6.75;2)" office:value-type="float" office:value="0.00357281152899998" calcext:value-type="float">
            <text:p>0.0035728115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.662516" calcext:value-type="float">
            <text:p>6.662516</text:p>
          </table:table-cell>
          <table:table-cell office:value-type="float" office:value="6.6923966833" calcext:value-type="float">
            <text:p>6.6923966833</text:p>
          </table:table-cell>
          <table:table-cell table:formula="of:=POWER([.C146]-6.75;2)" office:value-type="float" office:value="0.00331814209484048" calcext:value-type="float">
            <text:p>0.0033181421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.697369" calcext:value-type="float">
            <text:p>6.697369</text:p>
          </table:table-cell>
          <table:table-cell office:value-type="float" office:value="6.6944623667" calcext:value-type="float">
            <text:p>6.6944623667</text:p>
          </table:table-cell>
          <table:table-cell table:formula="of:=POWER([.C147]-6.75;2)" office:value-type="float" office:value="0.00308442871256529" calcext:value-type="float">
            <text:p>0.0030844287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.732914" calcext:value-type="float">
            <text:p>6.732914</text:p>
          </table:table-cell>
          <table:table-cell office:value-type="float" office:value="6.6962008" calcext:value-type="float">
            <text:p>6.6962008</text:p>
          </table:table-cell>
          <table:table-cell table:formula="of:=POWER([.C148]-6.75;2)" office:value-type="float" office:value="0.00289435392064003" calcext:value-type="float">
            <text:p>0.0028943539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.764919" calcext:value-type="float">
            <text:p>6.764919</text:p>
          </table:table-cell>
          <table:table-cell office:value-type="float" office:value="6.6974869333" calcext:value-type="float">
            <text:p>6.6974869333</text:p>
          </table:table-cell>
          <table:table-cell table:formula="of:=POWER([.C149]-6.75;2)" office:value-type="float" office:value="0.0027576221742386" calcext:value-type="float">
            <text:p>0.0027576222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.789328" calcext:value-type="float">
            <text:p>6.789328</text:p>
          </table:table-cell>
          <table:table-cell office:value-type="float" office:value="6.6982646833" calcext:value-type="float">
            <text:p>6.6982646833</text:p>
          </table:table-cell>
          <table:table-cell table:formula="of:=POWER([.C150]-6.75;2)" office:value-type="float" office:value="0.00267654299404933" calcext:value-type="float">
            <text:p>0.002676543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.802787" calcext:value-type="float">
            <text:p>6.802787</text:p>
          </table:table-cell>
          <table:table-cell office:value-type="float" office:value="6.69846155" calcext:value-type="float">
            <text:p>6.69846155</text:p>
          </table:table-cell>
          <table:table-cell table:formula="of:=POWER([.C151]-6.75;2)" office:value-type="float" office:value="0.00265621182840248" calcext:value-type="float">
            <text:p>0.0026562118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.803057" calcext:value-type="float">
            <text:p>6.803057</text:p>
          </table:table-cell>
          <table:table-cell office:value-type="float" office:value="6.6979079333" calcext:value-type="float">
            <text:p>6.6979079333</text:p>
          </table:table-cell>
          <table:table-cell table:formula="of:=POWER([.C152]-6.75;2)" office:value-type="float" office:value="0.00271358341307727" calcext:value-type="float">
            <text:p>0.0027135834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.789307" calcext:value-type="float">
            <text:p>6.789307</text:p>
          </table:table-cell>
          <table:table-cell office:value-type="float" office:value="6.6963517667" calcext:value-type="float">
            <text:p>6.6963517667</text:p>
          </table:table-cell>
          <table:table-cell table:formula="of:=POWER([.C153]-6.75;2)" office:value-type="float" office:value="0.00287813293621119" calcext:value-type="float">
            <text:p>0.0028781329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.762557" calcext:value-type="float">
            <text:p>6.762557</text:p>
          </table:table-cell>
          <table:table-cell office:value-type="float" office:value="6.6935926167" calcext:value-type="float">
            <text:p>6.6935926167</text:p>
          </table:table-cell>
          <table:table-cell table:formula="of:=POWER([.C154]-6.75;2)" office:value-type="float" office:value="0.0031817928907531" calcext:value-type="float">
            <text:p>0.0031817929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.726092" calcext:value-type="float">
            <text:p>6.726092</text:p>
          </table:table-cell>
          <table:table-cell office:value-type="float" office:value="6.6896323667" calcext:value-type="float">
            <text:p>6.6896323667</text:p>
          </table:table-cell>
          <table:table-cell table:formula="of:=POWER([.C155]-6.75;2)" office:value-type="float" office:value="0.0036442511502433" calcext:value-type="float">
            <text:p>0.0036442512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.685173" calcext:value-type="float">
            <text:p>6.685173</text:p>
          </table:table-cell>
          <table:table-cell office:value-type="float" office:value="6.6846272" calcext:value-type="float">
            <text:p>6.6846272</text:p>
          </table:table-cell>
          <table:table-cell table:formula="of:=POWER([.C156]-6.75;2)" office:value-type="float" office:value="0.00427360297984006" calcext:value-type="float">
            <text:p>0.004273603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.645695" calcext:value-type="float">
            <text:p>6.645695</text:p>
          </table:table-cell>
          <table:table-cell office:value-type="float" office:value="6.6778578833" calcext:value-type="float">
            <text:p>6.6778578833</text:p>
          </table:table-cell>
          <table:table-cell table:formula="of:=POWER([.C157]-6.75;2)" office:value-type="float" office:value="0.00520448500195646" calcext:value-type="float">
            <text:p>0.005204485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.612411" calcext:value-type="float">
            <text:p>6.612411</text:p>
          </table:table-cell>
          <table:table-cell office:value-type="float" office:value="6.68278625" calcext:value-type="float">
            <text:p>6.68278625</text:p>
          </table:table-cell>
          <table:table-cell table:formula="of:=POWER([.C158]-6.75;2)" office:value-type="float" office:value="0.00451768818906245" calcext:value-type="float">
            <text:p>0.0045176882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.587696" calcext:value-type="float">
            <text:p>6.587696</text:p>
          </table:table-cell>
          <table:table-cell office:value-type="float" office:value="6.6824979333" calcext:value-type="float">
            <text:p>6.6824979333</text:p>
          </table:table-cell>
          <table:table-cell table:formula="of:=POWER([.C159]-6.75;2)" office:value-type="float" office:value="0.0045565290087713" calcext:value-type="float">
            <text:p>0.004556529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.569773" calcext:value-type="float">
            <text:p>6.569773</text:p>
          </table:table-cell>
          <table:table-cell office:value-type="float" office:value="6.6826056667" calcext:value-type="float">
            <text:p>6.6826056667</text:p>
          </table:table-cell>
          <table:table-cell table:formula="of:=POWER([.C160]-6.75;2)" office:value-type="float" office:value="0.00454199616095152" calcext:value-type="float">
            <text:p>0.0045419962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.623496" calcext:value-type="float">
            <text:p>6.623496</text:p>
          </table:table-cell>
          <table:table-cell office:value-type="float" office:value="6.683593" calcext:value-type="float">
            <text:p>6.683593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.591818" calcext:value-type="float">
            <text:p>6.591818</text:p>
          </table:table-cell>
          <table:table-cell office:value-type="float" office:value="6.6844204667" calcext:value-type="float">
            <text:p>6.6844204667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.607262" calcext:value-type="float">
            <text:p>6.607262</text:p>
          </table:table-cell>
          <table:table-cell office:value-type="float" office:value="6.6865102833" calcext:value-type="float">
            <text:p>6.6865102833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.634544" calcext:value-type="float">
            <text:p>6.634544</text:p>
          </table:table-cell>
          <table:table-cell office:value-type="float" office:value="6.6889915167" calcext:value-type="float">
            <text:p>6.6889915167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.670911" calcext:value-type="float">
            <text:p>6.670911</text:p>
          </table:table-cell>
          <table:table-cell office:value-type="float" office:value="6.6915211" calcext:value-type="float">
            <text:p>6.6915211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.712401" calcext:value-type="float">
            <text:p>6.712401</text:p>
          </table:table-cell>
          <table:table-cell office:value-type="float" office:value="6.6937521833" calcext:value-type="float">
            <text:p>6.6937521833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.75179" calcext:value-type="float">
            <text:p>6.75179</text:p>
          </table:table-cell>
          <table:table-cell office:value-type="float" office:value="6.6953687333" calcext:value-type="float">
            <text:p>6.6953687333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.779632" calcext:value-type="float">
            <text:p>6.779632</text:p>
          </table:table-cell>
          <table:table-cell office:value-type="float" office:value="6.6961670667" calcext:value-type="float">
            <text:p>6.6961670667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.788806" calcext:value-type="float">
            <text:p>6.788806</text:p>
          </table:table-cell>
          <table:table-cell office:value-type="float" office:value="6.6961262333" calcext:value-type="float">
            <text:p>6.6961262333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.779641" calcext:value-type="float">
            <text:p>6.779641</text:p>
          </table:table-cell>
          <table:table-cell office:value-type="float" office:value="6.6953959833" calcext:value-type="float">
            <text:p>6.6953959833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.760456" calcext:value-type="float">
            <text:p>6.760456</text:p>
          </table:table-cell>
          <table:table-cell office:value-type="float" office:value="6.6941895833" calcext:value-type="float">
            <text:p>6.6941895833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.741533" calcext:value-type="float">
            <text:p>6.741533</text:p>
          </table:table-cell>
          <table:table-cell office:value-type="float" office:value="6.6926682833" calcext:value-type="float">
            <text:p>6.6926682833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.72717" calcext:value-type="float">
            <text:p>6.72717</text:p>
          </table:table-cell>
          <table:table-cell office:value-type="float" office:value="6.6909351833" calcext:value-type="float">
            <text:p>6.6909351833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.713182" calcext:value-type="float">
            <text:p>6.713182</text:p>
          </table:table-cell>
          <table:table-cell office:value-type="float" office:value="6.6891660833" calcext:value-type="float">
            <text:p>6.6891660833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.691865" calcext:value-type="float">
            <text:p>6.691865</text:p>
          </table:table-cell>
          <table:table-cell office:value-type="float" office:value="6.6878215333" calcext:value-type="float">
            <text:p>6.6878215333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.659006" calcext:value-type="float">
            <text:p>6.659006</text:p>
          </table:table-cell>
          <table:table-cell office:value-type="float" office:value="6.6891040333" calcext:value-type="float">
            <text:p>6.6891040333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.616123" calcext:value-type="float">
            <text:p>6.616123</text:p>
          </table:table-cell>
          <table:table-cell office:value-type="float" office:value="6.68684965" calcext:value-type="float">
            <text:p>6.68684965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.563867" calcext:value-type="float">
            <text:p>6.563867</text:p>
          </table:table-cell>
          <table:table-cell office:value-type="float" office:value="6.6866881333" calcext:value-type="float">
            <text:p>6.6866881333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.443014" calcext:value-type="float">
            <text:p>6.443014</text:p>
          </table:table-cell>
          <table:table-cell office:value-type="float" office:value="6.6880096667" calcext:value-type="float">
            <text:p>6.6880096667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.7152" calcext:value-type="float">
            <text:p>6.7152</text:p>
          </table:table-cell>
          <table:table-cell office:value-type="float" office:value="6.6917731833" calcext:value-type="float">
            <text:p>6.6917731833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.634155" calcext:value-type="float">
            <text:p>6.634155</text:p>
          </table:table-cell>
          <table:table-cell office:value-type="float" office:value="6.6913813667" calcext:value-type="float">
            <text:p>6.6913813667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.642864" calcext:value-type="float">
            <text:p>6.642864</text:p>
          </table:table-cell>
          <table:table-cell office:value-type="float" office:value="6.6927521" calcext:value-type="float">
            <text:p>6.6927521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.67415" calcext:value-type="float">
            <text:p>6.67415</text:p>
          </table:table-cell>
          <table:table-cell office:value-type="float" office:value="6.6944231167" calcext:value-type="float">
            <text:p>6.6944231167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.709974" calcext:value-type="float">
            <text:p>6.709974</text:p>
          </table:table-cell>
          <table:table-cell office:value-type="float" office:value="6.69598615" calcext:value-type="float">
            <text:p>6.69598615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.737782" calcext:value-type="float">
            <text:p>6.737782</text:p>
          </table:table-cell>
          <table:table-cell office:value-type="float" office:value="6.6972402333" calcext:value-type="float">
            <text:p>6.6972402333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.753812" calcext:value-type="float">
            <text:p>6.753812</text:p>
          </table:table-cell>
          <table:table-cell office:value-type="float" office:value="6.6981171167" calcext:value-type="float">
            <text:p>6.6981171167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.76346" calcext:value-type="float">
            <text:p>6.76346</text:p>
          </table:table-cell>
          <table:table-cell office:value-type="float" office:value="6.69857775" calcext:value-type="float">
            <text:p>6.69857775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.774124" calcext:value-type="float">
            <text:p>6.774124</text:p>
          </table:table-cell>
          <table:table-cell office:value-type="float" office:value="6.6985081167" calcext:value-type="float">
            <text:p>6.6985081167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.786821" calcext:value-type="float">
            <text:p>6.786821</text:p>
          </table:table-cell>
          <table:table-cell office:value-type="float" office:value="6.6977246667" calcext:value-type="float">
            <text:p>6.6977246667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.794531" calcext:value-type="float">
            <text:p>6.794531</text:p>
          </table:table-cell>
          <table:table-cell office:value-type="float" office:value="6.6960997333" calcext:value-type="float">
            <text:p>6.6960997333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.787959" calcext:value-type="float">
            <text:p>6.787959</text:p>
          </table:table-cell>
          <table:table-cell office:value-type="float" office:value="6.6936881" calcext:value-type="float">
            <text:p>6.6936881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.762536" calcext:value-type="float">
            <text:p>6.762536</text:p>
          </table:table-cell>
          <table:table-cell office:value-type="float" office:value="6.6907320833" calcext:value-type="float">
            <text:p>6.6907320833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.721286" calcext:value-type="float">
            <text:p>6.721286</text:p>
          </table:table-cell>
          <table:table-cell office:value-type="float" office:value="6.68751985" calcext:value-type="float">
            <text:p>6.68751985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.673016" calcext:value-type="float">
            <text:p>6.673016</text:p>
          </table:table-cell>
          <table:table-cell office:value-type="float" office:value="6.6839996" calcext:value-type="float">
            <text:p>6.6839996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.62832" calcext:value-type="float">
            <text:p>6.62832</text:p>
          </table:table-cell>
          <table:table-cell office:value-type="float" office:value="6.68128385" calcext:value-type="float">
            <text:p>6.68128385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.596147" calcext:value-type="float">
            <text:p>6.596147</text:p>
          </table:table-cell>
          <table:table-cell office:value-type="float" office:value="6.6817105" calcext:value-type="float">
            <text:p>6.6817105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.584094" calcext:value-type="float">
            <text:p>6.584094</text:p>
          </table:table-cell>
          <table:table-cell office:value-type="float" office:value="6.6822747667" calcext:value-type="float">
            <text:p>6.6822747667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.717461" calcext:value-type="float">
            <text:p>6.717461</text:p>
          </table:table-cell>
          <table:table-cell office:value-type="float" office:value="6.6832880333" calcext:value-type="float">
            <text:p>6.6832880333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.554072" calcext:value-type="float">
            <text:p>6.554072</text:p>
          </table:table-cell>
          <table:table-cell office:value-type="float" office:value="6.6825862167" calcext:value-type="float">
            <text:p>6.6825862167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.585203" calcext:value-type="float">
            <text:p>6.585203</text:p>
          </table:table-cell>
          <table:table-cell office:value-type="float" office:value="6.6852162167" calcext:value-type="float">
            <text:p>6.6852162167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.617538" calcext:value-type="float">
            <text:p>6.617538</text:p>
          </table:table-cell>
          <table:table-cell office:value-type="float" office:value="6.6879156" calcext:value-type="float">
            <text:p>6.6879156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.65426" calcext:value-type="float">
            <text:p>6.65426</text:p>
          </table:table-cell>
          <table:table-cell office:value-type="float" office:value="6.6905516333" calcext:value-type="float">
            <text:p>6.6905516333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.693272" calcext:value-type="float">
            <text:p>6.693272</text:p>
          </table:table-cell>
          <table:table-cell office:value-type="float" office:value="6.6928832667" calcext:value-type="float">
            <text:p>6.6928832667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.730837" calcext:value-type="float">
            <text:p>6.730837</text:p>
          </table:table-cell>
          <table:table-cell office:value-type="float" office:value="6.69468685" calcext:value-type="float">
            <text:p>6.69468685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.762816" calcext:value-type="float">
            <text:p>6.762816</text:p>
          </table:table-cell>
          <table:table-cell office:value-type="float" office:value="6.6958090833" calcext:value-type="float">
            <text:p>6.6958090833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.786457" calcext:value-type="float">
            <text:p>6.786457</text:p>
          </table:table-cell>
          <table:table-cell office:value-type="float" office:value="6.6961805167" calcext:value-type="float">
            <text:p>6.6961805167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.801675" calcext:value-type="float">
            <text:p>6.801675</text:p>
          </table:table-cell>
          <table:table-cell office:value-type="float" office:value="6.6957871667" calcext:value-type="float">
            <text:p>6.6957871667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.810082" calcext:value-type="float">
            <text:p>6.810082</text:p>
          </table:table-cell>
          <table:table-cell office:value-type="float" office:value="6.6946256833" calcext:value-type="float">
            <text:p>6.6946256833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.811584" calcext:value-type="float">
            <text:p>6.811584</text:p>
          </table:table-cell>
          <table:table-cell office:value-type="float" office:value="6.6926924667" calcext:value-type="float">
            <text:p>6.6926924667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.80114" calcext:value-type="float">
            <text:p>6.80114</text:p>
          </table:table-cell>
          <table:table-cell office:value-type="float" office:value="6.6900424333" calcext:value-type="float">
            <text:p>6.6900424333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.76957" calcext:value-type="float">
            <text:p>6.76957</text:p>
          </table:table-cell>
          <table:table-cell office:value-type="float" office:value="6.6868950333" calcext:value-type="float">
            <text:p>6.6868950333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.709687" calcext:value-type="float">
            <text:p>6.709687</text:p>
          </table:table-cell>
          <table:table-cell office:value-type="float" office:value="6.6836935" calcext:value-type="float">
            <text:p>6.6836935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.623758" calcext:value-type="float">
            <text:p>6.623758</text:p>
          </table:table-cell>
          <table:table-cell office:value-type="float" office:value="6.6809165667" calcext:value-type="float">
            <text:p>6.6809165667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.524942" calcext:value-type="float">
            <text:p>6.524942</text:p>
          </table:table-cell>
          <table:table-cell office:value-type="float" office:value="6.6805364667" calcext:value-type="float">
            <text:p>6.6805364667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.425782" calcext:value-type="float">
            <text:p>6.425782</text:p>
          </table:table-cell>
          <table:table-cell office:value-type="float" office:value="6.6814713667" calcext:value-type="float">
            <text:p>6.6814713667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.279014" calcext:value-type="float">
            <text:p>6.279014</text:p>
          </table:table-cell>
          <table:table-cell office:value-type="float" office:value="6.6843449167" calcext:value-type="float">
            <text:p>6.6843449167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.941397" calcext:value-type="float">
            <text:p>6.941397</text:p>
          </table:table-cell>
          <table:table-cell office:value-type="float" office:value="6.6901714833" calcext:value-type="float">
            <text:p>6.6901714833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.595112" calcext:value-type="float">
            <text:p>6.595112</text:p>
          </table:table-cell>
          <table:table-cell office:value-type="float" office:value="6.6855948833" calcext:value-type="float">
            <text:p>6.6855948833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.59416" calcext:value-type="float">
            <text:p>6.59416</text:p>
          </table:table-cell>
          <table:table-cell office:value-type="float" office:value="6.6874697833" calcext:value-type="float">
            <text:p>6.6874697833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.629013" calcext:value-type="float">
            <text:p>6.629013</text:p>
          </table:table-cell>
          <table:table-cell office:value-type="float" office:value="6.6899925167" calcext:value-type="float">
            <text:p>6.6899925167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.673144" calcext:value-type="float">
            <text:p>6.673144</text:p>
          </table:table-cell>
          <table:table-cell office:value-type="float" office:value="6.6924316833" calcext:value-type="float">
            <text:p>6.6924316833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.717207" calcext:value-type="float">
            <text:p>6.717207</text:p>
          </table:table-cell>
          <table:table-cell office:value-type="float" office:value="6.6944331333" calcext:value-type="float">
            <text:p>6.6944331333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.756136" calcext:value-type="float">
            <text:p>6.756136</text:p>
          </table:table-cell>
          <table:table-cell office:value-type="float" office:value="6.6957679667" calcext:value-type="float">
            <text:p>6.6957679667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.786319" calcext:value-type="float">
            <text:p>6.786319</text:p>
          </table:table-cell>
          <table:table-cell office:value-type="float" office:value="6.69629645" calcext:value-type="float">
            <text:p>6.69629645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.804776" calcext:value-type="float">
            <text:p>6.804776</text:p>
          </table:table-cell>
          <table:table-cell office:value-type="float" office:value="6.6959682833" calcext:value-type="float">
            <text:p>6.6959682833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.809394" calcext:value-type="float">
            <text:p>6.809394</text:p>
          </table:table-cell>
          <table:table-cell office:value-type="float" office:value="6.6948240833" calcext:value-type="float">
            <text:p>6.6948240833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6.79969" calcext:value-type="float">
            <text:p>6.79969</text:p>
          </table:table-cell>
          <table:table-cell office:value-type="float" office:value="6.6929866833" calcext:value-type="float">
            <text:p>6.6929866833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.777182" calcext:value-type="float">
            <text:p>6.777182</text:p>
          </table:table-cell>
          <table:table-cell office:value-type="float" office:value="6.6906366833" calcext:value-type="float">
            <text:p>6.6906366833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.744991" calcext:value-type="float">
            <text:p>6.744991</text:p>
          </table:table-cell>
          <table:table-cell office:value-type="float" office:value="6.6879714833" calcext:value-type="float">
            <text:p>6.6879714833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.707257" calcext:value-type="float">
            <text:p>6.707257</text:p>
          </table:table-cell>
          <table:table-cell office:value-type="float" office:value="6.6851406" calcext:value-type="float">
            <text:p>6.6851406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669178" calcext:value-type="float">
            <text:p>6.669178</text:p>
          </table:table-cell>
          <table:table-cell office:value-type="float" office:value="6.6820575667" calcext:value-type="float">
            <text:p>6.6820575667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6.637547" calcext:value-type="float">
            <text:p>6.637547</text:p>
          </table:table-cell>
          <table:table-cell office:value-type="float" office:value="6.67518865" calcext:value-type="float">
            <text:p>6.67518865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.621024" calcext:value-type="float">
            <text:p>6.621024</text:p>
          </table:table-cell>
          <table:table-cell office:value-type="float" office:value="6.67611185" calcext:value-type="float">
            <text:p>6.67611185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.632509" calcext:value-type="float">
            <text:p>6.632509</text:p>
          </table:table-cell>
          <table:table-cell office:value-type="float" office:value="6.67636935" calcext:value-type="float">
            <text:p>6.67636935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.768815" calcext:value-type="float">
            <text:p>6.768815</text:p>
          </table:table-cell>
          <table:table-cell office:value-type="float" office:value="6.67651635" calcext:value-type="float">
            <text:p>6.67651635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.523743" calcext:value-type="float">
            <text:p>6.523743</text:p>
          </table:table-cell>
          <table:table-cell office:value-type="float" office:value="6.6747869833" calcext:value-type="float">
            <text:p>6.6747869833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.606432" calcext:value-type="float">
            <text:p>6.606432</text:p>
          </table:table-cell>
          <table:table-cell office:value-type="float" office:value="6.67769165" calcext:value-type="float">
            <text:p>6.67769165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.643159" calcext:value-type="float">
            <text:p>6.643159</text:p>
          </table:table-cell>
          <table:table-cell office:value-type="float" office:value="6.6798242667" calcext:value-type="float">
            <text:p>6.6798242667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.668825" calcext:value-type="float">
            <text:p>6.668825</text:p>
          </table:table-cell>
          <table:table-cell office:value-type="float" office:value="6.68191745" calcext:value-type="float">
            <text:p>6.68191745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.691691" calcext:value-type="float">
            <text:p>6.691691</text:p>
          </table:table-cell>
          <table:table-cell office:value-type="float" office:value="6.6840284667" calcext:value-type="float">
            <text:p>6.6840284667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.716399" calcext:value-type="float">
            <text:p>6.716399</text:p>
          </table:table-cell>
          <table:table-cell office:value-type="float" office:value="6.6859920833" calcext:value-type="float">
            <text:p>6.6859920833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.743125" calcext:value-type="float">
            <text:p>6.743125</text:p>
          </table:table-cell>
          <table:table-cell office:value-type="float" office:value="6.6875166167" calcext:value-type="float">
            <text:p>6.6875166167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.767932" calcext:value-type="float">
            <text:p>6.767932</text:p>
          </table:table-cell>
          <table:table-cell office:value-type="float" office:value="6.6883163833" calcext:value-type="float">
            <text:p>6.6883163833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.785219" calcext:value-type="float">
            <text:p>6.785219</text:p>
          </table:table-cell>
          <table:table-cell office:value-type="float" office:value="6.6882371667" calcext:value-type="float">
            <text:p>6.6882371667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.790395" calcext:value-type="float">
            <text:p>6.790395</text:p>
          </table:table-cell>
          <table:table-cell office:value-type="float" office:value="6.68731235" calcext:value-type="float">
            <text:p>6.68731235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.78145" calcext:value-type="float">
            <text:p>6.78145</text:p>
          </table:table-cell>
          <table:table-cell office:value-type="float" office:value="6.6857352333" calcext:value-type="float">
            <text:p>6.6857352333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.759282" calcext:value-type="float">
            <text:p>6.759282</text:p>
          </table:table-cell>
          <table:table-cell office:value-type="float" office:value="6.68378215" calcext:value-type="float">
            <text:p>6.68378215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6.727117" calcext:value-type="float">
            <text:p>6.727117</text:p>
          </table:table-cell>
          <table:table-cell office:value-type="float" office:value="6.6817372167" calcext:value-type="float">
            <text:p>6.6817372167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.689325" calcext:value-type="float">
            <text:p>6.689325</text:p>
          </table:table-cell>
          <table:table-cell office:value-type="float" office:value="6.6798514167" calcext:value-type="float">
            <text:p>6.6798514167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.649833" calcext:value-type="float">
            <text:p>6.649833</text:p>
          </table:table-cell>
          <table:table-cell office:value-type="float" office:value="6.6783423" calcext:value-type="float">
            <text:p>6.6783423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.610598" calcext:value-type="float">
            <text:p>6.610598</text:p>
          </table:table-cell>
          <table:table-cell office:value-type="float" office:value="6.6770507" calcext:value-type="float">
            <text:p>6.6770507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6.569802" calcext:value-type="float">
            <text:p>6.569802</text:p>
          </table:table-cell>
          <table:table-cell office:value-type="float" office:value="6.6767043" calcext:value-type="float">
            <text:p>6.6767043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6.510071" calcext:value-type="float">
            <text:p>6.510071</text:p>
          </table:table-cell>
          <table:table-cell office:value-type="float" office:value="6.6772673" calcext:value-type="float">
            <text:p>6.6772673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6.510071" calcext:value-type="float">
            <text:p>6.510071</text:p>
          </table:table-cell>
          <table:table-cell office:value-type="float" office:value="6.67921655" calcext:value-type="float">
            <text:p>6.67921655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6.653919" calcext:value-type="float">
            <text:p>6.653919</text:p>
          </table:table-cell>
          <table:table-cell office:value-type="float" office:value="6.6817004833" calcext:value-type="float">
            <text:p>6.6817004833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.630003" calcext:value-type="float">
            <text:p>6.630003</text:p>
          </table:table-cell>
          <table:table-cell office:value-type="float" office:value="6.6824146167" calcext:value-type="float">
            <text:p>6.6824146167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.64489" calcext:value-type="float">
            <text:p>6.64489</text:p>
          </table:table-cell>
          <table:table-cell office:value-type="float" office:value="6.6841656667" calcext:value-type="float">
            <text:p>6.6841656667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.675352" calcext:value-type="float">
            <text:p>6.675352</text:p>
          </table:table-cell>
          <table:table-cell office:value-type="float" office:value="6.6862238333" calcext:value-type="float">
            <text:p>6.6862238333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.711872" calcext:value-type="float">
            <text:p>6.711872</text:p>
          </table:table-cell>
          <table:table-cell office:value-type="float" office:value="6.6881719667" calcext:value-type="float">
            <text:p>6.6881719667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6.747166" calcext:value-type="float">
            <text:p>6.747166</text:p>
          </table:table-cell>
          <table:table-cell office:value-type="float" office:value="6.6897166833" calcext:value-type="float">
            <text:p>6.6897166833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.7757" calcext:value-type="float">
            <text:p>6.7757</text:p>
          </table:table-cell>
          <table:table-cell office:value-type="float" office:value="6.6906901167" calcext:value-type="float">
            <text:p>6.6906901167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.794158" calcext:value-type="float">
            <text:p>6.794158</text:p>
          </table:table-cell>
          <table:table-cell office:value-type="float" office:value="6.69104035" calcext:value-type="float">
            <text:p>6.69104035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.801487" calcext:value-type="float">
            <text:p>6.801487</text:p>
          </table:table-cell>
          <table:table-cell office:value-type="float" office:value="6.6907863" calcext:value-type="float">
            <text:p>6.6907863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6.798171" calcext:value-type="float">
            <text:p>6.798171</text:p>
          </table:table-cell>
          <table:table-cell office:value-type="float" office:value="6.6899501" calcext:value-type="float">
            <text:p>6.6899501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.785102" calcext:value-type="float">
            <text:p>6.785102</text:p>
          </table:table-cell>
          <table:table-cell office:value-type="float" office:value="6.6885052" calcext:value-type="float">
            <text:p>6.6885052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.762856" calcext:value-type="float">
            <text:p>6.762856</text:p>
          </table:table-cell>
          <table:table-cell office:value-type="float" office:value="6.6863750333" calcext:value-type="float">
            <text:p>6.6863750333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.731986" calcext:value-type="float">
            <text:p>6.731986</text:p>
          </table:table-cell>
          <table:table-cell office:value-type="float" office:value="6.6834552167" calcext:value-type="float">
            <text:p>6.6834552167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.694089" calcext:value-type="float">
            <text:p>6.694089</text:p>
          </table:table-cell>
          <table:table-cell office:value-type="float" office:value="6.6794527667" calcext:value-type="float">
            <text:p>6.6794527667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.652582" calcext:value-type="float">
            <text:p>6.652582</text:p>
          </table:table-cell>
          <table:table-cell office:value-type="float" office:value="6.6712577167" calcext:value-type="float">
            <text:p>6.6712577167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.612296" calcext:value-type="float">
            <text:p>6.612296</text:p>
          </table:table-cell>
          <table:table-cell office:value-type="float" office:value="6.6758664833" calcext:value-type="float">
            <text:p>6.6758664833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.577478" calcext:value-type="float">
            <text:p>6.577478</text:p>
          </table:table-cell>
          <table:table-cell office:value-type="float" office:value="6.6771640167" calcext:value-type="float">
            <text:p>6.6771640167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.543071" calcext:value-type="float">
            <text:p>6.543071</text:p>
          </table:table-cell>
          <table:table-cell office:value-type="float" office:value="6.6785136167" calcext:value-type="float">
            <text:p>6.6785136167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.600952" calcext:value-type="float">
            <text:p>6.600952</text:p>
          </table:table-cell>
          <table:table-cell office:value-type="float" office:value="6.6805795167" calcext:value-type="float">
            <text:p>6.6805795167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.581036" calcext:value-type="float">
            <text:p>6.581036</text:p>
          </table:table-cell>
          <table:table-cell office:value-type="float" office:value="6.6821205" calcext:value-type="float">
            <text:p>6.6821205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.598195" calcext:value-type="float">
            <text:p>6.598195</text:p>
          </table:table-cell>
          <table:table-cell office:value-type="float" office:value="6.6845643167" calcext:value-type="float">
            <text:p>6.6845643167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.628608" calcext:value-type="float">
            <text:p>6.628608</text:p>
          </table:table-cell>
          <table:table-cell office:value-type="float" office:value="6.68729895" calcext:value-type="float">
            <text:p>6.68729895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.666801" calcext:value-type="float">
            <text:p>6.666801</text:p>
          </table:table-cell>
          <table:table-cell office:value-type="float" office:value="6.6900062833" calcext:value-type="float">
            <text:p>6.6900062833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.707606" calcext:value-type="float">
            <text:p>6.707606</text:p>
          </table:table-cell>
          <table:table-cell office:value-type="float" office:value="6.69238255" calcext:value-type="float">
            <text:p>6.69238255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.745524" calcext:value-type="float">
            <text:p>6.745524</text:p>
          </table:table-cell>
          <table:table-cell office:value-type="float" office:value="6.6941611333" calcext:value-type="float">
            <text:p>6.6941611333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.775363" calcext:value-type="float">
            <text:p>6.775363</text:p>
          </table:table-cell>
          <table:table-cell office:value-type="float" office:value="6.6951447" calcext:value-type="float">
            <text:p>6.6951447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.793231" calcext:value-type="float">
            <text:p>6.793231</text:p>
          </table:table-cell>
          <table:table-cell office:value-type="float" office:value="6.6952284" calcext:value-type="float">
            <text:p>6.6952284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.797297" calcext:value-type="float">
            <text:p>6.797297</text:p>
          </table:table-cell>
          <table:table-cell office:value-type="float" office:value="6.6944138833" calcext:value-type="float">
            <text:p>6.6944138833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6.787845" calcext:value-type="float">
            <text:p>6.787845</text:p>
          </table:table-cell>
          <table:table-cell office:value-type="float" office:value="6.6928166167" calcext:value-type="float">
            <text:p>6.6928166167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6.766629" calcext:value-type="float">
            <text:p>6.766629</text:p>
          </table:table-cell>
          <table:table-cell office:value-type="float" office:value="6.6906645667" calcext:value-type="float">
            <text:p>6.6906645667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6.736124" calcext:value-type="float">
            <text:p>6.736124</text:p>
          </table:table-cell>
          <table:table-cell office:value-type="float" office:value="6.68827895" calcext:value-type="float">
            <text:p>6.68827895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.69915" calcext:value-type="float">
            <text:p>6.69915</text:p>
          </table:table-cell>
          <table:table-cell office:value-type="float" office:value="6.6860311167" calcext:value-type="float">
            <text:p>6.6860311167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6.65869" calcext:value-type="float">
            <text:p>6.65869</text:p>
          </table:table-cell>
          <table:table-cell office:value-type="float" office:value="6.68429945" calcext:value-type="float">
            <text:p>6.68429945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6.61727" calcext:value-type="float">
            <text:p>6.61727</text:p>
          </table:table-cell>
          <table:table-cell office:value-type="float" office:value="6.6845449167" calcext:value-type="float">
            <text:p>6.6845449167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.575138" calcext:value-type="float">
            <text:p>6.575138</text:p>
          </table:table-cell>
          <table:table-cell office:value-type="float" office:value="6.6840670667" calcext:value-type="float">
            <text:p>6.6840670667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6.522275" calcext:value-type="float">
            <text:p>6.522275</text:p>
          </table:table-cell>
          <table:table-cell office:value-type="float" office:value="6.6846364333" calcext:value-type="float">
            <text:p>6.6846364333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.257043" calcext:value-type="float">
            <text:p>6.257043</text:p>
          </table:table-cell>
          <table:table-cell office:value-type="float" office:value="6.6864438667" calcext:value-type="float">
            <text:p>6.6864438667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6.692939" calcext:value-type="float">
            <text:p>6.692939</text:p>
          </table:table-cell>
          <table:table-cell office:value-type="float" office:value="6.6931008167" calcext:value-type="float">
            <text:p>6.6931008167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.636474" calcext:value-type="float">
            <text:p>6.636474</text:p>
          </table:table-cell>
          <table:table-cell office:value-type="float" office:value="6.6930091667" calcext:value-type="float">
            <text:p>6.6930091667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6.641329" calcext:value-type="float">
            <text:p>6.641329</text:p>
          </table:table-cell>
          <table:table-cell office:value-type="float" office:value="6.6944336333" calcext:value-type="float">
            <text:p>6.6944336333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.665053" calcext:value-type="float">
            <text:p>6.665053</text:p>
          </table:table-cell>
          <table:table-cell office:value-type="float" office:value="6.69633495" calcext:value-type="float">
            <text:p>6.69633495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.698023" calcext:value-type="float">
            <text:p>6.698023</text:p>
          </table:table-cell>
          <table:table-cell office:value-type="float" office:value="6.6982826833" calcext:value-type="float">
            <text:p>6.6982826833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.734389" calcext:value-type="float">
            <text:p>6.734389</text:p>
          </table:table-cell>
          <table:table-cell office:value-type="float" office:value="6.6999210167" calcext:value-type="float">
            <text:p>6.6999210167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6.76875" calcext:value-type="float">
            <text:p>6.76875</text:p>
          </table:table-cell>
          <table:table-cell office:value-type="float" office:value="6.7009434" calcext:value-type="float">
            <text:p>6.7009434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.795486" calcext:value-type="float">
            <text:p>6.795486</text:p>
          </table:table-cell>
          <table:table-cell office:value-type="float" office:value="6.7011311167" calcext:value-type="float">
            <text:p>6.7011311167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6.809508" calcext:value-type="float">
            <text:p>6.809508</text:p>
          </table:table-cell>
          <table:table-cell office:value-type="float" office:value="6.7004051333" calcext:value-type="float">
            <text:p>6.7004051333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.807871" calcext:value-type="float">
            <text:p>6.807871</text:p>
          </table:table-cell>
          <table:table-cell office:value-type="float" office:value="6.6988595333" calcext:value-type="float">
            <text:p>6.6988595333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6.791111" calcext:value-type="float">
            <text:p>6.791111</text:p>
          </table:table-cell>
          <table:table-cell office:value-type="float" office:value="6.69673835" calcext:value-type="float">
            <text:p>6.69673835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.763179" calcext:value-type="float">
            <text:p>6.763179</text:p>
          </table:table-cell>
          <table:table-cell office:value-type="float" office:value="6.694336" calcext:value-type="float">
            <text:p>6.694336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6.72973" calcext:value-type="float">
            <text:p>6.72973</text:p>
          </table:table-cell>
          <table:table-cell office:value-type="float" office:value="6.6918554167" calcext:value-type="float">
            <text:p>6.6918554167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.695768" calcext:value-type="float">
            <text:p>6.695768</text:p>
          </table:table-cell>
          <table:table-cell office:value-type="float" office:value="6.68927295" calcext:value-type="float">
            <text:p>6.68927295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.664265" calcext:value-type="float">
            <text:p>6.664265</text:p>
          </table:table-cell>
          <table:table-cell office:value-type="float" office:value="6.6858580167" calcext:value-type="float">
            <text:p>6.6858580167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.636586" calcext:value-type="float">
            <text:p>6.636586</text:p>
          </table:table-cell>
          <table:table-cell office:value-type="float" office:value="6.6902229167" calcext:value-type="float">
            <text:p>6.6902229167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.613969" calcext:value-type="float">
            <text:p>6.613969</text:p>
          </table:table-cell>
          <table:table-cell office:value-type="float" office:value="6.6904978" calcext:value-type="float">
            <text:p>6.6904978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.598778" calcext:value-type="float">
            <text:p>6.598778</text:p>
          </table:table-cell>
          <table:table-cell office:value-type="float" office:value="6.6908683833" calcext:value-type="float">
            <text:p>6.6908683833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.572337" calcext:value-type="float">
            <text:p>6.572337</text:p>
          </table:table-cell>
          <table:table-cell office:value-type="float" office:value="6.69176975" calcext:value-type="float">
            <text:p>6.69176975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.589814" calcext:value-type="float">
            <text:p>6.589814</text:p>
          </table:table-cell>
          <table:table-cell office:value-type="float" office:value="6.6936563" calcext:value-type="float">
            <text:p>6.6936563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.603582" calcext:value-type="float">
            <text:p>6.603582</text:p>
          </table:table-cell>
          <table:table-cell office:value-type="float" office:value="6.6959006333" calcext:value-type="float">
            <text:p>6.6959006333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.627026" calcext:value-type="float">
            <text:p>6.627026</text:p>
          </table:table-cell>
          <table:table-cell office:value-type="float" office:value="6.6985349167" calcext:value-type="float">
            <text:p>6.6985349167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6.659107" calcext:value-type="float">
            <text:p>6.659107</text:p>
          </table:table-cell>
          <table:table-cell office:value-type="float" office:value="6.7012617167" calcext:value-type="float">
            <text:p>6.7012617167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6.696767" calcext:value-type="float">
            <text:p>6.696767</text:p>
          </table:table-cell>
          <table:table-cell office:value-type="float" office:value="6.7037332333" calcext:value-type="float">
            <text:p>6.7037332333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.735066" calcext:value-type="float">
            <text:p>6.735066</text:p>
          </table:table-cell>
          <table:table-cell office:value-type="float" office:value="6.7056313" calcext:value-type="float">
            <text:p>6.7056313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.76838" calcext:value-type="float">
            <text:p>6.76838</text:p>
          </table:table-cell>
          <table:table-cell office:value-type="float" office:value="6.7067395" calcext:value-type="float">
            <text:p>6.7067395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.79224" calcext:value-type="float">
            <text:p>6.79224</text:p>
          </table:table-cell>
          <table:table-cell office:value-type="float" office:value="6.7069757667" calcext:value-type="float">
            <text:p>6.7069757667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.804555" calcext:value-type="float">
            <text:p>6.804555</text:p>
          </table:table-cell>
          <table:table-cell office:value-type="float" office:value="6.7063727" calcext:value-type="float">
            <text:p>6.7063727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.805572" calcext:value-type="float">
            <text:p>6.805572</text:p>
          </table:table-cell>
          <table:table-cell office:value-type="float" office:value="6.70502655" calcext:value-type="float">
            <text:p>6.70502655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796714" calcext:value-type="float">
            <text:p>6.796714</text:p>
          </table:table-cell>
          <table:table-cell office:value-type="float" office:value="6.7030499667" calcext:value-type="float">
            <text:p>6.7030499667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.778915" calcext:value-type="float">
            <text:p>6.778915</text:p>
          </table:table-cell>
          <table:table-cell office:value-type="float" office:value="6.7005540833" calcext:value-type="float">
            <text:p>6.7005540833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.751315" calcext:value-type="float">
            <text:p>6.751315</text:p>
          </table:table-cell>
          <table:table-cell office:value-type="float" office:value="6.69766395" calcext:value-type="float">
            <text:p>6.69766395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.711477" calcext:value-type="float">
            <text:p>6.711477</text:p>
          </table:table-cell>
          <table:table-cell office:value-type="float" office:value="6.6945286" calcext:value-type="float">
            <text:p>6.6945286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.657292" calcext:value-type="float">
            <text:p>6.657292</text:p>
          </table:table-cell>
          <table:table-cell office:value-type="float" office:value="6.69072145" calcext:value-type="float">
            <text:p>6.69072145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.587667" calcext:value-type="float">
            <text:p>6.587667</text:p>
          </table:table-cell>
          <table:table-cell office:value-type="float" office:value="6.68961295" calcext:value-type="float">
            <text:p>6.68961295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.491839" calcext:value-type="float">
            <text:p>6.491839</text:p>
          </table:table-cell>
          <table:table-cell office:value-type="float" office:value="6.6893885667" calcext:value-type="float">
            <text:p>6.6893885667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.202386" calcext:value-type="float">
            <text:p>6.202386</text:p>
          </table:table-cell>
          <table:table-cell office:value-type="float" office:value="6.6911192" calcext:value-type="float">
            <text:p>6.6911192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.929108" calcext:value-type="float">
            <text:p>6.929108</text:p>
          </table:table-cell>
          <table:table-cell office:value-type="float" office:value="6.6983290333" calcext:value-type="float">
            <text:p>6.6983290333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.690148" calcext:value-type="float">
            <text:p>6.690148</text:p>
          </table:table-cell>
          <table:table-cell office:value-type="float" office:value="6.6942125333" calcext:value-type="float">
            <text:p>6.6942125333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.658454" calcext:value-type="float">
            <text:p>6.658454</text:p>
          </table:table-cell>
          <table:table-cell office:value-type="float" office:value="6.6948411333" calcext:value-type="float">
            <text:p>6.6948411333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.667025" calcext:value-type="float">
            <text:p>6.667025</text:p>
          </table:table-cell>
          <table:table-cell office:value-type="float" office:value="6.6966197" calcext:value-type="float">
            <text:p>6.6966197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.693411" calcext:value-type="float">
            <text:p>6.693411</text:p>
          </table:table-cell>
          <table:table-cell office:value-type="float" office:value="6.6986716" calcext:value-type="float">
            <text:p>6.6986716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.727665" calcext:value-type="float">
            <text:p>6.727665</text:p>
          </table:table-cell>
          <table:table-cell office:value-type="float" office:value="6.7004746167" calcext:value-type="float">
            <text:p>6.7004746167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6.762273" calcext:value-type="float">
            <text:p>6.762273</text:p>
          </table:table-cell>
          <table:table-cell office:value-type="float" office:value="6.7016784" calcext:value-type="float">
            <text:p>6.7016784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.791048" calcext:value-type="float">
            <text:p>6.791048</text:p>
          </table:table-cell>
          <table:table-cell office:value-type="float" office:value="6.7020739667" calcext:value-type="float">
            <text:p>6.7020739667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6.809377" calcext:value-type="float">
            <text:p>6.809377</text:p>
          </table:table-cell>
          <table:table-cell office:value-type="float" office:value="6.7015770167" calcext:value-type="float">
            <text:p>6.7015770167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.814321" calcext:value-type="float">
            <text:p>6.814321</text:p>
          </table:table-cell>
          <table:table-cell office:value-type="float" office:value="6.7002122167" calcext:value-type="float">
            <text:p>6.7002122167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.804538" calcext:value-type="float">
            <text:p>6.804538</text:p>
          </table:table-cell>
          <table:table-cell office:value-type="float" office:value="6.6981036333" calcext:value-type="float">
            <text:p>6.6981036333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6.780385" calcext:value-type="float">
            <text:p>6.780385</text:p>
          </table:table-cell>
          <table:table-cell office:value-type="float" office:value="6.6954669167" calcext:value-type="float">
            <text:p>6.6954669167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.74436" calcext:value-type="float">
            <text:p>6.74436</text:p>
          </table:table-cell>
          <table:table-cell office:value-type="float" office:value="6.6925826833" calcext:value-type="float">
            <text:p>6.6925826833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.701461" calcext:value-type="float">
            <text:p>6.701461</text:p>
          </table:table-cell>
          <table:table-cell office:value-type="float" office:value="6.68971415" calcext:value-type="float">
            <text:p>6.68971415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.658722" calcext:value-type="float">
            <text:p>6.658722</text:p>
          </table:table-cell>
          <table:table-cell office:value-type="float" office:value="6.6868252833" calcext:value-type="float">
            <text:p>6.6868252833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.623492" calcext:value-type="float">
            <text:p>6.623492</text:p>
          </table:table-cell>
          <table:table-cell office:value-type="float" office:value="6.6846487333" calcext:value-type="float">
            <text:p>6.6846487333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6.601254" calcext:value-type="float">
            <text:p>6.601254</text:p>
          </table:table-cell>
          <table:table-cell office:value-type="float" office:value="6.6851312833" calcext:value-type="float">
            <text:p>6.6851312833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.59525" calcext:value-type="float">
            <text:p>6.59525</text:p>
          </table:table-cell>
          <table:table-cell office:value-type="float" office:value="6.6857315333" calcext:value-type="float">
            <text:p>6.6857315333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.673418" calcext:value-type="float">
            <text:p>6.673418</text:p>
          </table:table-cell>
          <table:table-cell office:value-type="float" office:value="6.6866458833" calcext:value-type="float">
            <text:p>6.6866458833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6.588599" calcext:value-type="float">
            <text:p>6.588599</text:p>
          </table:table-cell>
          <table:table-cell office:value-type="float" office:value="6.68669135" calcext:value-type="float">
            <text:p>6.68669135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.6093" calcext:value-type="float">
            <text:p>6.6093</text:p>
          </table:table-cell>
          <table:table-cell office:value-type="float" office:value="6.6887288833" calcext:value-type="float">
            <text:p>6.6887288833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.630721" calcext:value-type="float">
            <text:p>6.630721</text:p>
          </table:table-cell>
          <table:table-cell office:value-type="float" office:value="6.6910530833" calcext:value-type="float">
            <text:p>6.6910530833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.65646" calcext:value-type="float">
            <text:p>6.65646</text:p>
          </table:table-cell>
          <table:table-cell office:value-type="float" office:value="6.6935835667" calcext:value-type="float">
            <text:p>6.6935835667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6.68744" calcext:value-type="float">
            <text:p>6.68744</text:p>
          </table:table-cell>
          <table:table-cell office:value-type="float" office:value="6.6960630167" calcext:value-type="float">
            <text:p>6.6960630167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.721942" calcext:value-type="float">
            <text:p>6.721942</text:p>
          </table:table-cell>
          <table:table-cell office:value-type="float" office:value="6.6981507333" calcext:value-type="float">
            <text:p>6.6981507333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.755408" calcext:value-type="float">
            <text:p>6.755408</text:p>
          </table:table-cell>
          <table:table-cell office:value-type="float" office:value="6.6995347167" calcext:value-type="float">
            <text:p>6.6995347167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6.781917" calcext:value-type="float">
            <text:p>6.781917</text:p>
          </table:table-cell>
          <table:table-cell office:value-type="float" office:value="6.7000306667" calcext:value-type="float">
            <text:p>6.7000306667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.796323" calcext:value-type="float">
            <text:p>6.796323</text:p>
          </table:table-cell>
          <table:table-cell office:value-type="float" office:value="6.6996239667" calcext:value-type="float">
            <text:p>6.6996239667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6.795732" calcext:value-type="float">
            <text:p>6.795732</text:p>
          </table:table-cell>
          <table:table-cell office:value-type="float" office:value="6.6984513667" calcext:value-type="float">
            <text:p>6.6984513667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.780013" calcext:value-type="float">
            <text:p>6.780013</text:p>
          </table:table-cell>
          <table:table-cell office:value-type="float" office:value="6.6967485167" calcext:value-type="float">
            <text:p>6.6967485167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6.751927" calcext:value-type="float">
            <text:p>6.751927</text:p>
          </table:table-cell>
          <table:table-cell office:value-type="float" office:value="6.694787" calcext:value-type="float">
            <text:p>6.694787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.716772" calcext:value-type="float">
            <text:p>6.716772</text:p>
          </table:table-cell>
          <table:table-cell office:value-type="float" office:value="6.6928081333" calcext:value-type="float">
            <text:p>6.6928081333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.6806" calcext:value-type="float">
            <text:p>6.6806</text:p>
          </table:table-cell>
          <table:table-cell office:value-type="float" office:value="6.69095125" calcext:value-type="float">
            <text:p>6.69095125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.64697" calcext:value-type="float">
            <text:p>6.64697</text:p>
          </table:table-cell>
          <table:table-cell office:value-type="float" office:value="6.6890163833" calcext:value-type="float">
            <text:p>6.6890163833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6.614344" calcext:value-type="float">
            <text:p>6.614344</text:p>
          </table:table-cell>
          <table:table-cell office:value-type="float" office:value="6.6891625" calcext:value-type="float">
            <text:p>6.6891625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.574782" calcext:value-type="float">
            <text:p>6.574782</text:p>
          </table:table-cell>
          <table:table-cell office:value-type="float" office:value="6.6891608" calcext:value-type="float">
            <text:p>6.6891608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.490872" calcext:value-type="float">
            <text:p>6.490872</text:p>
          </table:table-cell>
          <table:table-cell office:value-type="float" office:value="6.68990535" calcext:value-type="float">
            <text:p>6.68990535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.926159" calcext:value-type="float">
            <text:p>6.926159</text:p>
          </table:table-cell>
          <table:table-cell office:value-type="float" office:value="6.6923836333" calcext:value-type="float">
            <text:p>6.6923836333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6.653079" calcext:value-type="float">
            <text:p>6.653079</text:p>
          </table:table-cell>
          <table:table-cell office:value-type="float" office:value="6.6881099" calcext:value-type="float">
            <text:p>6.6881099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6.636204" calcext:value-type="float">
            <text:p>6.636204</text:p>
          </table:table-cell>
          <table:table-cell office:value-type="float" office:value="6.6889822667" calcext:value-type="float">
            <text:p>6.6889822667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.65286" calcext:value-type="float">
            <text:p>6.65286</text:p>
          </table:table-cell>
          <table:table-cell office:value-type="float" office:value="6.6907347167" calcext:value-type="float">
            <text:p>6.6907347167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.68553" calcext:value-type="float">
            <text:p>6.68553</text:p>
          </table:table-cell>
          <table:table-cell office:value-type="float" office:value="6.6927240333" calcext:value-type="float">
            <text:p>6.6927240333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.724474" calcext:value-type="float">
            <text:p>6.724474</text:p>
          </table:table-cell>
          <table:table-cell office:value-type="float" office:value="6.6945257" calcext:value-type="float">
            <text:p>6.6945257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6.761639" calcext:value-type="float">
            <text:p>6.761639</text:p>
          </table:table-cell>
          <table:table-cell office:value-type="float" office:value="6.6958327667" calcext:value-type="float">
            <text:p>6.6958327667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.790634" calcext:value-type="float">
            <text:p>6.790634</text:p>
          </table:table-cell>
          <table:table-cell office:value-type="float" office:value="6.6964678833" calcext:value-type="float">
            <text:p>6.6964678833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.807398" calcext:value-type="float">
            <text:p>6.807398</text:p>
          </table:table-cell>
          <table:table-cell office:value-type="float" office:value="6.6964006833" calcext:value-type="float">
            <text:p>6.6964006833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6.810651" calcext:value-type="float">
            <text:p>6.810651</text:p>
          </table:table-cell>
          <table:table-cell office:value-type="float" office:value="6.69573845" calcext:value-type="float">
            <text:p>6.69573845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.801558" calcext:value-type="float">
            <text:p>6.801558</text:p>
          </table:table-cell>
          <table:table-cell office:value-type="float" office:value="6.6946648333" calcext:value-type="float">
            <text:p>6.6946648333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.782556" calcext:value-type="float">
            <text:p>6.782556</text:p>
          </table:table-cell>
          <table:table-cell office:value-type="float" office:value="6.69332715" calcext:value-type="float">
            <text:p>6.69332715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.756056" calcext:value-type="float">
            <text:p>6.756056</text:p>
          </table:table-cell>
          <table:table-cell office:value-type="float" office:value="6.6917093167" calcext:value-type="float">
            <text:p>6.6917093167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6.723786" calcext:value-type="float">
            <text:p>6.723786</text:p>
          </table:table-cell>
          <table:table-cell office:value-type="float" office:value="6.6895103667" calcext:value-type="float">
            <text:p>6.6895103667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.686977" calcext:value-type="float">
            <text:p>6.686977</text:p>
          </table:table-cell>
          <table:table-cell office:value-type="float" office:value="6.6857152333" calcext:value-type="float">
            <text:p>6.6857152333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.646961" calcext:value-type="float">
            <text:p>6.646961</text:p>
          </table:table-cell>
          <table:table-cell office:value-type="float" office:value="6.6650508167" calcext:value-type="float">
            <text:p>6.6650508167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6.605507" calcext:value-type="float">
            <text:p>6.605507</text:p>
          </table:table-cell>
          <table:table-cell office:value-type="float" office:value="6.6694542333" calcext:value-type="float">
            <text:p>6.6694542333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.563194" calcext:value-type="float">
            <text:p>6.563194</text:p>
          </table:table-cell>
          <table:table-cell office:value-type="float" office:value="6.67159205" calcext:value-type="float">
            <text:p>6.67159205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6.483048" calcext:value-type="float">
            <text:p>6.483048</text:p>
          </table:table-cell>
          <table:table-cell office:value-type="float" office:value="6.6737843" calcext:value-type="float">
            <text:p>6.6737843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.590782" calcext:value-type="float">
            <text:p>6.590782</text:p>
          </table:table-cell>
          <table:table-cell office:value-type="float" office:value="6.6773506333" calcext:value-type="float">
            <text:p>6.6773506333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.574204" calcext:value-type="float">
            <text:p>6.574204</text:p>
          </table:table-cell>
          <table:table-cell office:value-type="float" office:value="6.6794567167" calcext:value-type="float">
            <text:p>6.6794567167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.595677" calcext:value-type="float">
            <text:p>6.595677</text:p>
          </table:table-cell>
          <table:table-cell office:value-type="float" office:value="6.6822797333" calcext:value-type="float">
            <text:p>6.6822797333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.634976" calcext:value-type="float">
            <text:p>6.634976</text:p>
          </table:table-cell>
          <table:table-cell office:value-type="float" office:value="6.6851890167" calcext:value-type="float">
            <text:p>6.6851890167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.682118" calcext:value-type="float">
            <text:p>6.682118</text:p>
          </table:table-cell>
          <table:table-cell office:value-type="float" office:value="6.68782415" calcext:value-type="float">
            <text:p>6.68782415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6.727864" calcext:value-type="float">
            <text:p>6.727864</text:p>
          </table:table-cell>
          <table:table-cell office:value-type="float" office:value="6.6899242667" calcext:value-type="float">
            <text:p>6.6899242667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.765168" calcext:value-type="float">
            <text:p>6.765168</text:p>
          </table:table-cell>
          <table:table-cell office:value-type="float" office:value="6.6913144667" calcext:value-type="float">
            <text:p>6.6913144667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.790139" calcext:value-type="float">
            <text:p>6.790139</text:p>
          </table:table-cell>
          <table:table-cell office:value-type="float" office:value="6.69189435" calcext:value-type="float">
            <text:p>6.69189435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.801592" calcext:value-type="float">
            <text:p>6.801592</text:p>
          </table:table-cell>
          <table:table-cell office:value-type="float" office:value="6.6916384" calcext:value-type="float">
            <text:p>6.6916384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.799892" calcext:value-type="float">
            <text:p>6.799892</text:p>
          </table:table-cell>
          <table:table-cell office:value-type="float" office:value="6.6906082833" calcext:value-type="float">
            <text:p>6.6906082833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.786007" calcext:value-type="float">
            <text:p>6.786007</text:p>
          </table:table-cell>
          <table:table-cell office:value-type="float" office:value="6.6889597333" calcext:value-type="float">
            <text:p>6.6889597333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.761231" calcext:value-type="float">
            <text:p>6.761231</text:p>
          </table:table-cell>
          <table:table-cell office:value-type="float" office:value="6.6869267" calcext:value-type="float">
            <text:p>6.6869267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.727489" calcext:value-type="float">
            <text:p>6.727489</text:p>
          </table:table-cell>
          <table:table-cell office:value-type="float" office:value="6.6847791167" calcext:value-type="float">
            <text:p>6.6847791167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.687806" calcext:value-type="float">
            <text:p>6.687806</text:p>
          </table:table-cell>
          <table:table-cell office:value-type="float" office:value="6.6827606667" calcext:value-type="float">
            <text:p>6.6827606667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.646335" calcext:value-type="float">
            <text:p>6.646335</text:p>
          </table:table-cell>
          <table:table-cell office:value-type="float" office:value="6.6809555167" calcext:value-type="float">
            <text:p>6.6809555167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6.607331" calcext:value-type="float">
            <text:p>6.607331</text:p>
          </table:table-cell>
          <table:table-cell office:value-type="float" office:value="6.6815329667" calcext:value-type="float">
            <text:p>6.6815329667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.572248" calcext:value-type="float">
            <text:p>6.572248</text:p>
          </table:table-cell>
          <table:table-cell office:value-type="float" office:value="6.6815675167" calcext:value-type="float">
            <text:p>6.6815675167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.528129" calcext:value-type="float">
            <text:p>6.528129</text:p>
          </table:table-cell>
          <table:table-cell office:value-type="float" office:value="6.68227675" calcext:value-type="float">
            <text:p>6.68227675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.528129" calcext:value-type="float">
            <text:p>6.528129</text:p>
          </table:table-cell>
          <table:table-cell office:value-type="float" office:value="6.68406125" calcext:value-type="float">
            <text:p>6.68406125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.652445" calcext:value-type="float">
            <text:p>6.652445</text:p>
          </table:table-cell>
          <table:table-cell office:value-type="float" office:value="6.6863579833" calcext:value-type="float">
            <text:p>6.6863579833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6.637269" calcext:value-type="float">
            <text:p>6.637269</text:p>
          </table:table-cell>
          <table:table-cell office:value-type="float" office:value="6.68718785" calcext:value-type="float">
            <text:p>6.68718785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.650111" calcext:value-type="float">
            <text:p>6.650111</text:p>
          </table:table-cell>
          <table:table-cell office:value-type="float" office:value="6.6888767833" calcext:value-type="float">
            <text:p>6.6888767833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.676146" calcext:value-type="float">
            <text:p>6.676146</text:p>
          </table:table-cell>
          <table:table-cell office:value-type="float" office:value="6.6908746333" calcext:value-type="float">
            <text:p>6.6908746333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.710851" calcext:value-type="float">
            <text:p>6.710851</text:p>
          </table:table-cell>
          <table:table-cell office:value-type="float" office:value="6.6928121833" calcext:value-type="float">
            <text:p>6.6928121833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.748752" calcext:value-type="float">
            <text:p>6.748752</text:p>
          </table:table-cell>
          <table:table-cell office:value-type="float" office:value="6.69434475" calcext:value-type="float">
            <text:p>6.69434475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.78255" calcext:value-type="float">
            <text:p>6.78255</text:p>
          </table:table-cell>
          <table:table-cell office:value-type="float" office:value="6.6951819833" calcext:value-type="float">
            <text:p>6.6951819833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.805227" calcext:value-type="float">
            <text:p>6.805227</text:p>
          </table:table-cell>
          <table:table-cell office:value-type="float" office:value="6.6951446667" calcext:value-type="float">
            <text:p>6.6951446667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.812703" calcext:value-type="float">
            <text:p>6.812703</text:p>
          </table:table-cell>
          <table:table-cell office:value-type="float" office:value="6.69420505" calcext:value-type="float">
            <text:p>6.69420505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.804981" calcext:value-type="float">
            <text:p>6.804981</text:p>
          </table:table-cell>
          <table:table-cell office:value-type="float" office:value="6.6924844" calcext:value-type="float">
            <text:p>6.6924844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.785165" calcext:value-type="float">
            <text:p>6.785165</text:p>
          </table:table-cell>
          <table:table-cell office:value-type="float" office:value="6.6902036333" calcext:value-type="float">
            <text:p>6.6902036333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.757515" calcext:value-type="float">
            <text:p>6.757515</text:p>
          </table:table-cell>
          <table:table-cell office:value-type="float" office:value="6.6876081833" calcext:value-type="float">
            <text:p>6.6876081833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.725967" calcext:value-type="float">
            <text:p>6.725967</text:p>
          </table:table-cell>
          <table:table-cell office:value-type="float" office:value="6.6848945333" calcext:value-type="float">
            <text:p>6.6848945333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.693561" calcext:value-type="float">
            <text:p>6.693561</text:p>
          </table:table-cell>
          <table:table-cell office:value-type="float" office:value="6.68211835" calcext:value-type="float">
            <text:p>6.68211835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.662322" calcext:value-type="float">
            <text:p>6.662322</text:p>
          </table:table-cell>
          <table:table-cell office:value-type="float" office:value="6.6783241" calcext:value-type="float">
            <text:p>6.6783241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.633195" calcext:value-type="float">
            <text:p>6.633195</text:p>
          </table:table-cell>
          <table:table-cell office:value-type="float" office:value="6.6785805" calcext:value-type="float">
            <text:p>6.6785805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.605359" calcext:value-type="float">
            <text:p>6.605359</text:p>
          </table:table-cell>
          <table:table-cell office:value-type="float" office:value="6.6785295833" calcext:value-type="float">
            <text:p>6.6785295833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.564508" calcext:value-type="float">
            <text:p>6.564508</text:p>
          </table:table-cell>
          <table:table-cell office:value-type="float" office:value="6.6791221667" calcext:value-type="float">
            <text:p>6.6791221667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.655737" calcext:value-type="float">
            <text:p>6.655737</text:p>
          </table:table-cell>
          <table:table-cell office:value-type="float" office:value="6.6808477667" calcext:value-type="float">
            <text:p>6.6808477667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.614242" calcext:value-type="float">
            <text:p>6.614242</text:p>
          </table:table-cell>
          <table:table-cell office:value-type="float" office:value="6.6816272333" calcext:value-type="float">
            <text:p>6.6816272333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.619455" calcext:value-type="float">
            <text:p>6.619455</text:p>
          </table:table-cell>
          <table:table-cell office:value-type="float" office:value="6.6836924333" calcext:value-type="float">
            <text:p>6.6836924333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.639569" calcext:value-type="float">
            <text:p>6.639569</text:p>
          </table:table-cell>
          <table:table-cell office:value-type="float" office:value="6.6862010167" calcext:value-type="float">
            <text:p>6.6862010167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.669735" calcext:value-type="float">
            <text:p>6.669735</text:p>
          </table:table-cell>
          <table:table-cell office:value-type="float" office:value="6.6887777833" calcext:value-type="float">
            <text:p>6.6887777833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.705421" calcext:value-type="float">
            <text:p>6.705421</text:p>
          </table:table-cell>
          <table:table-cell office:value-type="float" office:value="6.69108845" calcext:value-type="float">
            <text:p>6.69108845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.741351" calcext:value-type="float">
            <text:p>6.741351</text:p>
          </table:table-cell>
          <table:table-cell office:value-type="float" office:value="6.6928553333" calcext:value-type="float">
            <text:p>6.6928553333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.772219" calcext:value-type="float">
            <text:p>6.772219</text:p>
          </table:table-cell>
          <table:table-cell office:value-type="float" office:value="6.69388455" calcext:value-type="float">
            <text:p>6.69388455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.79363" calcext:value-type="float">
            <text:p>6.79363</text:p>
          </table:table-cell>
          <table:table-cell office:value-type="float" office:value="6.69407545" calcext:value-type="float">
            <text:p>6.69407545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.802898" calcext:value-type="float">
            <text:p>6.802898</text:p>
          </table:table-cell>
          <table:table-cell office:value-type="float" office:value="6.6934136" calcext:value-type="float">
            <text:p>6.6934136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.799746" calcext:value-type="float">
            <text:p>6.799746</text:p>
          </table:table-cell>
          <table:table-cell office:value-type="float" office:value="6.6919578333" calcext:value-type="float">
            <text:p>6.6919578333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.786602" calcext:value-type="float">
            <text:p>6.786602</text:p>
          </table:table-cell>
          <table:table-cell office:value-type="float" office:value="6.6898280667" calcext:value-type="float">
            <text:p>6.6898280667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.767664" calcext:value-type="float">
            <text:p>6.767664</text:p>
          </table:table-cell>
          <table:table-cell office:value-type="float" office:value="6.6871947333" calcext:value-type="float">
            <text:p>6.6871947333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.746234" calcext:value-type="float">
            <text:p>6.746234</text:p>
          </table:table-cell>
          <table:table-cell office:value-type="float" office:value="6.6842696167" calcext:value-type="float">
            <text:p>6.6842696167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.721297" calcext:value-type="float">
            <text:p>6.721297</text:p>
          </table:table-cell>
          <table:table-cell office:value-type="float" office:value="6.6812867333" calcext:value-type="float">
            <text:p>6.6812867333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.685486" calcext:value-type="float">
            <text:p>6.685486</text:p>
          </table:table-cell>
          <table:table-cell office:value-type="float" office:value="6.67523165" calcext:value-type="float">
            <text:p>6.67523165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.624119" calcext:value-type="float">
            <text:p>6.624119</text:p>
          </table:table-cell>
          <table:table-cell office:value-type="float" office:value="6.6736951333" calcext:value-type="float">
            <text:p>6.6736951333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.496078" calcext:value-type="float">
            <text:p>6.496078</text:p>
          </table:table-cell>
          <table:table-cell office:value-type="float" office:value="6.6735169833" calcext:value-type="float">
            <text:p>6.6735169833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5.447112" calcext:value-type="float">
            <text:p>5.447112</text:p>
          </table:table-cell>
          <table:table-cell office:value-type="float" office:value="6.6759500667" calcext:value-type="float">
            <text:p>6.6759500667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.911166" calcext:value-type="float">
            <text:p>6.911166</text:p>
          </table:table-cell>
          <table:table-cell office:value-type="float" office:value="6.6963755" calcext:value-type="float">
            <text:p>6.6963755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.733776" calcext:value-type="float">
            <text:p>6.733776</text:p>
          </table:table-cell>
          <table:table-cell office:value-type="float" office:value="6.69290465" calcext:value-type="float">
            <text:p>6.69290465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.694729" calcext:value-type="float">
            <text:p>6.694729</text:p>
          </table:table-cell>
          <table:table-cell office:value-type="float" office:value="6.6928790333" calcext:value-type="float">
            <text:p>6.6928790333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.697028" calcext:value-type="float">
            <text:p>6.697028</text:p>
          </table:table-cell>
          <table:table-cell office:value-type="float" office:value="6.6939562333" calcext:value-type="float">
            <text:p>6.6939562333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.717147" calcext:value-type="float">
            <text:p>6.717147</text:p>
          </table:table-cell>
          <table:table-cell office:value-type="float" office:value="6.6953603" calcext:value-type="float">
            <text:p>6.6953603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.743585" calcext:value-type="float">
            <text:p>6.743585</text:p>
          </table:table-cell>
          <table:table-cell office:value-type="float" office:value="6.6966358333" calcext:value-type="float">
            <text:p>6.6966358333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.770234" calcext:value-type="float">
            <text:p>6.770234</text:p>
          </table:table-cell>
          <table:table-cell office:value-type="float" office:value="6.69745695" calcext:value-type="float">
            <text:p>6.69745695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.793084" calcext:value-type="float">
            <text:p>6.793084</text:p>
          </table:table-cell>
          <table:table-cell office:value-type="float" office:value="6.6975835667" calcext:value-type="float">
            <text:p>6.6975835667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6.808125" calcext:value-type="float">
            <text:p>6.808125</text:p>
          </table:table-cell>
          <table:table-cell office:value-type="float" office:value="6.6968928167" calcext:value-type="float">
            <text:p>6.6968928167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.811276" calcext:value-type="float">
            <text:p>6.811276</text:p>
          </table:table-cell>
          <table:table-cell office:value-type="float" office:value="6.6954283667" calcext:value-type="float">
            <text:p>6.6954283667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.799961" calcext:value-type="float">
            <text:p>6.799961</text:p>
          </table:table-cell>
          <table:table-cell office:value-type="float" office:value="6.6933972667" calcext:value-type="float">
            <text:p>6.6933972667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.774782" calcext:value-type="float">
            <text:p>6.774782</text:p>
          </table:table-cell>
          <table:table-cell office:value-type="float" office:value="6.6910823667" calcext:value-type="float">
            <text:p>6.6910823667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.739785" calcext:value-type="float">
            <text:p>6.739785</text:p>
          </table:table-cell>
          <table:table-cell office:value-type="float" office:value="6.6887055333" calcext:value-type="float">
            <text:p>6.6887055333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6.700979" calcext:value-type="float">
            <text:p>6.700979</text:p>
          </table:table-cell>
          <table:table-cell office:value-type="float" office:value="6.68628265" calcext:value-type="float">
            <text:p>6.68628265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.664025" calcext:value-type="float">
            <text:p>6.664025</text:p>
          </table:table-cell>
          <table:table-cell office:value-type="float" office:value="6.6830293833" calcext:value-type="float">
            <text:p>6.6830293833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.632376" calcext:value-type="float">
            <text:p>6.632376</text:p>
          </table:table-cell>
          <table:table-cell office:value-type="float" office:value="6.6861662167" calcext:value-type="float">
            <text:p>6.6861662167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.606382" calcext:value-type="float">
            <text:p>6.606382</text:p>
          </table:table-cell>
          <table:table-cell office:value-type="float" office:value="6.6868083167" calcext:value-type="float">
            <text:p>6.6868083167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.579497" calcext:value-type="float">
            <text:p>6.579497</text:p>
          </table:table-cell>
          <table:table-cell office:value-type="float" office:value="6.6877116667" calcext:value-type="float">
            <text:p>6.6877116667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.680982" calcext:value-type="float">
            <text:p>6.680982</text:p>
          </table:table-cell>
          <table:table-cell office:value-type="float" office:value="6.68935555" calcext:value-type="float">
            <text:p>6.68935555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6.609404" calcext:value-type="float">
            <text:p>6.609404</text:p>
          </table:table-cell>
          <table:table-cell office:value-type="float" office:value="6.68979055" calcext:value-type="float">
            <text:p>6.68979055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.614802" calcext:value-type="float">
            <text:p>6.614802</text:p>
          </table:table-cell>
          <table:table-cell office:value-type="float" office:value="6.6919430167" calcext:value-type="float">
            <text:p>6.6919430167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6.635199" calcext:value-type="float">
            <text:p>6.635199</text:p>
          </table:table-cell>
          <table:table-cell office:value-type="float" office:value="6.69448065" calcext:value-type="float">
            <text:p>6.69448065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6.665933" calcext:value-type="float">
            <text:p>6.665933</text:p>
          </table:table-cell>
          <table:table-cell office:value-type="float" office:value="6.69705415" calcext:value-type="float">
            <text:p>6.69705415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6.702237" calcext:value-type="float">
            <text:p>6.702237</text:p>
          </table:table-cell>
          <table:table-cell office:value-type="float" office:value="6.6993599167" calcext:value-type="float">
            <text:p>6.6993599167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.738605" calcext:value-type="float">
            <text:p>6.738605</text:p>
          </table:table-cell>
          <table:table-cell office:value-type="float" office:value="6.7011425833" calcext:value-type="float">
            <text:p>6.7011425833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.769982" calcext:value-type="float">
            <text:p>6.769982</text:p>
          </table:table-cell>
          <table:table-cell office:value-type="float" office:value="6.7022114167" calcext:value-type="float">
            <text:p>6.7022114167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6.792399" calcext:value-type="float">
            <text:p>6.792399</text:p>
          </table:table-cell>
          <table:table-cell office:value-type="float" office:value="6.7024535333" calcext:value-type="float">
            <text:p>6.7024535333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6.802805" calcext:value-type="float">
            <text:p>6.802805</text:p>
          </table:table-cell>
          <table:table-cell office:value-type="float" office:value="6.7018494" calcext:value-type="float">
            <text:p>6.7018494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6.798986" calcext:value-type="float">
            <text:p>6.798986</text:p>
          </table:table-cell>
          <table:table-cell office:value-type="float" office:value="6.70049295" calcext:value-type="float">
            <text:p>6.70049295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6.780311" calcext:value-type="float">
            <text:p>6.780311</text:p>
          </table:table-cell>
          <table:table-cell office:value-type="float" office:value="6.6986085" calcext:value-type="float">
            <text:p>6.6986085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6.74885" calcext:value-type="float">
            <text:p>6.74885</text:p>
          </table:table-cell>
          <table:table-cell office:value-type="float" office:value="6.6965476833" calcext:value-type="float">
            <text:p>6.6965476833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6.709464" calcext:value-type="float">
            <text:p>6.709464</text:p>
          </table:table-cell>
          <table:table-cell office:value-type="float" office:value="6.69475925" calcext:value-type="float">
            <text:p>6.69475925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6.668135" calcext:value-type="float">
            <text:p>6.668135</text:p>
          </table:table-cell>
          <table:table-cell office:value-type="float" office:value="6.69379775" calcext:value-type="float">
            <text:p>6.69379775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.629438" calcext:value-type="float">
            <text:p>6.629438</text:p>
          </table:table-cell>
          <table:table-cell office:value-type="float" office:value="6.6960410333" calcext:value-type="float">
            <text:p>6.6960410333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6.594696" calcext:value-type="float">
            <text:p>6.594696</text:p>
          </table:table-cell>
          <table:table-cell office:value-type="float" office:value="6.6950663333" calcext:value-type="float">
            <text:p>6.6950663333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6.559396" calcext:value-type="float">
            <text:p>6.559396</text:p>
          </table:table-cell>
          <table:table-cell office:value-type="float" office:value="6.6956742833" calcext:value-type="float">
            <text:p>6.6956742833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6.465906" calcext:value-type="float">
            <text:p>6.465906</text:p>
          </table:table-cell>
          <table:table-cell office:value-type="float" office:value="6.6973776667" calcext:value-type="float">
            <text:p>6.6973776667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6.677706" calcext:value-type="float">
            <text:p>6.677706</text:p>
          </table:table-cell>
          <table:table-cell office:value-type="float" office:value="6.7010256667" calcext:value-type="float">
            <text:p>6.7010256667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6.63014" calcext:value-type="float">
            <text:p>6.63014</text:p>
          </table:table-cell>
          <table:table-cell office:value-type="float" office:value="6.70150655" calcext:value-type="float">
            <text:p>6.70150655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6.640914" calcext:value-type="float">
            <text:p>6.640914</text:p>
          </table:table-cell>
          <table:table-cell office:value-type="float" office:value="6.70316705" calcext:value-type="float">
            <text:p>6.70316705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.668044" calcext:value-type="float">
            <text:p>6.668044</text:p>
          </table:table-cell>
          <table:table-cell office:value-type="float" office:value="6.7050522667" calcext:value-type="float">
            <text:p>6.7050522667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6.702505" calcext:value-type="float">
            <text:p>6.702505</text:p>
          </table:table-cell>
          <table:table-cell office:value-type="float" office:value="6.70685695" calcext:value-type="float">
            <text:p>6.70685695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6.738154" calcext:value-type="float">
            <text:p>6.738154</text:p>
          </table:table-cell>
          <table:table-cell office:value-type="float" office:value="6.70835745" calcext:value-type="float">
            <text:p>6.70835745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6.76997" calcext:value-type="float">
            <text:p>6.76997</text:p>
          </table:table-cell>
          <table:table-cell office:value-type="float" office:value="6.70936725" calcext:value-type="float">
            <text:p>6.70936725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6.794175" calcext:value-type="float">
            <text:p>6.794175</text:p>
          </table:table-cell>
          <table:table-cell office:value-type="float" office:value="6.7097429833" calcext:value-type="float">
            <text:p>6.7097429833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6.808375" calcext:value-type="float">
            <text:p>6.808375</text:p>
          </table:table-cell>
          <table:table-cell office:value-type="float" office:value="6.7094112833" calcext:value-type="float">
            <text:p>6.7094112833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6.811434" calcext:value-type="float">
            <text:p>6.811434</text:p>
          </table:table-cell>
          <table:table-cell office:value-type="float" office:value="6.7084061" calcext:value-type="float">
            <text:p>6.7084061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6.803104" calcext:value-type="float">
            <text:p>6.803104</text:p>
          </table:table-cell>
          <table:table-cell office:value-type="float" office:value="6.7068921333" calcext:value-type="float">
            <text:p>6.7068921333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6.783673" calcext:value-type="float">
            <text:p>6.783673</text:p>
          </table:table-cell>
          <table:table-cell office:value-type="float" office:value="6.70514305" calcext:value-type="float">
            <text:p>6.70514305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6.753919" calcext:value-type="float">
            <text:p>6.753919</text:p>
          </table:table-cell>
          <table:table-cell office:value-type="float" office:value="6.7034519167" calcext:value-type="float">
            <text:p>6.7034519167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6.715552" calcext:value-type="float">
            <text:p>6.715552</text:p>
          </table:table-cell>
          <table:table-cell office:value-type="float" office:value="6.7019591333" calcext:value-type="float">
            <text:p>6.7019591333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.67196" calcext:value-type="float">
            <text:p>6.67196</text:p>
          </table:table-cell>
          <table:table-cell office:value-type="float" office:value="6.70013085" calcext:value-type="float">
            <text:p>6.70013085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6.628602" calcext:value-type="float">
            <text:p>6.628602</text:p>
          </table:table-cell>
          <table:table-cell office:value-type="float" office:value="6.7128532" calcext:value-type="float">
            <text:p>6.7128532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.592157" calcext:value-type="float">
            <text:p>6.592157</text:p>
          </table:table-cell>
          <table:table-cell office:value-type="float" office:value="6.7154428333" calcext:value-type="float">
            <text:p>6.7154428333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6.567261" calcext:value-type="float">
            <text:p>6.567261</text:p>
          </table:table-cell>
          <table:table-cell office:value-type="float" office:value="6.7178161167" calcext:value-type="float">
            <text:p>6.7178161167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6.357992" calcext:value-type="float">
            <text:p>6.357992</text:p>
          </table:table-cell>
          <table:table-cell office:value-type="float" office:value="6.7203465833" calcext:value-type="float">
            <text:p>6.7203465833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6.593295" calcext:value-type="float">
            <text:p>6.593295</text:p>
          </table:table-cell>
          <table:table-cell office:value-type="float" office:value="6.7264353333" calcext:value-type="float">
            <text:p>6.7264353333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6.61343" calcext:value-type="float">
            <text:p>6.61343</text:p>
          </table:table-cell>
          <table:table-cell office:value-type="float" office:value="6.7289005667" calcext:value-type="float">
            <text:p>6.7289005667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6.642063" calcext:value-type="float">
            <text:p>6.642063</text:p>
          </table:table-cell>
          <table:table-cell office:value-type="float" office:value="6.73142985" calcext:value-type="float">
            <text:p>6.73142985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6.672638" calcext:value-type="float">
            <text:p>6.672638</text:p>
          </table:table-cell>
          <table:table-cell office:value-type="float" office:value="6.733858" calcext:value-type="float">
            <text:p>6.733858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.702915" calcext:value-type="float">
            <text:p>6.702915</text:p>
          </table:table-cell>
          <table:table-cell office:value-type="float" office:value="6.73604" calcext:value-type="float">
            <text:p>6.73604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6.732239" calcext:value-type="float">
            <text:p>6.732239</text:p>
          </table:table-cell>
          <table:table-cell office:value-type="float" office:value="6.7378238333" calcext:value-type="float">
            <text:p>6.7378238333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6.759361" calcext:value-type="float">
            <text:p>6.759361</text:p>
          </table:table-cell>
          <table:table-cell office:value-type="float" office:value="6.73905575" calcext:value-type="float">
            <text:p>6.73905575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6.781272" calcext:value-type="float">
            <text:p>6.781272</text:p>
          </table:table-cell>
          <table:table-cell office:value-type="float" office:value="6.7396029333" calcext:value-type="float">
            <text:p>6.7396029333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6.793679" calcext:value-type="float">
            <text:p>6.793679</text:p>
          </table:table-cell>
          <table:table-cell office:value-type="float" office:value="6.7393868" calcext:value-type="float">
            <text:p>6.7393868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6.792852" calcext:value-type="float">
            <text:p>6.792852</text:p>
          </table:table-cell>
          <table:table-cell office:value-type="float" office:value="6.7384166667" calcext:value-type="float">
            <text:p>6.7384166667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6.777831" calcext:value-type="float">
            <text:p>6.777831</text:p>
          </table:table-cell>
          <table:table-cell office:value-type="float" office:value="6.7368106667" calcext:value-type="float">
            <text:p>6.7368106667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6.751639" calcext:value-type="float">
            <text:p>6.751639</text:p>
          </table:table-cell>
          <table:table-cell office:value-type="float" office:value="6.7347900167" calcext:value-type="float">
            <text:p>6.7347900167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6.720258" calcext:value-type="float">
            <text:p>6.720258</text:p>
          </table:table-cell>
          <table:table-cell office:value-type="float" office:value="6.7326442667" calcext:value-type="float">
            <text:p>6.7326442667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6.68941" calcext:value-type="float">
            <text:p>6.68941</text:p>
          </table:table-cell>
          <table:table-cell office:value-type="float" office:value="6.7306996167" calcext:value-type="float">
            <text:p>6.7306996167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6.661067" calcext:value-type="float">
            <text:p>6.661067</text:p>
          </table:table-cell>
          <table:table-cell office:value-type="float" office:value="6.7295684667" calcext:value-type="float">
            <text:p>6.7295684667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6.632172" calcext:value-type="float">
            <text:p>6.632172</text:p>
          </table:table-cell>
          <table:table-cell office:value-type="float" office:value="6.7278390667" calcext:value-type="float">
            <text:p>6.7278390667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.594412" calcext:value-type="float">
            <text:p>6.594412</text:p>
          </table:table-cell>
          <table:table-cell office:value-type="float" office:value="6.7272549833" calcext:value-type="float">
            <text:p>6.7272549833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.505783" calcext:value-type="float">
            <text:p>6.505783</text:p>
          </table:table-cell>
          <table:table-cell office:value-type="float" office:value="6.7278377" calcext:value-type="float">
            <text:p>6.7278377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6.852235" calcext:value-type="float">
            <text:p>6.852235</text:p>
          </table:table-cell>
          <table:table-cell office:value-type="float" office:value="6.7304686833" calcext:value-type="float">
            <text:p>6.7304686833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6.670902" calcext:value-type="float">
            <text:p>6.670902</text:p>
          </table:table-cell>
          <table:table-cell office:value-type="float" office:value="6.7279039167" calcext:value-type="float">
            <text:p>6.7279039167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6.660583" calcext:value-type="float">
            <text:p>6.660583</text:p>
          </table:table-cell>
          <table:table-cell office:value-type="float" office:value="6.7289087" calcext:value-type="float">
            <text:p>6.7289087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6.67813" calcext:value-type="float">
            <text:p>6.67813</text:p>
          </table:table-cell>
          <table:table-cell office:value-type="float" office:value="6.730559" calcext:value-type="float">
            <text:p>6.730559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6.707082" calcext:value-type="float">
            <text:p>6.707082</text:p>
          </table:table-cell>
          <table:table-cell office:value-type="float" office:value="6.7322737833" calcext:value-type="float">
            <text:p>6.7322737833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6.738552" calcext:value-type="float">
            <text:p>6.738552</text:p>
          </table:table-cell>
          <table:table-cell office:value-type="float" office:value="6.7337117167" calcext:value-type="float">
            <text:p>6.7337117167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6.76706" calcext:value-type="float">
            <text:p>6.76706</text:p>
          </table:table-cell>
          <table:table-cell office:value-type="float" office:value="6.7346592667" calcext:value-type="float">
            <text:p>6.7346592667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6.789609" calcext:value-type="float">
            <text:p>6.789609</text:p>
          </table:table-cell>
          <table:table-cell office:value-type="float" office:value="6.73498965" calcext:value-type="float">
            <text:p>6.73498965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6.804279" calcext:value-type="float">
            <text:p>6.804279</text:p>
          </table:table-cell>
          <table:table-cell office:value-type="float" office:value="6.7346356333" calcext:value-type="float">
            <text:p>6.7346356333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.809197" calcext:value-type="float">
            <text:p>6.809197</text:p>
          </table:table-cell>
          <table:table-cell office:value-type="float" office:value="6.7335829167" calcext:value-type="float">
            <text:p>6.7335829167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6.802735" calcext:value-type="float">
            <text:p>6.802735</text:p>
          </table:table-cell>
          <table:table-cell office:value-type="float" office:value="6.7318761833" calcext:value-type="float">
            <text:p>6.7318761833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6.784509" calcext:value-type="float">
            <text:p>6.784509</text:p>
          </table:table-cell>
          <table:table-cell office:value-type="float" office:value="6.7296189333" calcext:value-type="float">
            <text:p>6.7296189333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.756151" calcext:value-type="float">
            <text:p>6.756151</text:p>
          </table:table-cell>
          <table:table-cell office:value-type="float" office:value="6.72695595" calcext:value-type="float">
            <text:p>6.72695595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6.721418" calcext:value-type="float">
            <text:p>6.721418</text:p>
          </table:table-cell>
          <table:table-cell office:value-type="float" office:value="6.7240206" calcext:value-type="float">
            <text:p>6.7240206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6.685919" calcext:value-type="float">
            <text:p>6.685919</text:p>
          </table:table-cell>
          <table:table-cell office:value-type="float" office:value="6.7206886667" calcext:value-type="float">
            <text:p>6.7206886667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6.656662" calcext:value-type="float">
            <text:p>6.656662</text:p>
          </table:table-cell>
          <table:table-cell office:value-type="float" office:value="6.7008131167" calcext:value-type="float">
            <text:p>6.7008131167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.641544" calcext:value-type="float">
            <text:p>6.641544</text:p>
          </table:table-cell>
          <table:table-cell office:value-type="float" office:value="6.7010203" calcext:value-type="float">
            <text:p>6.7010203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6.651774" calcext:value-type="float">
            <text:p>6.651774</text:p>
          </table:table-cell>
          <table:table-cell office:value-type="float" office:value="6.7010239667" calcext:value-type="float">
            <text:p>6.7010239667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6.802732" calcext:value-type="float">
            <text:p>6.802732</text:p>
          </table:table-cell>
          <table:table-cell office:value-type="float" office:value="6.7010632833" calcext:value-type="float">
            <text:p>6.7010632833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.570956" calcext:value-type="float">
            <text:p>6.570956</text:p>
          </table:table-cell>
          <table:table-cell office:value-type="float" office:value="6.69903445" calcext:value-type="float">
            <text:p>6.69903445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6.631173" calcext:value-type="float">
            <text:p>6.631173</text:p>
          </table:table-cell>
          <table:table-cell office:value-type="float" office:value="6.7014385833" calcext:value-type="float">
            <text:p>6.7014385833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.661599" calcext:value-type="float">
            <text:p>6.661599</text:p>
          </table:table-cell>
          <table:table-cell office:value-type="float" office:value="6.7034408167" calcext:value-type="float">
            <text:p>6.7034408167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.684786" calcext:value-type="float">
            <text:p>6.684786</text:p>
          </table:table-cell>
          <table:table-cell office:value-type="float" office:value="6.7054717" calcext:value-type="float">
            <text:p>6.7054717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.706559" calcext:value-type="float">
            <text:p>6.706559</text:p>
          </table:table-cell>
          <table:table-cell office:value-type="float" office:value="6.7074966667" calcext:value-type="float">
            <text:p>6.7074966667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.72977" calcext:value-type="float">
            <text:p>6.72977</text:p>
          </table:table-cell>
          <table:table-cell office:value-type="float" office:value="6.70933245" calcext:value-type="float">
            <text:p>6.70933245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6.754027" calcext:value-type="float">
            <text:p>6.754027</text:p>
          </table:table-cell>
          <table:table-cell office:value-type="float" office:value="6.71074345" calcext:value-type="float">
            <text:p>6.71074345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.776325" calcext:value-type="float">
            <text:p>6.776325</text:p>
          </table:table-cell>
          <table:table-cell office:value-type="float" office:value="6.7115211167" calcext:value-type="float">
            <text:p>6.7115211167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.792535" calcext:value-type="float">
            <text:p>6.792535</text:p>
          </table:table-cell>
          <table:table-cell office:value-type="float" office:value="6.7115240167" calcext:value-type="float">
            <text:p>6.7115240167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6.798742" calcext:value-type="float">
            <text:p>6.798742</text:p>
          </table:table-cell>
          <table:table-cell office:value-type="float" office:value="6.7106893833" calcext:value-type="float">
            <text:p>6.7106893833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6.792514" calcext:value-type="float">
            <text:p>6.792514</text:p>
          </table:table-cell>
          <table:table-cell office:value-type="float" office:value="6.7090474833" calcext:value-type="float">
            <text:p>6.7090474833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.774273" calcext:value-type="float">
            <text:p>6.774273</text:p>
          </table:table-cell>
          <table:table-cell office:value-type="float" office:value="6.7067389833" calcext:value-type="float">
            <text:p>6.7067389833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.748064" calcext:value-type="float">
            <text:p>6.748064</text:p>
          </table:table-cell>
          <table:table-cell office:value-type="float" office:value="6.7040019167" calcext:value-type="float">
            <text:p>6.7040019167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.720596" calcext:value-type="float">
            <text:p>6.720596</text:p>
          </table:table-cell>
          <table:table-cell office:value-type="float" office:value="6.7011058333" calcext:value-type="float">
            <text:p>6.7011058333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6.698159" calcext:value-type="float">
            <text:p>6.698159</text:p>
          </table:table-cell>
          <table:table-cell office:value-type="float" office:value="6.6981957167" calcext:value-type="float">
            <text:p>6.6981957167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6.682205" calcext:value-type="float">
            <text:p>6.682205</text:p>
          </table:table-cell>
          <table:table-cell office:value-type="float" office:value="6.6963977667" calcext:value-type="float">
            <text:p>6.6963977667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.664352" calcext:value-type="float">
            <text:p>6.664352</text:p>
          </table:table-cell>
          <table:table-cell office:value-type="float" office:value="6.6947157" calcext:value-type="float">
            <text:p>6.6947157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.605855" calcext:value-type="float">
            <text:p>6.605855</text:p>
          </table:table-cell>
          <table:table-cell office:value-type="float" office:value="6.6937314833" calcext:value-type="float">
            <text:p>6.6937314833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7.435301" calcext:value-type="float">
            <text:p>7.435301</text:p>
          </table:table-cell>
          <table:table-cell office:value-type="float" office:value="6.69430215" calcext:value-type="float">
            <text:p>6.69430215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.78398" calcext:value-type="float">
            <text:p>6.78398</text:p>
          </table:table-cell>
          <table:table-cell office:value-type="float" office:value="6.6817053833" calcext:value-type="float">
            <text:p>6.6817053833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.734554" calcext:value-type="float">
            <text:p>6.734554</text:p>
          </table:table-cell>
          <table:table-cell office:value-type="float" office:value="6.6806214833" calcext:value-type="float">
            <text:p>6.6806214833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.719089" calcext:value-type="float">
            <text:p>6.719089</text:p>
          </table:table-cell>
          <table:table-cell office:value-type="float" office:value="6.68095795" calcext:value-type="float">
            <text:p>6.68095795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.723317" calcext:value-type="float">
            <text:p>6.723317</text:p>
          </table:table-cell>
          <table:table-cell office:value-type="float" office:value="6.6820296" calcext:value-type="float">
            <text:p>6.6820296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.741209" calcext:value-type="float">
            <text:p>6.741209</text:p>
          </table:table-cell>
          <table:table-cell office:value-type="float" office:value="6.6833317667" calcext:value-type="float">
            <text:p>6.6833317667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6.765187" calcext:value-type="float">
            <text:p>6.765187</text:p>
          </table:table-cell>
          <table:table-cell office:value-type="float" office:value="6.68441655" calcext:value-type="float">
            <text:p>6.68441655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.787752" calcext:value-type="float">
            <text:p>6.787752</text:p>
          </table:table-cell>
          <table:table-cell office:value-type="float" office:value="6.6849493667" calcext:value-type="float">
            <text:p>6.6849493667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.803558" calcext:value-type="float">
            <text:p>6.803558</text:p>
          </table:table-cell>
          <table:table-cell office:value-type="float" office:value="6.6847443333" calcext:value-type="float">
            <text:p>6.6847443333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.809945" calcext:value-type="float">
            <text:p>6.809945</text:p>
          </table:table-cell>
          <table:table-cell office:value-type="float" office:value="6.6837568833" calcext:value-type="float">
            <text:p>6.6837568833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.806154" calcext:value-type="float">
            <text:p>6.806154</text:p>
          </table:table-cell>
          <table:table-cell office:value-type="float" office:value="6.6820562167" calcext:value-type="float">
            <text:p>6.6820562167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.792192" calcext:value-type="float">
            <text:p>6.792192</text:p>
          </table:table-cell>
          <table:table-cell office:value-type="float" office:value="6.6798019667" calcext:value-type="float">
            <text:p>6.6798019667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.768304" calcext:value-type="float">
            <text:p>6.768304</text:p>
          </table:table-cell>
          <table:table-cell office:value-type="float" office:value="6.6772261833" calcext:value-type="float">
            <text:p>6.6772261833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.735471" calcext:value-type="float">
            <text:p>6.735471</text:p>
          </table:table-cell>
          <table:table-cell office:value-type="float" office:value="6.67459865" calcext:value-type="float">
            <text:p>6.67459865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6.696492" calcext:value-type="float">
            <text:p>6.696492</text:p>
          </table:table-cell>
          <table:table-cell office:value-type="float" office:value="6.6721205333" calcext:value-type="float">
            <text:p>6.6721205333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.656592" calcext:value-type="float">
            <text:p>6.656592</text:p>
          </table:table-cell>
          <table:table-cell office:value-type="float" office:value="6.6686906333" calcext:value-type="float">
            <text:p>6.6686906333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.622894" calcext:value-type="float">
            <text:p>6.622894</text:p>
          </table:table-cell>
          <table:table-cell office:value-type="float" office:value="6.6688877833" calcext:value-type="float">
            <text:p>6.6688877833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6.603579" calcext:value-type="float">
            <text:p>6.603579</text:p>
          </table:table-cell>
          <table:table-cell office:value-type="float" office:value="6.66943345" calcext:value-type="float">
            <text:p>6.66943345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6.621541" calcext:value-type="float">
            <text:p>6.621541</text:p>
          </table:table-cell>
          <table:table-cell office:value-type="float" office:value="6.6705423333" calcext:value-type="float">
            <text:p>6.6705423333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.557303" calcext:value-type="float">
            <text:p>6.557303</text:p>
          </table:table-cell>
          <table:table-cell office:value-type="float" office:value="6.6717404667" calcext:value-type="float">
            <text:p>6.6717404667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6.597127" calcext:value-type="float">
            <text:p>6.597127</text:p>
          </table:table-cell>
          <table:table-cell office:value-type="float" office:value="6.67447035" calcext:value-type="float">
            <text:p>6.67447035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6.629375" calcext:value-type="float">
            <text:p>6.629375</text:p>
          </table:table-cell>
          <table:table-cell office:value-type="float" office:value="6.67701355" calcext:value-type="float">
            <text:p>6.67701355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.663642" calcext:value-type="float">
            <text:p>6.663642</text:p>
          </table:table-cell>
          <table:table-cell office:value-type="float" office:value="6.6794536333" calcext:value-type="float">
            <text:p>6.6794536333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6.698349" calcext:value-type="float">
            <text:p>6.698349</text:p>
          </table:table-cell>
          <table:table-cell office:value-type="float" office:value="6.6816582167" calcext:value-type="float">
            <text:p>6.6816582167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.731189" calcext:value-type="float">
            <text:p>6.731189</text:p>
          </table:table-cell>
          <table:table-cell office:value-type="float" office:value="6.6834774167" calcext:value-type="float">
            <text:p>6.6834774167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.759601" calcext:value-type="float">
            <text:p>6.759601</text:p>
          </table:table-cell>
          <table:table-cell office:value-type="float" office:value="6.6847734667" calcext:value-type="float">
            <text:p>6.6847734667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.781017" calcext:value-type="float">
            <text:p>6.781017</text:p>
          </table:table-cell>
          <table:table-cell office:value-type="float" office:value="6.6854430333" calcext:value-type="float">
            <text:p>6.6854430333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6.793358" calcext:value-type="float">
            <text:p>6.793358</text:p>
          </table:table-cell>
          <table:table-cell office:value-type="float" office:value="6.6854347333" calcext:value-type="float">
            <text:p>6.6854347333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6.795405" calcext:value-type="float">
            <text:p>6.795405</text:p>
          </table:table-cell>
          <table:table-cell office:value-type="float" office:value="6.6847580833" calcext:value-type="float">
            <text:p>6.6847580833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.786883" calcext:value-type="float">
            <text:p>6.786883</text:p>
          </table:table-cell>
          <table:table-cell office:value-type="float" office:value="6.68348405" calcext:value-type="float">
            <text:p>6.68348405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.768368" calcext:value-type="float">
            <text:p>6.768368</text:p>
          </table:table-cell>
          <table:table-cell office:value-type="float" office:value="6.6817364833" calcext:value-type="float">
            <text:p>6.6817364833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.741116" calcext:value-type="float">
            <text:p>6.741116</text:p>
          </table:table-cell>
          <table:table-cell office:value-type="float" office:value="6.6796675667" calcext:value-type="float">
            <text:p>6.6796675667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.706793" calcext:value-type="float">
            <text:p>6.706793</text:p>
          </table:table-cell>
          <table:table-cell office:value-type="float" office:value="6.6773978167" calcext:value-type="float">
            <text:p>6.6773978167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.6673" calcext:value-type="float">
            <text:p>6.6673</text:p>
          </table:table-cell>
          <table:table-cell office:value-type="float" office:value="6.6747438333" calcext:value-type="float">
            <text:p>6.6747438333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6.62473" calcext:value-type="float">
            <text:p>6.62473</text:p>
          </table:table-cell>
          <table:table-cell office:value-type="float" office:value="6.6804850667" calcext:value-type="float">
            <text:p>6.6804850667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6.58003" calcext:value-type="float">
            <text:p>6.58003</text:p>
          </table:table-cell>
          <table:table-cell office:value-type="float" office:value="6.6807186333" calcext:value-type="float">
            <text:p>6.6807186333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.521502" calcext:value-type="float">
            <text:p>6.521502</text:p>
          </table:table-cell>
          <table:table-cell office:value-type="float" office:value="6.6814484833" calcext:value-type="float">
            <text:p>6.6814484833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5.493386" calcext:value-type="float">
            <text:p>5.493386</text:p>
          </table:table-cell>
          <table:table-cell office:value-type="float" office:value="6.6833955667" calcext:value-type="float">
            <text:p>6.6833955667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.669093" calcext:value-type="float">
            <text:p>6.669093</text:p>
          </table:table-cell>
          <table:table-cell office:value-type="float" office:value="6.70299615" calcext:value-type="float">
            <text:p>6.70299615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.641764" calcext:value-type="float">
            <text:p>6.641764</text:p>
          </table:table-cell>
          <table:table-cell office:value-type="float" office:value="6.7036555667" calcext:value-type="float">
            <text:p>6.7036555667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.654133" calcext:value-type="float">
            <text:p>6.654133</text:p>
          </table:table-cell>
          <table:table-cell office:value-type="float" office:value="6.7054151833" calcext:value-type="float">
            <text:p>6.7054151833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.681002" calcext:value-type="float">
            <text:p>6.681002</text:p>
          </table:table-cell>
          <table:table-cell office:value-type="float" office:value="6.7074824833" calcext:value-type="float">
            <text:p>6.7074824833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.715204" calcext:value-type="float">
            <text:p>6.715204</text:p>
          </table:table-cell>
          <table:table-cell office:value-type="float" office:value="6.7094105167" calcext:value-type="float">
            <text:p>6.7094105167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.751307" calcext:value-type="float">
            <text:p>6.751307</text:p>
          </table:table-cell>
          <table:table-cell office:value-type="float" office:value="6.71084915" calcext:value-type="float">
            <text:p>6.71084915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.783452" calcext:value-type="float">
            <text:p>6.783452</text:p>
          </table:table-cell>
          <table:table-cell office:value-type="float" office:value="6.71155875" calcext:value-type="float">
            <text:p>6.71155875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.806284" calcext:value-type="float">
            <text:p>6.806284</text:p>
          </table:table-cell>
          <table:table-cell office:value-type="float" office:value="6.7114428833" calcext:value-type="float">
            <text:p>6.7114428833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.816706" calcext:value-type="float">
            <text:p>6.816706</text:p>
          </table:table-cell>
          <table:table-cell office:value-type="float" office:value="6.71054435" calcext:value-type="float">
            <text:p>6.71054435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.81443" calcext:value-type="float">
            <text:p>6.81443</text:p>
          </table:table-cell>
          <table:table-cell office:value-type="float" office:value="6.7089983333" calcext:value-type="float">
            <text:p>6.7089983333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.800687" calcext:value-type="float">
            <text:p>6.800687</text:p>
          </table:table-cell>
          <table:table-cell office:value-type="float" office:value="6.70698755" calcext:value-type="float">
            <text:p>6.70698755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.776499" calcext:value-type="float">
            <text:p>6.776499</text:p>
          </table:table-cell>
          <table:table-cell office:value-type="float" office:value="6.704757" calcext:value-type="float">
            <text:p>6.704757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.742457" calcext:value-type="float">
            <text:p>6.742457</text:p>
          </table:table-cell>
          <table:table-cell office:value-type="float" office:value="6.7026985667" calcext:value-type="float">
            <text:p>6.7026985667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.700228" calcext:value-type="float">
            <text:p>6.700228</text:p>
          </table:table-cell>
          <table:table-cell office:value-type="float" office:value="6.7014948167" calcext:value-type="float">
            <text:p>6.7014948167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.654004" calcext:value-type="float">
            <text:p>6.654004</text:p>
          </table:table-cell>
          <table:table-cell office:value-type="float" office:value="6.7032718333" calcext:value-type="float">
            <text:p>6.7032718333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.610049" calcext:value-type="float">
            <text:p>6.610049</text:p>
          </table:table-cell>
          <table:table-cell office:value-type="float" office:value="6.7003986167" calcext:value-type="float">
            <text:p>6.7003986167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.574299" calcext:value-type="float">
            <text:p>6.574299</text:p>
          </table:table-cell>
          <table:table-cell office:value-type="float" office:value="6.70092905" calcext:value-type="float">
            <text:p>6.70092905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.545989" calcext:value-type="float">
            <text:p>6.545989</text:p>
          </table:table-cell>
          <table:table-cell office:value-type="float" office:value="6.7030582333" calcext:value-type="float">
            <text:p>6.7030582333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.590282" calcext:value-type="float">
            <text:p>6.590282</text:p>
          </table:table-cell>
          <table:table-cell office:value-type="float" office:value="6.70624815" calcext:value-type="float">
            <text:p>6.70624815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.581281" calcext:value-type="float">
            <text:p>6.581281</text:p>
          </table:table-cell>
          <table:table-cell office:value-type="float" office:value="6.7090669" calcext:value-type="float">
            <text:p>6.7090669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.605299" calcext:value-type="float">
            <text:p>6.605299</text:p>
          </table:table-cell>
          <table:table-cell office:value-type="float" office:value="6.7123252" calcext:value-type="float">
            <text:p>6.7123252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.640095" calcext:value-type="float">
            <text:p>6.640095</text:p>
          </table:table-cell>
          <table:table-cell office:value-type="float" office:value="6.7154717667" calcext:value-type="float">
            <text:p>6.7154717667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.679495" calcext:value-type="float">
            <text:p>6.679495</text:p>
          </table:table-cell>
          <table:table-cell office:value-type="float" office:value="6.7183078833" calcext:value-type="float">
            <text:p>6.7183078833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.718946" calcext:value-type="float">
            <text:p>6.718946</text:p>
          </table:table-cell>
          <table:table-cell office:value-type="float" office:value="6.7206618667" calcext:value-type="float">
            <text:p>6.7206618667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.754742" calcext:value-type="float">
            <text:p>6.754742</text:p>
          </table:table-cell>
          <table:table-cell office:value-type="float" office:value="6.7223650833" calcext:value-type="float">
            <text:p>6.7223650833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.783388" calcext:value-type="float">
            <text:p>6.783388</text:p>
          </table:table-cell>
          <table:table-cell office:value-type="float" office:value="6.7232792" calcext:value-type="float">
            <text:p>6.7232792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.801447" calcext:value-type="float">
            <text:p>6.801447</text:p>
          </table:table-cell>
          <table:table-cell office:value-type="float" office:value="6.7233375667" calcext:value-type="float">
            <text:p>6.7233375667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.806296" calcext:value-type="float">
            <text:p>6.806296</text:p>
          </table:table-cell>
          <table:table-cell office:value-type="float" office:value="6.7225715167" calcext:value-type="float">
            <text:p>6.7225715167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.797156" calcext:value-type="float">
            <text:p>6.797156</text:p>
          </table:table-cell>
          <table:table-cell office:value-type="float" office:value="6.7211042167" calcext:value-type="float">
            <text:p>6.7211042167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.77545" calcext:value-type="float">
            <text:p>6.77545</text:p>
          </table:table-cell>
          <table:table-cell office:value-type="float" office:value="6.7191157667" calcext:value-type="float">
            <text:p>6.7191157667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.744311" calcext:value-type="float">
            <text:p>6.744311</text:p>
          </table:table-cell>
          <table:table-cell office:value-type="float" office:value="6.7167976667" calcext:value-type="float">
            <text:p>6.7167976667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.707905" calcext:value-type="float">
            <text:p>6.707905</text:p>
          </table:table-cell>
          <table:table-cell office:value-type="float" office:value="6.71430625" calcext:value-type="float">
            <text:p>6.71430625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.670899" calcext:value-type="float">
            <text:p>6.670899</text:p>
          </table:table-cell>
          <table:table-cell office:value-type="float" office:value="6.7116479" calcext:value-type="float">
            <text:p>6.7116479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.637645" calcext:value-type="float">
            <text:p>6.637645</text:p>
          </table:table-cell>
          <table:table-cell office:value-type="float" office:value="6.69371455" calcext:value-type="float">
            <text:p>6.69371455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.610652" calcext:value-type="float">
            <text:p>6.610652</text:p>
          </table:table-cell>
          <table:table-cell office:value-type="float" office:value="6.6929791167" calcext:value-type="float">
            <text:p>6.6929791167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.586784" calcext:value-type="float">
            <text:p>6.586784</text:p>
          </table:table-cell>
          <table:table-cell office:value-type="float" office:value="6.6926460333" calcext:value-type="float">
            <text:p>6.6926460333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.490698" calcext:value-type="float">
            <text:p>6.490698</text:p>
          </table:table-cell>
          <table:table-cell office:value-type="float" office:value="6.6931799333" calcext:value-type="float">
            <text:p>6.6931799333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.668421" calcext:value-type="float">
            <text:p>6.668421</text:p>
          </table:table-cell>
          <table:table-cell office:value-type="float" office:value="6.6960300333" calcext:value-type="float">
            <text:p>6.6960300333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.655634" calcext:value-type="float">
            <text:p>6.655634</text:p>
          </table:table-cell>
          <table:table-cell office:value-type="float" office:value="6.69668015" calcext:value-type="float">
            <text:p>6.69668015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.670112" calcext:value-type="float">
            <text:p>6.670112</text:p>
          </table:table-cell>
          <table:table-cell office:value-type="float" office:value="6.6982043333" calcext:value-type="float">
            <text:p>6.6982043333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.693429" calcext:value-type="float">
            <text:p>6.693429</text:p>
          </table:table-cell>
          <table:table-cell office:value-type="float" office:value="6.6999792333" calcext:value-type="float">
            <text:p>6.6999792333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.721096" calcext:value-type="float">
            <text:p>6.721096</text:p>
          </table:table-cell>
          <table:table-cell office:value-type="float" office:value="6.7016811333" calcext:value-type="float">
            <text:p>6.7016811333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.749719" calcext:value-type="float">
            <text:p>6.749719</text:p>
          </table:table-cell>
          <table:table-cell office:value-type="float" office:value="6.7030684667" calcext:value-type="float">
            <text:p>6.7030684667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.77578" calcext:value-type="float">
            <text:p>6.77578</text:p>
          </table:table-cell>
          <table:table-cell office:value-type="float" office:value="6.7039511333" calcext:value-type="float">
            <text:p>6.7039511333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.795917" calcext:value-type="float">
            <text:p>6.795917</text:p>
          </table:table-cell>
          <table:table-cell office:value-type="float" office:value="6.7041853167" calcext:value-type="float">
            <text:p>6.7041853167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.807501" calcext:value-type="float">
            <text:p>6.807501</text:p>
          </table:table-cell>
          <table:table-cell office:value-type="float" office:value="6.70368375" calcext:value-type="float">
            <text:p>6.70368375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.808952" calcext:value-type="float">
            <text:p>6.808952</text:p>
          </table:table-cell>
          <table:table-cell office:value-type="float" office:value="6.7024281333" calcext:value-type="float">
            <text:p>6.7024281333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.799775" calcext:value-type="float">
            <text:p>6.799775</text:p>
          </table:table-cell>
          <table:table-cell office:value-type="float" office:value="6.7004736167" calcext:value-type="float">
            <text:p>6.7004736167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.780519" calcext:value-type="float">
            <text:p>6.780519</text:p>
          </table:table-cell>
          <table:table-cell office:value-type="float" office:value="6.6979445" calcext:value-type="float">
            <text:p>6.6979445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.752759" calcext:value-type="float">
            <text:p>6.752759</text:p>
          </table:table-cell>
          <table:table-cell office:value-type="float" office:value="6.69501805" calcext:value-type="float">
            <text:p>6.69501805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.718963" calcext:value-type="float">
            <text:p>6.718963</text:p>
          </table:table-cell>
          <table:table-cell office:value-type="float" office:value="6.6918611667" calcext:value-type="float">
            <text:p>6.6918611667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.682029" calcext:value-type="float">
            <text:p>6.682029</text:p>
          </table:table-cell>
          <table:table-cell office:value-type="float" office:value="6.6881544833" calcext:value-type="float">
            <text:p>6.6881544833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.644233" calcext:value-type="float">
            <text:p>6.644233</text:p>
          </table:table-cell>
          <table:table-cell office:value-type="float" office:value="6.6890568167" calcext:value-type="float">
            <text:p>6.6890568167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.604931" calcext:value-type="float">
            <text:p>6.604931</text:p>
          </table:table-cell>
          <table:table-cell office:value-type="float" office:value="6.6888940833" calcext:value-type="float">
            <text:p>6.6888940833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.547554" calcext:value-type="float">
            <text:p>6.547554</text:p>
          </table:table-cell>
          <table:table-cell office:value-type="float" office:value="6.68956095" calcext:value-type="float">
            <text:p>6.68956095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7.011774" calcext:value-type="float">
            <text:p>7.011774</text:p>
          </table:table-cell>
          <table:table-cell office:value-type="float" office:value="6.6916730333" calcext:value-type="float">
            <text:p>6.6916730333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.638744" calcext:value-type="float">
            <text:p>6.638744</text:p>
          </table:table-cell>
          <table:table-cell office:value-type="float" office:value="6.6866429" calcext:value-type="float">
            <text:p>6.6866429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.623821" calcext:value-type="float">
            <text:p>6.623821</text:p>
          </table:table-cell>
          <table:table-cell office:value-type="float" office:value="6.6884142167" calcext:value-type="float">
            <text:p>6.6884142167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.638327" calcext:value-type="float">
            <text:p>6.638327</text:p>
          </table:table-cell>
          <table:table-cell office:value-type="float" office:value="6.6909324333" calcext:value-type="float">
            <text:p>6.6909324333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.669421" calcext:value-type="float">
            <text:p>6.669421</text:p>
          </table:table-cell>
          <table:table-cell office:value-type="float" office:value="6.69357855" calcext:value-type="float">
            <text:p>6.69357855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.708658" calcext:value-type="float">
            <text:p>6.708658</text:p>
          </table:table-cell>
          <table:table-cell office:value-type="float" office:value="6.6959250333" calcext:value-type="float">
            <text:p>6.6959250333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.747341" calcext:value-type="float">
            <text:p>6.747341</text:p>
          </table:table-cell>
          <table:table-cell office:value-type="float" office:value="6.6976677833" calcext:value-type="float">
            <text:p>6.6976677833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6.778171" calcext:value-type="float">
            <text:p>6.778171</text:p>
          </table:table-cell>
          <table:table-cell office:value-type="float" office:value="6.6986332667" calcext:value-type="float">
            <text:p>6.6986332667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.796684" calcext:value-type="float">
            <text:p>6.796684</text:p>
          </table:table-cell>
          <table:table-cell office:value-type="float" office:value="6.6987711333" calcext:value-type="float">
            <text:p>6.6987711333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.801522" calcext:value-type="float">
            <text:p>6.801522</text:p>
          </table:table-cell>
          <table:table-cell office:value-type="float" office:value="6.6981398333" calcext:value-type="float">
            <text:p>6.6981398333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.793883" calcext:value-type="float">
            <text:p>6.793883</text:p>
          </table:table-cell>
          <table:table-cell office:value-type="float" office:value="6.696891" calcext:value-type="float">
            <text:p>6.696891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.7765" calcext:value-type="float">
            <text:p>6.7765</text:p>
          </table:table-cell>
          <table:table-cell office:value-type="float" office:value="6.69524845" calcext:value-type="float">
            <text:p>6.69524845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.752372" calcext:value-type="float">
            <text:p>6.752372</text:p>
          </table:table-cell>
          <table:table-cell office:value-type="float" office:value="6.6934851833" calcext:value-type="float">
            <text:p>6.6934851833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.723945" calcext:value-type="float">
            <text:p>6.723945</text:p>
          </table:table-cell>
          <table:table-cell office:value-type="float" office:value="6.6919180333" calcext:value-type="float">
            <text:p>6.6919180333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.693783" calcext:value-type="float">
            <text:p>6.693783</text:p>
          </table:table-cell>
          <table:table-cell office:value-type="float" office:value="6.6909706667" calcext:value-type="float">
            <text:p>6.6909706667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.666854" calcext:value-type="float">
            <text:p>6.666854</text:p>
          </table:table-cell>
          <table:table-cell office:value-type="float" office:value="6.6929341" calcext:value-type="float">
            <text:p>6.6929341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.652993" calcext:value-type="float">
            <text:p>6.652993</text:p>
          </table:table-cell>
          <table:table-cell office:value-type="float" office:value="6.6918667667" calcext:value-type="float">
            <text:p>6.6918667667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.670232" calcext:value-type="float">
            <text:p>6.670232</text:p>
          </table:table-cell>
          <table:table-cell office:value-type="float" office:value="6.6918264167" calcext:value-type="float">
            <text:p>6.6918264167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.806849" calcext:value-type="float">
            <text:p>6.806849</text:p>
          </table:table-cell>
          <table:table-cell office:value-type="float" office:value="6.69191935" calcext:value-type="float">
            <text:p>6.69191935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.481611" calcext:value-type="float">
            <text:p>6.481611</text:p>
          </table:table-cell>
          <table:table-cell office:value-type="float" office:value="6.6900604333" calcext:value-type="float">
            <text:p>6.6900604333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.641875" calcext:value-type="float">
            <text:p>6.641875</text:p>
          </table:table-cell>
          <table:table-cell office:value-type="float" office:value="6.6939389167" calcext:value-type="float">
            <text:p>6.6939389167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.70205" calcext:value-type="float">
            <text:p>6.70205</text:p>
          </table:table-cell>
          <table:table-cell office:value-type="float" office:value="6.6955036" calcext:value-type="float">
            <text:p>6.6955036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.737384" calcext:value-type="float">
            <text:p>6.737384</text:p>
          </table:table-cell>
          <table:table-cell office:value-type="float" office:value="6.6964562833" calcext:value-type="float">
            <text:p>6.6964562833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.759407" calcext:value-type="float">
            <text:p>6.759407</text:p>
          </table:table-cell>
          <table:table-cell office:value-type="float" office:value="6.69719015" calcext:value-type="float">
            <text:p>6.69719015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.776779" calcext:value-type="float">
            <text:p>6.776779</text:p>
          </table:table-cell>
          <table:table-cell office:value-type="float" office:value="6.69783455" calcext:value-type="float">
            <text:p>6.69783455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.794093" calcext:value-type="float">
            <text:p>6.794093</text:p>
          </table:table-cell>
          <table:table-cell office:value-type="float" office:value="6.6983097333" calcext:value-type="float">
            <text:p>6.6983097333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.810262" calcext:value-type="float">
            <text:p>6.810262</text:p>
          </table:table-cell>
          <table:table-cell office:value-type="float" office:value="6.6984084167" calcext:value-type="float">
            <text:p>6.6984084167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.820734" calcext:value-type="float">
            <text:p>6.820734</text:p>
          </table:table-cell>
          <table:table-cell office:value-type="float" office:value="6.6979028833" calcext:value-type="float">
            <text:p>6.6979028833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.821139" calcext:value-type="float">
            <text:p>6.821139</text:p>
          </table:table-cell>
          <table:table-cell office:value-type="float" office:value="6.6966218333" calcext:value-type="float">
            <text:p>6.6966218333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.809589" calcext:value-type="float">
            <text:p>6.809589</text:p>
          </table:table-cell>
          <table:table-cell office:value-type="float" office:value="6.69449235" calcext:value-type="float">
            <text:p>6.69449235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.78689" calcext:value-type="float">
            <text:p>6.78689</text:p>
          </table:table-cell>
          <table:table-cell office:value-type="float" office:value="6.69157805" calcext:value-type="float">
            <text:p>6.69157805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.755484" calcext:value-type="float">
            <text:p>6.755484</text:p>
          </table:table-cell>
          <table:table-cell office:value-type="float" office:value="6.6881185" calcext:value-type="float">
            <text:p>6.6881185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.718258" calcext:value-type="float">
            <text:p>6.718258</text:p>
          </table:table-cell>
          <table:table-cell office:value-type="float" office:value="6.68452245" calcext:value-type="float">
            <text:p>6.68452245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.677849" calcext:value-type="float">
            <text:p>6.677849</text:p>
          </table:table-cell>
          <table:table-cell office:value-type="float" office:value="6.6812395833" calcext:value-type="float">
            <text:p>6.6812395833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.636364" calcext:value-type="float">
            <text:p>6.636364</text:p>
          </table:table-cell>
          <table:table-cell office:value-type="float" office:value="6.6800466167" calcext:value-type="float">
            <text:p>6.6800466167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6.594826" calcext:value-type="float">
            <text:p>6.594826</text:p>
          </table:table-cell>
          <table:table-cell office:value-type="float" office:value="6.67917915" calcext:value-type="float">
            <text:p>6.67917915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.548404" calcext:value-type="float">
            <text:p>6.548404</text:p>
          </table:table-cell>
          <table:table-cell office:value-type="float" office:value="6.6796112" calcext:value-type="float">
            <text:p>6.6796112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5.594898" calcext:value-type="float">
            <text:p>5.594898</text:p>
          </table:table-cell>
          <table:table-cell office:value-type="float" office:value="6.6815013333" calcext:value-type="float">
            <text:p>6.6815013333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.593519" calcext:value-type="float">
            <text:p>6.593519</text:p>
          </table:table-cell>
          <table:table-cell office:value-type="float" office:value="6.6999513167" calcext:value-type="float">
            <text:p>6.6999513167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.590667" calcext:value-type="float">
            <text:p>6.590667</text:p>
          </table:table-cell>
          <table:table-cell office:value-type="float" office:value="6.7023650333" calcext:value-type="float">
            <text:p>6.7023650333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.618818" calcext:value-type="float">
            <text:p>6.618818</text:p>
          </table:table-cell>
          <table:table-cell office:value-type="float" office:value="6.7053368833" calcext:value-type="float">
            <text:p>6.7053368833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.661704" calcext:value-type="float">
            <text:p>6.661704</text:p>
          </table:table-cell>
          <table:table-cell office:value-type="float" office:value="6.7082177667" calcext:value-type="float">
            <text:p>6.7082177667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.707428" calcext:value-type="float">
            <text:p>6.707428</text:p>
          </table:table-cell>
          <table:table-cell office:value-type="float" office:value="6.7106051833" calcext:value-type="float">
            <text:p>6.7106051833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.747085" calcext:value-type="float">
            <text:p>6.747085</text:p>
          </table:table-cell>
          <table:table-cell office:value-type="float" office:value="6.7122936333" calcext:value-type="float">
            <text:p>6.7122936333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.776606" calcext:value-type="float">
            <text:p>6.776606</text:p>
          </table:table-cell>
          <table:table-cell office:value-type="float" office:value="6.7132457167" calcext:value-type="float">
            <text:p>6.7132457167</text:p>
          </table:table-cell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.795543" calcext:value-type="float">
            <text:p>6.795543</text:p>
          </table:table-cell>
          <table:table-cell office:value-type="float" office:value="6.7135120167" calcext:value-type="float">
            <text:p>6.7135120167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.804336" calcext:value-type="float">
            <text:p>6.804336</text:p>
          </table:table-cell>
          <table:table-cell office:value-type="float" office:value="6.7131490667" calcext:value-type="float">
            <text:p>6.7131490667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.802679" calcext:value-type="float">
            <text:p>6.802679</text:p>
          </table:table-cell>
          <table:table-cell office:value-type="float" office:value="6.7121837833" calcext:value-type="float">
            <text:p>6.7121837833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.789831" calcext:value-type="float">
            <text:p>6.789831</text:p>
          </table:table-cell>
          <table:table-cell office:value-type="float" office:value="6.7106365167" calcext:value-type="float">
            <text:p>6.7106365167</text:p>
          </table:table-cell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.765823" calcext:value-type="float">
            <text:p>6.765823</text:p>
          </table:table-cell>
          <table:table-cell office:value-type="float" office:value="6.708577" calcext:value-type="float">
            <text:p>6.708577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.732164" calcext:value-type="float">
            <text:p>6.732164</text:p>
          </table:table-cell>
          <table:table-cell office:value-type="float" office:value="6.7061654167" calcext:value-type="float">
            <text:p>6.7061654167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.691681" calcext:value-type="float">
            <text:p>6.691681</text:p>
          </table:table-cell>
          <table:table-cell office:value-type="float" office:value="6.7036153833" calcext:value-type="float">
            <text:p>6.7036153833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.648028" calcext:value-type="float">
            <text:p>6.648028</text:p>
          </table:table-cell>
          <table:table-cell office:value-type="float" office:value="6.7006178" calcext:value-type="float">
            <text:p>6.7006178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.604932" calcext:value-type="float">
            <text:p>6.604932</text:p>
          </table:table-cell>
          <table:table-cell office:value-type="float" office:value="6.7003010667" calcext:value-type="float">
            <text:p>6.7003010667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.563346" calcext:value-type="float">
            <text:p>6.563346</text:p>
          </table:table-cell>
          <table:table-cell office:value-type="float" office:value="6.7003753667" calcext:value-type="float">
            <text:p>6.7003753667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.496562" calcext:value-type="float">
            <text:p>6.496562</text:p>
          </table:table-cell>
          <table:table-cell office:value-type="float" office:value="6.7014373333" calcext:value-type="float">
            <text:p>6.7014373333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.736169" calcext:value-type="float">
            <text:p>6.736169</text:p>
          </table:table-cell>
          <table:table-cell office:value-type="float" office:value="6.70412185" calcext:value-type="float">
            <text:p>6.70412185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.634469" calcext:value-type="float">
            <text:p>6.634469</text:p>
          </table:table-cell>
          <table:table-cell office:value-type="float" office:value="6.7034302333" calcext:value-type="float">
            <text:p>6.7034302333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.644943" calcext:value-type="float">
            <text:p>6.644943</text:p>
          </table:table-cell>
          <table:table-cell office:value-type="float" office:value="6.70506675" calcext:value-type="float">
            <text:p>6.70506675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.674279" calcext:value-type="float">
            <text:p>6.674279</text:p>
          </table:table-cell>
          <table:table-cell office:value-type="float" office:value="6.7070836" calcext:value-type="float">
            <text:p>6.7070836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.709966" calcext:value-type="float">
            <text:p>6.709966</text:p>
          </table:table-cell>
          <table:table-cell office:value-type="float" office:value="6.70900995" calcext:value-type="float">
            <text:p>6.70900995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.745023" calcext:value-type="float">
            <text:p>6.745023</text:p>
          </table:table-cell>
          <table:table-cell office:value-type="float" office:value="6.7105401333" calcext:value-type="float">
            <text:p>6.7105401333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6.774914" calcext:value-type="float">
            <text:p>6.774914</text:p>
          </table:table-cell>
          <table:table-cell office:value-type="float" office:value="6.7114799667" calcext:value-type="float">
            <text:p>6.7114799667</text:p>
          </table:table-cell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6.797094" calcext:value-type="float">
            <text:p>6.797094</text:p>
          </table:table-cell>
          <table:table-cell office:value-type="float" office:value="6.71173405" calcext:value-type="float">
            <text:p>6.71173405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6.81021" calcext:value-type="float">
            <text:p>6.81021</text:p>
          </table:table-cell>
          <table:table-cell office:value-type="float" office:value="6.7112866333" calcext:value-type="float">
            <text:p>6.7112866333</text:p>
          </table:table-cell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6.813223" calcext:value-type="float">
            <text:p>6.813223</text:p>
          </table:table-cell>
          <table:table-cell office:value-type="float" office:value="6.7101853333" calcext:value-type="float">
            <text:p>6.7101853333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.80527" calcext:value-type="float">
            <text:p>6.80527</text:p>
          </table:table-cell>
          <table:table-cell office:value-type="float" office:value="6.7085306667" calcext:value-type="float">
            <text:p>6.7085306667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6.786443" calcext:value-type="float">
            <text:p>6.786443</text:p>
          </table:table-cell>
          <table:table-cell office:value-type="float" office:value="6.70646165" calcext:value-type="float">
            <text:p>6.70646165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6.758806" calcext:value-type="float">
            <text:p>6.758806</text:p>
          </table:table-cell>
          <table:table-cell office:value-type="float" office:value="6.7041319333" calcext:value-type="float">
            <text:p>6.7041319333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6.726592" calcext:value-type="float">
            <text:p>6.726592</text:p>
          </table:table-cell>
          <table:table-cell office:value-type="float" office:value="6.7016837167" calcext:value-type="float">
            <text:p>6.7016837167</text:p>
          </table:table-cell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6.69533" calcext:value-type="float">
            <text:p>6.69533</text:p>
          </table:table-cell>
          <table:table-cell office:value-type="float" office:value="6.6991964167" calcext:value-type="float">
            <text:p>6.6991964167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6.670704" calcext:value-type="float">
            <text:p>6.670704</text:p>
          </table:table-cell>
          <table:table-cell office:value-type="float" office:value="6.6898206" calcext:value-type="float">
            <text:p>6.6898206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6.658343" calcext:value-type="float">
            <text:p>6.658343</text:p>
          </table:table-cell>
          <table:table-cell office:value-type="float" office:value="6.68871875" calcext:value-type="float">
            <text:p>6.68871875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6.667103" calcext:value-type="float">
            <text:p>6.667103</text:p>
          </table:table-cell>
          <table:table-cell office:value-type="float" office:value="6.68811085" calcext:value-type="float">
            <text:p>6.68811085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6.811589" calcext:value-type="float">
            <text:p>6.811589</text:p>
          </table:table-cell>
          <table:table-cell office:value-type="float" office:value="6.68804955" calcext:value-type="float">
            <text:p>6.68804955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6.602814" calcext:value-type="float">
            <text:p>6.602814</text:p>
          </table:table-cell>
          <table:table-cell office:value-type="float" office:value="6.6864426167" calcext:value-type="float">
            <text:p>6.6864426167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.650572" calcext:value-type="float">
            <text:p>6.650572</text:p>
          </table:table-cell>
          <table:table-cell office:value-type="float" office:value="6.6891439167" calcext:value-type="float">
            <text:p>6.6891439167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6.675808" calcext:value-type="float">
            <text:p>6.675808</text:p>
          </table:table-cell>
          <table:table-cell office:value-type="float" office:value="6.69169005" calcext:value-type="float">
            <text:p>6.69169005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6.695314" calcext:value-type="float">
            <text:p>6.695314</text:p>
          </table:table-cell>
          <table:table-cell office:value-type="float" office:value="6.6941987833" calcext:value-type="float">
            <text:p>6.6941987833</text:p>
          </table:table-cell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6.71432" calcext:value-type="float">
            <text:p>6.71432</text:p>
          </table:table-cell>
          <table:table-cell office:value-type="float" office:value="6.69651395" calcext:value-type="float">
            <text:p>6.69651395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6.735756" calcext:value-type="float">
            <text:p>6.735756</text:p>
          </table:table-cell>
          <table:table-cell office:value-type="float" office:value="6.6984388833" calcext:value-type="float">
            <text:p>6.6984388833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6.759211" calcext:value-type="float">
            <text:p>6.759211</text:p>
          </table:table-cell>
          <table:table-cell office:value-type="float" office:value="6.6997846" calcext:value-type="float">
            <text:p>6.6997846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6.781416" calcext:value-type="float">
            <text:p>6.781416</text:p>
          </table:table-cell>
          <table:table-cell office:value-type="float" office:value="6.70041815" calcext:value-type="float">
            <text:p>6.70041815</text:p>
          </table:table-cell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6.798071" calcext:value-type="float">
            <text:p>6.798071</text:p>
          </table:table-cell>
          <table:table-cell office:value-type="float" office:value="6.7002924167" calcext:value-type="float">
            <text:p>6.7002924167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6.80529" calcext:value-type="float">
            <text:p>6.80529</text:p>
          </table:table-cell>
          <table:table-cell office:value-type="float" office:value="6.6994410833" calcext:value-type="float">
            <text:p>6.6994410833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6.800014" calcext:value-type="float">
            <text:p>6.800014</text:p>
          </table:table-cell>
          <table:table-cell office:value-type="float" office:value="6.6979604333" calcext:value-type="float">
            <text:p>6.6979604333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6.77993" calcext:value-type="float">
            <text:p>6.77993</text:p>
          </table:table-cell>
          <table:table-cell office:value-type="float" office:value="6.6960114333" calcext:value-type="float">
            <text:p>6.6960114333</text:p>
          </table:table-cell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6.743871" calcext:value-type="float">
            <text:p>6.743871</text:p>
          </table:table-cell>
          <table:table-cell office:value-type="float" office:value="6.6938483833" calcext:value-type="float">
            <text:p>6.6938483833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6.69337" calcext:value-type="float">
            <text:p>6.69337</text:p>
          </table:table-cell>
          <table:table-cell office:value-type="float" office:value="6.6918423333" calcext:value-type="float">
            <text:p>6.6918423333</text:p>
          </table:table-cell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6.634731" calcext:value-type="float">
            <text:p>6.634731</text:p>
          </table:table-cell>
          <table:table-cell office:value-type="float" office:value="6.6904795667" calcext:value-type="float">
            <text:p>6.6904795667</text:p>
          </table:table-cell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6.579317" calcext:value-type="float">
            <text:p>6.579317</text:p>
          </table:table-cell>
          <table:table-cell office:value-type="float" office:value="6.68979195" calcext:value-type="float">
            <text:p>6.68979195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6.539721" calcext:value-type="float">
            <text:p>6.539721</text:p>
          </table:table-cell>
          <table:table-cell office:value-type="float" office:value="6.69032045" calcext:value-type="float">
            <text:p>6.69032045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6.521286" calcext:value-type="float">
            <text:p>6.521286</text:p>
          </table:table-cell>
          <table:table-cell office:value-type="float" office:value="6.6918750667" calcext:value-type="float">
            <text:p>6.6918750667</text:p>
          </table:table-cell>
          <table:table-cell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6.606271" calcext:value-type="float">
            <text:p>6.606271</text:p>
          </table:table-cell>
          <table:table-cell office:value-type="float" office:value="6.6942055833" calcext:value-type="float">
            <text:p>6.6942055833</text:p>
          </table:table-cell>
          <table:table-cell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6.584316" calcext:value-type="float">
            <text:p>6.584316</text:p>
          </table:table-cell>
          <table:table-cell office:value-type="float" office:value="6.6956694333" calcext:value-type="float">
            <text:p>6.6956694333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6.620749" calcext:value-type="float">
            <text:p>6.620749</text:p>
          </table:table-cell>
          <table:table-cell office:value-type="float" office:value="6.6980941833" calcext:value-type="float">
            <text:p>6.6980941833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6.661812" calcext:value-type="float">
            <text:p>6.661812</text:p>
          </table:table-cell>
          <table:table-cell office:value-type="float" office:value="6.70047695" calcext:value-type="float">
            <text:p>6.70047695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6.701897" calcext:value-type="float">
            <text:p>6.701897</text:p>
          </table:table-cell>
          <table:table-cell office:value-type="float" office:value="6.7026112" calcext:value-type="float">
            <text:p>6.7026112</text:p>
          </table:table-cell>
          <table:table-cell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6.738342" calcext:value-type="float">
            <text:p>6.738342</text:p>
          </table:table-cell>
          <table:table-cell office:value-type="float" office:value="6.7043055667" calcext:value-type="float">
            <text:p>6.7043055667</text:p>
          </table:table-cell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6.768978" calcext:value-type="float">
            <text:p>6.768978</text:p>
          </table:table-cell>
          <table:table-cell office:value-type="float" office:value="6.7053892833" calcext:value-type="float">
            <text:p>6.7053892833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6.791671" calcext:value-type="float">
            <text:p>6.791671</text:p>
          </table:table-cell>
          <table:table-cell office:value-type="float" office:value="6.7057541" calcext:value-type="float">
            <text:p>6.7057541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6.804949" calcext:value-type="float">
            <text:p>6.804949</text:p>
          </table:table-cell>
          <table:table-cell office:value-type="float" office:value="6.7053776167" calcext:value-type="float">
            <text:p>6.7053776167</text:p>
          </table:table-cell>
          <table:table-cell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6.808735" calcext:value-type="float">
            <text:p>6.808735</text:p>
          </table:table-cell>
          <table:table-cell office:value-type="float" office:value="6.70431625" calcext:value-type="float">
            <text:p>6.70431625</text:p>
          </table:table-cell>
          <table:table-cell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6.80421" calcext:value-type="float">
            <text:p>6.80421</text:p>
          </table:table-cell>
          <table:table-cell office:value-type="float" office:value="6.70268035" calcext:value-type="float">
            <text:p>6.70268035</text:p>
          </table:table-cell>
          <table:table-cell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6.792584" calcext:value-type="float">
            <text:p>6.792584</text:p>
          </table:table-cell>
          <table:table-cell office:value-type="float" office:value="6.7006088667" calcext:value-type="float">
            <text:p>6.7006088667</text:p>
          </table:table-cell>
          <table:table-cell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6.773766" calcext:value-type="float">
            <text:p>6.773766</text:p>
          </table:table-cell>
          <table:table-cell office:value-type="float" office:value="6.6982550167" calcext:value-type="float">
            <text:p>6.6982550167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.746419" calcext:value-type="float">
            <text:p>6.746419</text:p>
          </table:table-cell>
          <table:table-cell office:value-type="float" office:value="6.6957768667" calcext:value-type="float">
            <text:p>6.6957768667</text:p>
          </table:table-cell>
          <table:table-cell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6.709843" calcext:value-type="float">
            <text:p>6.709843</text:p>
          </table:table-cell>
          <table:table-cell office:value-type="float" office:value="6.6932562" calcext:value-type="float">
            <text:p>6.6932562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6.66626" calcext:value-type="float">
            <text:p>6.66626</text:p>
          </table:table-cell>
          <table:table-cell office:value-type="float" office:value="6.6880501" calcext:value-type="float">
            <text:p>6.6880501</text:p>
          </table:table-cell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6.621128" calcext:value-type="float">
            <text:p>6.621128</text:p>
          </table:table-cell>
          <table:table-cell office:value-type="float" office:value="6.6882745" calcext:value-type="float">
            <text:p>6.6882745</text:p>
          </table:table-cell>
          <table:table-cell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6.579162" calcext:value-type="float">
            <text:p>6.579162</text:p>
          </table:table-cell>
          <table:table-cell office:value-type="float" office:value="6.68900065" calcext:value-type="float">
            <text:p>6.68900065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6.511826" calcext:value-type="float">
            <text:p>6.511826</text:p>
          </table:table-cell>
          <table:table-cell office:value-type="float" office:value="6.69064745" calcext:value-type="float">
            <text:p>6.69064745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6.629024" calcext:value-type="float">
            <text:p>6.629024</text:p>
          </table:table-cell>
          <table:table-cell office:value-type="float" office:value="6.6937995333" calcext:value-type="float">
            <text:p>6.6937995333</text:p>
          </table:table-cell>
          <table:table-cell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6.60939" calcext:value-type="float">
            <text:p>6.60939</text:p>
          </table:table-cell>
          <table:table-cell office:value-type="float" office:value="6.69545075" calcext:value-type="float">
            <text:p>6.69545075</text:p>
          </table:table-cell>
          <table:table-cell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6.627064" calcext:value-type="float">
            <text:p>6.627064</text:p>
          </table:table-cell>
          <table:table-cell office:value-type="float" office:value="6.6979005" calcext:value-type="float">
            <text:p>6.6979005</text:p>
          </table:table-cell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6.657633" calcext:value-type="float">
            <text:p>6.657633</text:p>
          </table:table-cell>
          <table:table-cell office:value-type="float" office:value="6.7005034833" calcext:value-type="float">
            <text:p>6.7005034833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6.694672" calcext:value-type="float">
            <text:p>6.694672</text:p>
          </table:table-cell>
          <table:table-cell office:value-type="float" office:value="6.7029617667" calcext:value-type="float">
            <text:p>6.7029617667</text:p>
          </table:table-cell>
          <table:table-cell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6.73266" calcext:value-type="float">
            <text:p>6.73266</text:p>
          </table:table-cell>
          <table:table-cell office:value-type="float" office:value="6.7050059833" calcext:value-type="float">
            <text:p>6.7050059833</text:p>
          </table:table-cell>
          <table:table-cell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6.765954" calcext:value-type="float">
            <text:p>6.765954</text:p>
          </table:table-cell>
          <table:table-cell office:value-type="float" office:value="6.7063931667" calcext:value-type="float">
            <text:p>6.7063931667</text:p>
          </table:table-cell>
          <table:table-cell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6.78986" calcext:value-type="float">
            <text:p>6.78986</text:p>
          </table:table-cell>
          <table:table-cell office:value-type="float" office:value="6.7069649667" calcext:value-type="float">
            <text:p>6.7069649667</text:p>
          </table:table-cell>
          <table:table-cell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6.801777" calcext:value-type="float">
            <text:p>6.801777</text:p>
          </table:table-cell>
          <table:table-cell office:value-type="float" office:value="6.70670375" calcext:value-type="float">
            <text:p>6.70670375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6.801413" calcext:value-type="float">
            <text:p>6.801413</text:p>
          </table:table-cell>
          <table:table-cell office:value-type="float" office:value="6.705737" calcext:value-type="float">
            <text:p>6.705737</text:p>
          </table:table-cell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6.790159" calcext:value-type="float">
            <text:p>6.790159</text:p>
          </table:table-cell>
          <table:table-cell office:value-type="float" office:value="6.7042763833" calcext:value-type="float">
            <text:p>6.7042763833</text:p>
          </table:table-cell>
          <table:table-cell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6.770249" calcext:value-type="float">
            <text:p>6.770249</text:p>
          </table:table-cell>
          <table:table-cell office:value-type="float" office:value="6.7025237667" calcext:value-type="float">
            <text:p>6.7025237667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6.744132" calcext:value-type="float">
            <text:p>6.744132</text:p>
          </table:table-cell>
          <table:table-cell office:value-type="float" office:value="6.7006020167" calcext:value-type="float">
            <text:p>6.7006020167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6.713943" calcext:value-type="float">
            <text:p>6.713943</text:p>
          </table:table-cell>
          <table:table-cell office:value-type="float" office:value="6.6985430833" calcext:value-type="float">
            <text:p>6.6985430833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.681129" calcext:value-type="float">
            <text:p>6.681129</text:p>
          </table:table-cell>
          <table:table-cell office:value-type="float" office:value="6.6962016333" calcext:value-type="float">
            <text:p>6.6962016333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6.64666" calcext:value-type="float">
            <text:p>6.64666</text:p>
          </table:table-cell>
          <table:table-cell office:value-type="float" office:value="6.6965034" calcext:value-type="float">
            <text:p>6.6965034</text:p>
          </table:table-cell>
          <table:table-cell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6.611913" calcext:value-type="float">
            <text:p>6.611913</text:p>
          </table:table-cell>
          <table:table-cell office:value-type="float" office:value="6.69588325" calcext:value-type="float">
            <text:p>6.69588325</text:p>
          </table:table-cell>
          <table:table-cell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6.577354" calcext:value-type="float">
            <text:p>6.577354</text:p>
          </table:table-cell>
          <table:table-cell office:value-type="float" office:value="6.6959727667" calcext:value-type="float">
            <text:p>6.6959727667</text:p>
          </table:table-cell>
          <table:table-cell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6.132781" calcext:value-type="float">
            <text:p>6.132781</text:p>
          </table:table-cell>
          <table:table-cell office:value-type="float" office:value="6.6971347167" calcext:value-type="float">
            <text:p>6.6971347167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6.604593" calcext:value-type="float">
            <text:p>6.604593</text:p>
          </table:table-cell>
          <table:table-cell office:value-type="float" office:value="6.70637075" calcext:value-type="float">
            <text:p>6.70637075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6.621869" calcext:value-type="float">
            <text:p>6.621869</text:p>
          </table:table-cell>
          <table:table-cell office:value-type="float" office:value="6.70841855" calcext:value-type="float">
            <text:p>6.70841855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6.663425" calcext:value-type="float">
            <text:p>6.663425</text:p>
          </table:table-cell>
          <table:table-cell office:value-type="float" office:value="6.7107539167" calcext:value-type="float">
            <text:p>6.7107539167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6.715173" calcext:value-type="float">
            <text:p>6.715173</text:p>
          </table:table-cell>
          <table:table-cell office:value-type="float" office:value="6.7128145167" calcext:value-type="float">
            <text:p>6.7128145167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6.764892" calcext:value-type="float">
            <text:p>6.764892</text:p>
          </table:table-cell>
          <table:table-cell office:value-type="float" office:value="6.7142513167" calcext:value-type="float">
            <text:p>6.7142513167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.80334" calcext:value-type="float">
            <text:p>6.80334</text:p>
          </table:table-cell>
          <table:table-cell office:value-type="float" office:value="6.7149135167" calcext:value-type="float">
            <text:p>6.7149135167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6.826332" calcext:value-type="float">
            <text:p>6.826332</text:p>
          </table:table-cell>
          <table:table-cell office:value-type="float" office:value="6.7148061667" calcext:value-type="float">
            <text:p>6.7148061667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6.834224" calcext:value-type="float">
            <text:p>6.834224</text:p>
          </table:table-cell>
          <table:table-cell office:value-type="float" office:value="6.7140179833" calcext:value-type="float">
            <text:p>6.7140179833</text:p>
          </table:table-cell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6.829816" calcext:value-type="float">
            <text:p>6.829816</text:p>
          </table:table-cell>
          <table:table-cell office:value-type="float" office:value="6.7126658" calcext:value-type="float">
            <text:p>6.7126658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6.816499" calcext:value-type="float">
            <text:p>6.816499</text:p>
          </table:table-cell>
          <table:table-cell office:value-type="float" office:value="6.7108729667" calcext:value-type="float">
            <text:p>6.7108729667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6.797224" calcext:value-type="float">
            <text:p>6.797224</text:p>
          </table:table-cell>
          <table:table-cell office:value-type="float" office:value="6.7087616833" calcext:value-type="float">
            <text:p>6.7087616833</text:p>
          </table:table-cell>
          <table:table-cell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6.773872" calcext:value-type="float">
            <text:p>6.773872</text:p>
          </table:table-cell>
          <table:table-cell office:value-type="float" office:value="6.7064354333" calcext:value-type="float">
            <text:p>6.7064354333</text:p>
          </table:table-cell>
          <table:table-cell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6.746991" calcext:value-type="float">
            <text:p>6.746991</text:p>
          </table:table-cell>
          <table:table-cell office:value-type="float" office:value="6.7039433" calcext:value-type="float">
            <text:p>6.7039433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6.716451" calcext:value-type="float">
            <text:p>6.716451</text:p>
          </table:table-cell>
          <table:table-cell office:value-type="float" office:value="6.7011585333" calcext:value-type="float">
            <text:p>6.7011585333</text:p>
          </table:table-cell>
          <table:table-cell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6.683074" calcext:value-type="float">
            <text:p>6.683074</text:p>
          </table:table-cell>
          <table:table-cell office:value-type="float" office:value="6.6958482333" calcext:value-type="float">
            <text:p>6.6958482333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.650147" calcext:value-type="float">
            <text:p>6.650147</text:p>
          </table:table-cell>
          <table:table-cell office:value-type="float" office:value="6.6970017167" calcext:value-type="float">
            <text:p>6.6970017167</text:p>
          </table:table-cell>
          <table:table-cell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6.623508" calcext:value-type="float">
            <text:p>6.623508</text:p>
          </table:table-cell>
          <table:table-cell office:value-type="float" office:value="6.6974860167" calcext:value-type="float">
            <text:p>6.6974860167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6.611604" calcext:value-type="float">
            <text:p>6.611604</text:p>
          </table:table-cell>
          <table:table-cell office:value-type="float" office:value="6.6983959167" calcext:value-type="float">
            <text:p>6.6983959167</text:p>
          </table:table-cell>
          <table:table-cell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6.593474" calcext:value-type="float">
            <text:p>6.593474</text:p>
          </table:table-cell>
          <table:table-cell office:value-type="float" office:value="6.69982775" calcext:value-type="float">
            <text:p>6.69982775</text:p>
          </table:table-cell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6.611027" calcext:value-type="float">
            <text:p>6.611027</text:p>
          </table:table-cell>
          <table:table-cell office:value-type="float" office:value="6.7020351333" calcext:value-type="float">
            <text:p>6.7020351333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6.632998" calcext:value-type="float">
            <text:p>6.632998</text:p>
          </table:table-cell>
          <table:table-cell office:value-type="float" office:value="6.7044477167" calcext:value-type="float">
            <text:p>6.7044477167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6.661117" calcext:value-type="float">
            <text:p>6.661117</text:p>
          </table:table-cell>
          <table:table-cell office:value-type="float" office:value="6.7069265333" calcext:value-type="float">
            <text:p>6.7069265333</text:p>
          </table:table-cell>
          <table:table-cell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6.694102" calcext:value-type="float">
            <text:p>6.694102</text:p>
          </table:table-cell>
          <table:table-cell office:value-type="float" office:value="6.70924915" calcext:value-type="float">
            <text:p>6.70924915</text:p>
          </table:table-cell>
          <table:table-cell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6.729801" calcext:value-type="float">
            <text:p>6.729801</text:p>
          </table:table-cell>
          <table:table-cell office:value-type="float" office:value="6.7111865833" calcext:value-type="float">
            <text:p>6.7111865833</text:p>
          </table:table-cell>
          <table:table-cell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6.763715" calcext:value-type="float">
            <text:p>6.763715</text:p>
          </table:table-cell>
          <table:table-cell office:value-type="float" office:value="6.7125332333" calcext:value-type="float">
            <text:p>6.7125332333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.789867" calcext:value-type="float">
            <text:p>6.789867</text:p>
          </table:table-cell>
          <table:table-cell office:value-type="float" office:value="6.71315725" calcext:value-type="float">
            <text:p>6.71315725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6.803559" calcext:value-type="float">
            <text:p>6.803559</text:p>
          </table:table-cell>
          <table:table-cell office:value-type="float" office:value="6.7130403667" calcext:value-type="float">
            <text:p>6.7130403667</text:p>
          </table:table-cell>
          <table:table-cell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6.803365" calcext:value-type="float">
            <text:p>6.803365</text:p>
          </table:table-cell>
          <table:table-cell office:value-type="float" office:value="6.71227345" calcext:value-type="float">
            <text:p>6.71227345</text:p>
          </table:table-cell>
          <table:table-cell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6.790867" calcext:value-type="float">
            <text:p>6.790867</text:p>
          </table:table-cell>
          <table:table-cell office:value-type="float" office:value="6.7110099667" calcext:value-type="float">
            <text:p>6.7110099667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6.769082" calcext:value-type="float">
            <text:p>6.769082</text:p>
          </table:table-cell>
          <table:table-cell office:value-type="float" office:value="6.70940985" calcext:value-type="float">
            <text:p>6.70940985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6.741267" calcext:value-type="float">
            <text:p>6.741267</text:p>
          </table:table-cell>
          <table:table-cell office:value-type="float" office:value="6.70760425" calcext:value-type="float">
            <text:p>6.70760425</text:p>
          </table:table-cell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6.710581" calcext:value-type="float">
            <text:p>6.710581</text:p>
          </table:table-cell>
          <table:table-cell office:value-type="float" office:value="6.7056834167" calcext:value-type="float">
            <text:p>6.7056834167</text:p>
          </table:table-cell>
          <table:table-cell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6.679921" calcext:value-type="float">
            <text:p>6.679921</text:p>
          </table:table-cell>
          <table:table-cell office:value-type="float" office:value="6.7036379333" calcext:value-type="float">
            <text:p>6.7036379333</text:p>
          </table:table-cell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6.651353" calcext:value-type="float">
            <text:p>6.651353</text:p>
          </table:table-cell>
          <table:table-cell office:value-type="float" office:value="6.7074832" calcext:value-type="float">
            <text:p>6.7074832</text:p>
          </table:table-cell>
          <table:table-cell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6.625077" calcext:value-type="float">
            <text:p>6.625077</text:p>
          </table:table-cell>
          <table:table-cell office:value-type="float" office:value="6.70676715" calcext:value-type="float">
            <text:p>6.70676715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.595179" calcext:value-type="float">
            <text:p>6.595179</text:p>
          </table:table-cell>
          <table:table-cell office:value-type="float" office:value="6.7065462167" calcext:value-type="float">
            <text:p>6.7065462167</text:p>
          </table:table-cell>
          <table:table-cell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6.397477" calcext:value-type="float">
            <text:p>6.397477</text:p>
          </table:table-cell>
          <table:table-cell office:value-type="float" office:value="6.7072536667" calcext:value-type="float">
            <text:p>6.7072536667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6.679724" calcext:value-type="float">
            <text:p>6.679724</text:p>
          </table:table-cell>
          <table:table-cell office:value-type="float" office:value="6.7119045833" calcext:value-type="float">
            <text:p>6.7119045833</text:p>
          </table:table-cell>
          <table:table-cell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6.664697" calcext:value-type="float">
            <text:p>6.664697</text:p>
          </table:table-cell>
          <table:table-cell office:value-type="float" office:value="6.71257435" calcext:value-type="float">
            <text:p>6.71257435</text:p>
          </table:table-cell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6.67797" calcext:value-type="float">
            <text:p>6.67797</text:p>
          </table:table-cell>
          <table:table-cell office:value-type="float" office:value="6.7141506833" calcext:value-type="float">
            <text:p>6.7141506833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6.700951" calcext:value-type="float">
            <text:p>6.700951</text:p>
          </table:table-cell>
          <table:table-cell office:value-type="float" office:value="6.7159920833" calcext:value-type="float">
            <text:p>6.7159920833</text:p>
          </table:table-cell>
          <table:table-cell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6.728097" calcext:value-type="float">
            <text:p>6.728097</text:p>
          </table:table-cell>
          <table:table-cell office:value-type="float" office:value="6.7177230333" calcext:value-type="float">
            <text:p>6.7177230333</text:p>
          </table:table-cell>
          <table:table-cell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6.756375" calcext:value-type="float">
            <text:p>6.756375</text:p>
          </table:table-cell>
          <table:table-cell office:value-type="float" office:value="6.7190661333" calcext:value-type="float">
            <text:p>6.7190661333</text:p>
          </table:table-cell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6.783243" calcext:value-type="float">
            <text:p>6.783243</text:p>
          </table:table-cell>
          <table:table-cell office:value-type="float" office:value="6.7198194167" calcext:value-type="float">
            <text:p>6.7198194167</text:p>
          </table:table-cell>
          <table:table-cell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6.80513" calcext:value-type="float">
            <text:p>6.80513</text:p>
          </table:table-cell>
          <table:table-cell office:value-type="float" office:value="6.7198427" calcext:value-type="float">
            <text:p>6.7198427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6.817325" calcext:value-type="float">
            <text:p>6.817325</text:p>
          </table:table-cell>
          <table:table-cell office:value-type="float" office:value="6.7190708667" calcext:value-type="float">
            <text:p>6.7190708667</text:p>
          </table:table-cell>
          <table:table-cell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6.815891" calcext:value-type="float">
            <text:p>6.815891</text:p>
          </table:table-cell>
          <table:table-cell office:value-type="float" office:value="6.7175507333" calcext:value-type="float">
            <text:p>6.7175507333</text:p>
          </table:table-cell>
          <table:table-cell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6.800262" calcext:value-type="float">
            <text:p>6.800262</text:p>
          </table:table-cell>
          <table:table-cell office:value-type="float" office:value="6.7154588833" calcext:value-type="float">
            <text:p>6.7154588833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6.774187" calcext:value-type="float">
            <text:p>6.774187</text:p>
          </table:table-cell>
          <table:table-cell office:value-type="float" office:value="6.7130577833" calcext:value-type="float">
            <text:p>6.7130577833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6.743772" calcext:value-type="float">
            <text:p>6.743772</text:p>
          </table:table-cell>
          <table:table-cell office:value-type="float" office:value="6.7105930667" calcext:value-type="float">
            <text:p>6.7105930667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6.713776" calcext:value-type="float">
            <text:p>6.713776</text:p>
          </table:table-cell>
          <table:table-cell office:value-type="float" office:value="6.7081614333" calcext:value-type="float">
            <text:p>6.7081614333</text:p>
          </table:table-cell>
          <table:table-cell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6.685002" calcext:value-type="float">
            <text:p>6.685002</text:p>
          </table:table-cell>
          <table:table-cell office:value-type="float" office:value="6.7051553833" calcext:value-type="float">
            <text:p>6.7051553833</text:p>
          </table:table-cell>
          <table:table-cell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6.654944" calcext:value-type="float">
            <text:p>6.654944</text:p>
          </table:table-cell>
          <table:table-cell office:value-type="float" office:value="6.7057055167" calcext:value-type="float">
            <text:p>6.7057055167</text:p>
          </table:table-cell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6.620596" calcext:value-type="float">
            <text:p>6.620596</text:p>
          </table:table-cell>
          <table:table-cell office:value-type="float" office:value="6.7057556667" calcext:value-type="float">
            <text:p>6.7057556667</text:p>
          </table:table-cell>
          <table:table-cell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6.573456" calcext:value-type="float">
            <text:p>6.573456</text:p>
          </table:table-cell>
          <table:table-cell office:value-type="float" office:value="6.7064643" calcext:value-type="float">
            <text:p>6.7064643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.699235" calcext:value-type="float">
            <text:p>6.699235</text:p>
          </table:table-cell>
          <table:table-cell office:value-type="float" office:value="6.70834115" calcext:value-type="float">
            <text:p>6.70834115</text:p>
          </table:table-cell>
          <table:table-cell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6.609451" calcext:value-type="float">
            <text:p>6.609451</text:p>
          </table:table-cell>
          <table:table-cell office:value-type="float" office:value="6.7086889667" calcext:value-type="float">
            <text:p>6.7086889667</text:p>
          </table:table-cell>
          <table:table-cell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6.617284" calcext:value-type="float">
            <text:p>6.617284</text:p>
          </table:table-cell>
          <table:table-cell office:value-type="float" office:value="6.7111913667" calcext:value-type="float">
            <text:p>6.7111913667</text:p>
          </table:table-cell>
          <table:table-cell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6.647071" calcext:value-type="float">
            <text:p>6.647071</text:p>
          </table:table-cell>
          <table:table-cell office:value-type="float" office:value="6.7141985333" calcext:value-type="float">
            <text:p>6.7141985333</text:p>
          </table:table-cell>
          <table:table-cell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6.686943" calcext:value-type="float">
            <text:p>6.686943</text:p>
          </table:table-cell>
          <table:table-cell office:value-type="float" office:value="6.71720215" calcext:value-type="float">
            <text:p>6.71720215</text:p>
          </table:table-cell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6.727461" calcext:value-type="float">
            <text:p>6.727461</text:p>
          </table:table-cell>
          <table:table-cell office:value-type="float" office:value="6.71979725" calcext:value-type="float">
            <text:p>6.71979725</text:p>
          </table:table-cell>
          <table:table-cell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6.761991" calcext:value-type="float">
            <text:p>6.761991</text:p>
          </table:table-cell>
          <table:table-cell office:value-type="float" office:value="6.7216962167" calcext:value-type="float">
            <text:p>6.7216962167</text:p>
          </table:table-cell>
          <table:table-cell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6.787061" calcext:value-type="float">
            <text:p>6.787061</text:p>
          </table:table-cell>
          <table:table-cell office:value-type="float" office:value="6.7227459" calcext:value-type="float">
            <text:p>6.7227459</text:p>
          </table:table-cell>
          <table:table-cell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6.801381" calcext:value-type="float">
            <text:p>6.801381</text:p>
          </table:table-cell>
          <table:table-cell office:value-type="float" office:value="6.7229221" calcext:value-type="float">
            <text:p>6.7229221</text:p>
          </table:table-cell>
          <table:table-cell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6.804624" calcext:value-type="float">
            <text:p>6.804624</text:p>
          </table:table-cell>
          <table:table-cell office:value-type="float" office:value="6.7223107" calcext:value-type="float">
            <text:p>6.7223107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.796899" calcext:value-type="float">
            <text:p>6.796899</text:p>
          </table:table-cell>
          <table:table-cell office:value-type="float" office:value="6.7210844167" calcext:value-type="float">
            <text:p>6.7210844167</text:p>
          </table:table-cell>
          <table:table-cell table:number-columns-repeated="2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6.779041" calcext:value-type="float">
            <text:p>6.779041</text:p>
          </table:table-cell>
          <table:table-cell office:value-type="float" office:value="6.7194748" calcext:value-type="float">
            <text:p>6.7194748</text:p>
          </table:table-cell>
          <table:table-cell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6.753093" calcext:value-type="float">
            <text:p>6.753093</text:p>
          </table:table-cell>
          <table:table-cell office:value-type="float" office:value="6.71773225" calcext:value-type="float">
            <text:p>6.71773225</text:p>
          </table:table-cell>
          <table:table-cell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6.722246" calcext:value-type="float">
            <text:p>6.722246</text:p>
          </table:table-cell>
          <table:table-cell office:value-type="float" office:value="6.7160748167" calcext:value-type="float">
            <text:p>6.7160748167</text:p>
          </table:table-cell>
          <table:table-cell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6.689822" calcext:value-type="float">
            <text:p>6.689822</text:p>
          </table:table-cell>
          <table:table-cell office:value-type="float" office:value="6.7146276" calcext:value-type="float">
            <text:p>6.7146276</text:p>
          </table:table-cell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6.657649" calcext:value-type="float">
            <text:p>6.657649</text:p>
          </table:table-cell>
          <table:table-cell office:value-type="float" office:value="6.7113899333" calcext:value-type="float">
            <text:p>6.7113899333</text:p>
          </table:table-cell>
          <table:table-cell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6.624344" calcext:value-type="float">
            <text:p>6.624344</text:p>
          </table:table-cell>
          <table:table-cell office:value-type="float" office:value="6.71114745" calcext:value-type="float">
            <text:p>6.71114745</text:p>
          </table:table-cell>
          <table:table-cell table:number-columns-repeated="2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6.579905" calcext:value-type="float">
            <text:p>6.579905</text:p>
          </table:table-cell>
          <table:table-cell office:value-type="float" office:value="6.7114806667" calcext:value-type="float">
            <text:p>6.7114806667</text:p>
          </table:table-cell>
          <table:table-cell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6.397833" calcext:value-type="float">
            <text:p>6.397833</text:p>
          </table:table-cell>
          <table:table-cell office:value-type="float" office:value="6.7127947667" calcext:value-type="float">
            <text:p>6.7127947667</text:p>
          </table:table-cell>
          <table:table-cell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6.752283" calcext:value-type="float">
            <text:p>6.752283</text:p>
          </table:table-cell>
          <table:table-cell office:value-type="float" office:value="6.7175462" calcext:value-type="float">
            <text:p>6.7175462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.679205" calcext:value-type="float">
            <text:p>6.679205</text:p>
          </table:table-cell>
          <table:table-cell office:value-type="float" office:value="6.7168997167" calcext:value-type="float">
            <text:p>6.7168997167</text:p>
          </table:table-cell>
          <table:table-cell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6.678102" calcext:value-type="float">
            <text:p>6.678102</text:p>
          </table:table-cell>
          <table:table-cell office:value-type="float" office:value="6.7180146667" calcext:value-type="float">
            <text:p>6.7180146667</text:p>
          </table:table-cell>
          <table:table-cell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6.697514" calcext:value-type="float">
            <text:p>6.697514</text:p>
          </table:table-cell>
          <table:table-cell office:value-type="float" office:value="6.7196443833" calcext:value-type="float">
            <text:p>6.7196443833</text:p>
          </table:table-cell>
          <table:table-cell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6.725917" calcext:value-type="float">
            <text:p>6.725917</text:p>
          </table:table-cell>
          <table:table-cell office:value-type="float" office:value="6.7213194" calcext:value-type="float">
            <text:p>6.7213194</text:p>
          </table:table-cell>
          <table:table-cell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6.755782" calcext:value-type="float">
            <text:p>6.755782</text:p>
          </table:table-cell>
          <table:table-cell office:value-type="float" office:value="6.722695" calcext:value-type="float">
            <text:p>6.722695</text:p>
          </table:table-cell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6.781727" calcext:value-type="float">
            <text:p>6.781727</text:p>
          </table:table-cell>
          <table:table-cell office:value-type="float" office:value="6.7235179" calcext:value-type="float">
            <text:p>6.7235179</text:p>
          </table:table-cell>
          <table:table-cell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6.800474" calcext:value-type="float">
            <text:p>6.800474</text:p>
          </table:table-cell>
          <table:table-cell office:value-type="float" office:value="6.7236404167" calcext:value-type="float">
            <text:p>6.7236404167</text:p>
          </table:table-cell>
          <table:table-cell table:number-columns-repeated="2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6.810348" calcext:value-type="float">
            <text:p>6.810348</text:p>
          </table:table-cell>
          <table:table-cell office:value-type="float" office:value="6.7230292" calcext:value-type="float">
            <text:p>6.7230292</text:p>
          </table:table-cell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6.8106" calcext:value-type="float">
            <text:p>6.8106</text:p>
          </table:table-cell>
          <table:table-cell office:value-type="float" office:value="6.7217498" calcext:value-type="float">
            <text:p>6.7217498</text:p>
          </table:table-cell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6.801156" calcext:value-type="float">
            <text:p>6.801156</text:p>
          </table:table-cell>
          <table:table-cell office:value-type="float" office:value="6.7199275833" calcext:value-type="float">
            <text:p>6.7199275833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.782854" calcext:value-type="float">
            <text:p>6.782854</text:p>
          </table:table-cell>
          <table:table-cell office:value-type="float" office:value="6.7177035667" calcext:value-type="float">
            <text:p>6.7177035667</text:p>
          </table:table-cell>
          <table:table-cell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6.757544" calcext:value-type="float">
            <text:p>6.757544</text:p>
          </table:table-cell>
          <table:table-cell office:value-type="float" office:value="6.7151970333" calcext:value-type="float">
            <text:p>6.7151970333</text:p>
          </table:table-cell>
          <table:table-cell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6.727556" calcext:value-type="float">
            <text:p>6.727556</text:p>
          </table:table-cell>
          <table:table-cell office:value-type="float" office:value="6.7124333833" calcext:value-type="float">
            <text:p>6.7124333833</text:p>
          </table:table-cell>
          <table:table-cell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6.69486" calcext:value-type="float">
            <text:p>6.69486</text:p>
          </table:table-cell>
          <table:table-cell office:value-type="float" office:value="6.7087194333" calcext:value-type="float">
            <text:p>6.7087194333</text:p>
          </table:table-cell>
          <table:table-cell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6.660746" calcext:value-type="float">
            <text:p>6.660746</text:p>
          </table:table-cell>
          <table:table-cell office:value-type="float" office:value="6.7113920333" calcext:value-type="float">
            <text:p>6.7113920333</text:p>
          </table:table-cell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6.626017" calcext:value-type="float">
            <text:p>6.626017</text:p>
          </table:table-cell>
          <table:table-cell office:value-type="float" office:value="6.7117983333" calcext:value-type="float">
            <text:p>6.7117983333</text:p>
          </table:table-cell>
          <table:table-cell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6.587852" calcext:value-type="float">
            <text:p>6.587852</text:p>
          </table:table-cell>
          <table:table-cell office:value-type="float" office:value="6.7126259" calcext:value-type="float">
            <text:p>6.7126259</text:p>
          </table:table-cell>
          <table:table-cell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6.910637" calcext:value-type="float">
            <text:p>6.910637</text:p>
          </table:table-cell>
          <table:table-cell office:value-type="float" office:value="6.7143034167" calcext:value-type="float">
            <text:p>6.7143034167</text:p>
          </table:table-cell>
          <table:table-cell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6.60839" calcext:value-type="float">
            <text:p>6.60839</text:p>
          </table:table-cell>
          <table:table-cell office:value-type="float" office:value="6.7109708667" calcext:value-type="float">
            <text:p>6.7109708667</text:p>
          </table:table-cell>
          <table:table-cell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6.611821" calcext:value-type="float">
            <text:p>6.611821</text:p>
          </table:table-cell>
          <table:table-cell office:value-type="float" office:value="6.7131265333" calcext:value-type="float">
            <text:p>6.7131265333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.637626" calcext:value-type="float">
            <text:p>6.637626</text:p>
          </table:table-cell>
          <table:table-cell office:value-type="float" office:value="6.7157085833" calcext:value-type="float">
            <text:p>6.7157085833</text:p>
          </table:table-cell>
          <table:table-cell table:number-columns-repeated="2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6.676532" calcext:value-type="float">
            <text:p>6.676532</text:p>
          </table:table-cell>
          <table:table-cell office:value-type="float" office:value="6.7183198167" calcext:value-type="float">
            <text:p>6.7183198167</text:p>
          </table:table-cell>
          <table:table-cell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6.71991" calcext:value-type="float">
            <text:p>6.71991</text:p>
          </table:table-cell>
          <table:table-cell office:value-type="float" office:value="6.7206408667" calcext:value-type="float">
            <text:p>6.7206408667</text:p>
          </table:table-cell>
          <table:table-cell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6.759277" calcext:value-type="float">
            <text:p>6.759277</text:p>
          </table:table-cell>
          <table:table-cell office:value-type="float" office:value="6.72241245" calcext:value-type="float">
            <text:p>6.72241245</text:p>
          </table:table-cell>
          <table:table-cell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6.788454" calcext:value-type="float">
            <text:p>6.788454</text:p>
          </table:table-cell>
          <table:table-cell office:value-type="float" office:value="6.72345465" calcext:value-type="float">
            <text:p>6.72345465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6.804808" calcext:value-type="float">
            <text:p>6.804808</text:p>
          </table:table-cell>
          <table:table-cell office:value-type="float" office:value="6.7236787" calcext:value-type="float">
            <text:p>6.7236787</text:p>
          </table:table-cell>
          <table:table-cell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6.808683" calcext:value-type="float">
            <text:p>6.808683</text:p>
          </table:table-cell>
          <table:table-cell office:value-type="float" office:value="6.7230903833" calcext:value-type="float">
            <text:p>6.7230903833</text:p>
          </table:table-cell>
          <table:table-cell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6.801572" calcext:value-type="float">
            <text:p>6.801572</text:p>
          </table:table-cell>
          <table:table-cell office:value-type="float" office:value="6.7217910667" calcext:value-type="float">
            <text:p>6.7217910667</text:p>
          </table:table-cell>
          <table:table-cell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6.78464" calcext:value-type="float">
            <text:p>6.78464</text:p>
          </table:table-cell>
          <table:table-cell office:value-type="float" office:value="6.7199776333" calcext:value-type="float">
            <text:p>6.7199776333</text:p>
          </table:table-cell>
          <table:table-cell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6.75882" calcext:value-type="float">
            <text:p>6.75882</text:p>
          </table:table-cell>
          <table:table-cell office:value-type="float" office:value="6.7179301" calcext:value-type="float">
            <text:p>6.7179301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.726117" calcext:value-type="float">
            <text:p>6.726117</text:p>
          </table:table-cell>
          <table:table-cell office:value-type="float" office:value="6.7159743833" calcext:value-type="float">
            <text:p>6.7159743833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6.69038" calcext:value-type="float">
            <text:p>6.69038</text:p>
          </table:table-cell>
          <table:table-cell office:value-type="float" office:value="6.7144385833" calcext:value-type="float">
            <text:p>6.7144385833</text:p>
          </table:table-cell>
          <table:table-cell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6.656196" calcext:value-type="float">
            <text:p>6.656196</text:p>
          </table:table-cell>
          <table:table-cell office:value-type="float" office:value="6.71412545" calcext:value-type="float">
            <text:p>6.71412545</text:p>
          </table:table-cell>
          <table:table-cell table:number-columns-repeated="2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6.626304" calcext:value-type="float">
            <text:p>6.626304</text:p>
          </table:table-cell>
          <table:table-cell office:value-type="float" office:value="6.7133500167" calcext:value-type="float">
            <text:p>6.7133500167</text:p>
          </table:table-cell>
          <table:table-cell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6.597874" calcext:value-type="float">
            <text:p>6.597874</text:p>
          </table:table-cell>
          <table:table-cell office:value-type="float" office:value="6.7133731333" calcext:value-type="float">
            <text:p>6.7133731333</text:p>
          </table:table-cell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6.533413" calcext:value-type="float">
            <text:p>6.533413</text:p>
          </table:table-cell>
          <table:table-cell office:value-type="float" office:value="6.7141803333" calcext:value-type="float">
            <text:p>6.7141803333</text:p>
          </table:table-cell>
          <table:table-cell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6.71801" calcext:value-type="float">
            <text:p>6.71801</text:p>
          </table:table-cell>
          <table:table-cell office:value-type="float" office:value="6.7164792833" calcext:value-type="float">
            <text:p>6.7164792833</text:p>
          </table:table-cell>
          <table:table-cell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6.657953" calcext:value-type="float">
            <text:p>6.657953</text:p>
          </table:table-cell>
          <table:table-cell office:value-type="float" office:value="6.7162273167" calcext:value-type="float">
            <text:p>6.7162273167</text:p>
          </table:table-cell>
          <table:table-cell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6.663114" calcext:value-type="float">
            <text:p>6.663114</text:p>
          </table:table-cell>
          <table:table-cell office:value-type="float" office:value="6.7175605833" calcext:value-type="float">
            <text:p>6.7175605833</text:p>
          </table:table-cell>
          <table:table-cell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6.686067" calcext:value-type="float">
            <text:p>6.686067</text:p>
          </table:table-cell>
          <table:table-cell office:value-type="float" office:value="6.7193665833" calcext:value-type="float">
            <text:p>6.7193665833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.720104" calcext:value-type="float">
            <text:p>6.720104</text:p>
          </table:table-cell>
          <table:table-cell office:value-type="float" office:value="6.7212273833" calcext:value-type="float">
            <text:p>6.7212273833</text:p>
          </table:table-cell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6.759595" calcext:value-type="float">
            <text:p>6.759595</text:p>
          </table:table-cell>
          <table:table-cell office:value-type="float" office:value="6.7227499" calcext:value-type="float">
            <text:p>6.7227499</text:p>
          </table:table-cell>
          <table:table-cell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6.797714" calcext:value-type="float">
            <text:p>6.797714</text:p>
          </table:table-cell>
          <table:table-cell office:value-type="float" office:value="6.7235782833" calcext:value-type="float">
            <text:p>6.7235782833</text:p>
          </table:table-cell>
          <table:table-cell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6.827288" calcext:value-type="float">
            <text:p>6.827288</text:p>
          </table:table-cell>
          <table:table-cell office:value-type="float" office:value="6.7234697833" calcext:value-type="float">
            <text:p>6.7234697833</text:p>
          </table:table-cell>
          <table:table-cell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6.842649" calcext:value-type="float">
            <text:p>6.842649</text:p>
          </table:table-cell>
          <table:table-cell office:value-type="float" office:value="6.7223734833" calcext:value-type="float">
            <text:p>6.7223734833</text:p>
          </table:table-cell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6.841399" calcext:value-type="float">
            <text:p>6.841399</text:p>
          </table:table-cell>
          <table:table-cell office:value-type="float" office:value="6.7204623667" calcext:value-type="float">
            <text:p>6.7204623667</text:p>
          </table:table-cell>
          <table:table-cell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6.824972" calcext:value-type="float">
            <text:p>6.824972</text:p>
          </table:table-cell>
          <table:table-cell office:value-type="float" office:value="6.7180767667" calcext:value-type="float">
            <text:p>6.7180767667</text:p>
          </table:table-cell>
          <table:table-cell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6.797633" calcext:value-type="float">
            <text:p>6.797633</text:p>
          </table:table-cell>
          <table:table-cell office:value-type="float" office:value="6.7155855333" calcext:value-type="float">
            <text:p>6.7155855333</text:p>
          </table:table-cell>
          <table:table-cell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6.764697" calcext:value-type="float">
            <text:p>6.764697</text:p>
          </table:table-cell>
          <table:table-cell office:value-type="float" office:value="6.7132330333" calcext:value-type="float">
            <text:p>6.7132330333</text:p>
          </table:table-cell>
          <table:table-cell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6.731047" calcext:value-type="float">
            <text:p>6.731047</text:p>
          </table:table-cell>
          <table:table-cell office:value-type="float" office:value="6.7110318833" calcext:value-type="float">
            <text:p>6.7110318833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.700322" calcext:value-type="float">
            <text:p>6.700322</text:p>
          </table:table-cell>
          <table:table-cell office:value-type="float" office:value="6.70846225" calcext:value-type="float">
            <text:p>6.70846225</text:p>
          </table:table-cell>
          <table:table-cell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6.674488" calcext:value-type="float">
            <text:p>6.674488</text:p>
          </table:table-cell>
          <table:table-cell office:value-type="float" office:value="6.71456035" calcext:value-type="float">
            <text:p>6.71456035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6.653647" calcext:value-type="float">
            <text:p>6.653647</text:p>
          </table:table-cell>
          <table:table-cell office:value-type="float" office:value="6.71519175" calcext:value-type="float">
            <text:p>6.71519175</text:p>
          </table:table-cell>
          <table:table-cell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6.635413" calcext:value-type="float">
            <text:p>6.635413</text:p>
          </table:table-cell>
          <table:table-cell office:value-type="float" office:value="6.71587215" calcext:value-type="float">
            <text:p>6.71587215</text:p>
          </table:table-cell>
          <table:table-cell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6.495562" calcext:value-type="float">
            <text:p>6.495562</text:p>
          </table:table-cell>
          <table:table-cell office:value-type="float" office:value="6.7169952167" calcext:value-type="float">
            <text:p>6.7169952167</text:p>
          </table:table-cell>
          <table:table-cell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6.6431" calcext:value-type="float">
            <text:p>6.6431</text:p>
          </table:table-cell>
          <table:table-cell office:value-type="float" office:value="6.7207677667" calcext:value-type="float">
            <text:p>6.7207677667</text:p>
          </table:table-cell>
          <table:table-cell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6.644337" calcext:value-type="float">
            <text:p>6.644337</text:p>
          </table:table-cell>
          <table:table-cell office:value-type="float" office:value="6.72247895" calcext:value-type="float">
            <text:p>6.72247895</text:p>
          </table:table-cell>
          <table:table-cell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6.658751" calcext:value-type="float">
            <text:p>6.658751</text:p>
          </table:table-cell>
          <table:table-cell office:value-type="float" office:value="6.7245841667" calcext:value-type="float">
            <text:p>6.7245841667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6.682919" calcext:value-type="float">
            <text:p>6.682919</text:p>
          </table:table-cell>
          <table:table-cell office:value-type="float" office:value="6.7268290667" calcext:value-type="float">
            <text:p>6.7268290667</text:p>
          </table:table-cell>
          <table:table-cell table:number-columns-repeated="2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6.713494" calcext:value-type="float">
            <text:p>6.713494</text:p>
          </table:table-cell>
          <table:table-cell office:value-type="float" office:value="6.7289591" calcext:value-type="float">
            <text:p>6.7289591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.746102" calcext:value-type="float">
            <text:p>6.746102</text:p>
          </table:table-cell>
          <table:table-cell office:value-type="float" office:value="6.7307159667" calcext:value-type="float">
            <text:p>6.7307159667</text:p>
          </table:table-cell>
          <table:table-cell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6.775885" calcext:value-type="float">
            <text:p>6.775885</text:p>
          </table:table-cell>
          <table:table-cell office:value-type="float" office:value="6.7318713" calcext:value-type="float">
            <text:p>6.7318713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6.798015" calcext:value-type="float">
            <text:p>6.798015</text:p>
          </table:table-cell>
          <table:table-cell office:value-type="float" office:value="6.7322706333" calcext:value-type="float">
            <text:p>6.7322706333</text:p>
          </table:table-cell>
          <table:table-cell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6.808453" calcext:value-type="float">
            <text:p>6.808453</text:p>
          </table:table-cell>
          <table:table-cell office:value-type="float" office:value="6.7318746" calcext:value-type="float">
            <text:p>6.7318746</text:p>
          </table:table-cell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6.805156" calcext:value-type="float">
            <text:p>6.805156</text:p>
          </table:table-cell>
          <table:table-cell office:value-type="float" office:value="6.7307783167" calcext:value-type="float">
            <text:p>6.7307783167</text:p>
          </table:table-cell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6.789078" calcext:value-type="float">
            <text:p>6.789078</text:p>
          </table:table-cell>
          <table:table-cell office:value-type="float" office:value="6.7291937667" calcext:value-type="float">
            <text:p>6.7291937667</text:p>
          </table:table-cell>
          <table:table-cell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6.763801" calcext:value-type="float">
            <text:p>6.763801</text:p>
          </table:table-cell>
          <table:table-cell office:value-type="float" office:value="6.7273970833" calcext:value-type="float">
            <text:p>6.7273970833</text:p>
          </table:table-cell>
          <table:table-cell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6.733584" calcext:value-type="float">
            <text:p>6.733584</text:p>
          </table:table-cell>
          <table:table-cell office:value-type="float" office:value="6.7256637167" calcext:value-type="float">
            <text:p>6.7256637167</text:p>
          </table:table-cell>
          <table:table-cell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6.701267" calcext:value-type="float">
            <text:p>6.701267</text:p>
          </table:table-cell>
          <table:table-cell office:value-type="float" office:value="6.7242254833" calcext:value-type="float">
            <text:p>6.7242254833</text:p>
          </table:table-cell>
          <table:table-cell table:number-columns-repeated="2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6.667715" calcext:value-type="float">
            <text:p>6.667715</text:p>
          </table:table-cell>
          <table:table-cell office:value-type="float" office:value="6.72331795" calcext:value-type="float">
            <text:p>6.72331795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6.632462" calcext:value-type="float">
            <text:p>6.632462</text:p>
          </table:table-cell>
          <table:table-cell office:value-type="float" office:value="6.7227828667" calcext:value-type="float">
            <text:p>6.7227828667</text:p>
          </table:table-cell>
          <table:table-cell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6.591725" calcext:value-type="float">
            <text:p>6.591725</text:p>
          </table:table-cell>
          <table:table-cell office:value-type="float" office:value="6.7229859167" calcext:value-type="float">
            <text:p>6.7229859167</text:p>
          </table:table-cell>
          <table:table-cell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6.504719" calcext:value-type="float">
            <text:p>6.504719</text:p>
          </table:table-cell>
          <table:table-cell office:value-type="float" office:value="6.72408925" calcext:value-type="float">
            <text:p>6.72408925</text:p>
          </table:table-cell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6.855216" calcext:value-type="float">
            <text:p>6.855216</text:p>
          </table:table-cell>
          <table:table-cell office:value-type="float" office:value="6.7269831167" calcext:value-type="float">
            <text:p>6.7269831167</text:p>
          </table:table-cell>
          <table:table-cell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6.685124" calcext:value-type="float">
            <text:p>6.685124</text:p>
          </table:table-cell>
          <table:table-cell office:value-type="float" office:value="6.72449075" calcext:value-type="float">
            <text:p>6.72449075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6.675671" calcext:value-type="float">
            <text:p>6.675671</text:p>
          </table:table-cell>
          <table:table-cell office:value-type="float" office:value="6.7253575" calcext:value-type="float">
            <text:p>6.7253575</text:p>
          </table:table-cell>
          <table:table-cell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6.688503" calcext:value-type="float">
            <text:p>6.688503</text:p>
          </table:table-cell>
          <table:table-cell office:value-type="float" office:value="6.7269017" calcext:value-type="float">
            <text:p>6.7269017</text:p>
          </table:table-cell>
          <table:table-cell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6.710684" calcext:value-type="float">
            <text:p>6.710684</text:p>
          </table:table-cell>
          <table:table-cell office:value-type="float" office:value="6.72867035" calcext:value-type="float">
            <text:p>6.72867035</text:p>
          </table:table-cell>
          <table:table-cell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6.73773" calcext:value-type="float">
            <text:p>6.73773</text:p>
          </table:table-cell>
          <table:table-cell office:value-type="float" office:value="6.7303612833" calcext:value-type="float">
            <text:p>6.7303612833</text:p>
          </table:table-cell>
          <table:table-cell table:number-columns-repeated="2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6.766744" calcext:value-type="float">
            <text:p>6.766744</text:p>
          </table:table-cell>
          <table:table-cell office:value-type="float" office:value="6.7317009667" calcext:value-type="float">
            <text:p>6.7317009667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6.7943" calcext:value-type="float">
            <text:p>6.7943</text:p>
          </table:table-cell>
          <table:table-cell office:value-type="float" office:value="6.73243415" calcext:value-type="float">
            <text:p>6.73243415</text:p>
          </table:table-cell>
          <table:table-cell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6.815795" calcext:value-type="float">
            <text:p>6.815795</text:p>
          </table:table-cell>
          <table:table-cell office:value-type="float" office:value="6.7323410167" calcext:value-type="float">
            <text:p>6.7323410167</text:p>
          </table:table-cell>
          <table:table-cell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6.826205" calcext:value-type="float">
            <text:p>6.826205</text:p>
          </table:table-cell>
          <table:table-cell office:value-type="float" office:value="6.7312657" calcext:value-type="float">
            <text:p>6.7312657</text:p>
          </table:table-cell>
          <table:table-cell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6.821809" calcext:value-type="float">
            <text:p>6.821809</text:p>
          </table:table-cell>
          <table:table-cell office:value-type="float" office:value="6.7291614333" calcext:value-type="float">
            <text:p>6.7291614333</text:p>
          </table:table-cell>
          <table:table-cell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6.801897" calcext:value-type="float">
            <text:p>6.801897</text:p>
          </table:table-cell>
          <table:table-cell office:value-type="float" office:value="6.7261557833" calcext:value-type="float">
            <text:p>6.7261557833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6.769509" calcext:value-type="float">
            <text:p>6.769509</text:p>
          </table:table-cell>
          <table:table-cell office:value-type="float" office:value="6.72260045" calcext:value-type="float">
            <text:p>6.72260045</text:p>
          </table:table-cell>
          <table:table-cell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6.730724" calcext:value-type="float">
            <text:p>6.730724</text:p>
          </table:table-cell>
          <table:table-cell office:value-type="float" office:value="6.71903875" calcext:value-type="float">
            <text:p>6.71903875</text:p>
          </table:table-cell>
          <table:table-cell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6.692766" calcext:value-type="float">
            <text:p>6.692766</text:p>
          </table:table-cell>
          <table:table-cell office:value-type="float" office:value="6.71608965" calcext:value-type="float">
            <text:p>6.71608965</text:p>
          </table:table-cell>
          <table:table-cell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6.661788" calcext:value-type="float">
            <text:p>6.661788</text:p>
          </table:table-cell>
          <table:table-cell office:value-type="float" office:value="6.6990607667" calcext:value-type="float">
            <text:p>6.6990607667</text:p>
          </table:table-cell>
          <table:table-cell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6.641477" calcext:value-type="float">
            <text:p>6.641477</text:p>
          </table:table-cell>
          <table:table-cell office:value-type="float" office:value="6.6977775" calcext:value-type="float">
            <text:p>6.6977775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6.633969" calcext:value-type="float">
            <text:p>6.633969</text:p>
          </table:table-cell>
          <table:table-cell office:value-type="float" office:value="6.6975814667" calcext:value-type="float">
            <text:p>6.6975814667</text:p>
          </table:table-cell>
          <table:table-cell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6.671592" calcext:value-type="float">
            <text:p>6.671592</text:p>
          </table:table-cell>
          <table:table-cell office:value-type="float" office:value="6.6986596441" calcext:value-type="float">
            <text:p>6.6986596441</text:p>
          </table:table-cell>
          <table:table-cell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6.60967" calcext:value-type="float">
            <text:p>6.60967</text:p>
          </table:table-cell>
          <table:table-cell office:value-type="float" office:value="6.6991263276" calcext:value-type="float">
            <text:p>6.6991263276</text:p>
          </table:table-cell>
          <table:table-cell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6.627691" calcext:value-type="float">
            <text:p>6.627691</text:p>
          </table:table-cell>
          <table:table-cell office:value-type="float" office:value="6.7006957368" calcext:value-type="float">
            <text:p>6.7006957368</text:p>
          </table:table-cell>
          <table:table-cell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6.646306" calcext:value-type="float">
            <text:p>6.646306</text:p>
          </table:table-cell>
          <table:table-cell office:value-type="float" office:value="6.7019993929" calcext:value-type="float">
            <text:p>6.7019993929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6.67135" calcext:value-type="float">
            <text:p>6.67135</text:p>
          </table:table-cell>
          <table:table-cell office:value-type="float" office:value="6.703012" calcext:value-type="float">
            <text:p>6.703012</text:p>
          </table:table-cell>
          <table:table-cell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6.702892" calcext:value-type="float">
            <text:p>6.702892</text:p>
          </table:table-cell>
          <table:table-cell office:value-type="float" office:value="6.7035983333" calcext:value-type="float">
            <text:p>6.7035983333</text:p>
          </table:table-cell>
          <table:table-cell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6.737949" calcext:value-type="float">
            <text:p>6.737949</text:p>
          </table:table-cell>
          <table:table-cell office:value-type="float" office:value="6.7036116604" calcext:value-type="float">
            <text:p>6.7036116604</text:p>
          </table:table-cell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6.771474" calcext:value-type="float">
            <text:p>6.771474</text:p>
          </table:table-cell>
          <table:table-cell office:value-type="float" office:value="6.7029513269" calcext:value-type="float">
            <text:p>6.7029513269</text:p>
          </table:table-cell>
          <table:table-cell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6.797715" calcext:value-type="float">
            <text:p>6.797715</text:p>
          </table:table-cell>
          <table:table-cell office:value-type="float" office:value="6.7016077451" calcext:value-type="float">
            <text:p>6.7016077451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.811455" calcext:value-type="float">
            <text:p>6.811455</text:p>
          </table:table-cell>
          <table:table-cell office:value-type="float" office:value="6.6996856" calcext:value-type="float">
            <text:p>6.6996856</text:p>
          </table:table-cell>
          <table:table-cell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6.809298" calcext:value-type="float">
            <text:p>6.809298</text:p>
          </table:table-cell>
          <table:table-cell office:value-type="float" office:value="6.6974045918" calcext:value-type="float">
            <text:p>6.6974045918</text:p>
          </table:table-cell>
          <table:table-cell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6.791204" calcext:value-type="float">
            <text:p>6.791204</text:p>
          </table:table-cell>
          <table:table-cell office:value-type="float" office:value="6.6950734792" calcext:value-type="float">
            <text:p>6.6950734792</text:p>
          </table:table-cell>
          <table:table-cell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6.76151" calcext:value-type="float">
            <text:p>6.76151</text:p>
          </table:table-cell>
          <table:table-cell office:value-type="float" office:value="6.6930281489" calcext:value-type="float">
            <text:p>6.6930281489</text:p>
          </table:table-cell>
          <table:table-cell table:number-columns-repeated="2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.727982" calcext:value-type="float">
            <text:p>6.727982</text:p>
          </table:table-cell>
          <table:table-cell office:value-type="float" office:value="6.691539413" calcext:value-type="float">
            <text:p>6.691539413</text:p>
          </table:table-cell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6.698263" calcext:value-type="float">
            <text:p>6.698263</text:p>
          </table:table-cell>
          <table:table-cell office:value-type="float" office:value="6.6907295778" calcext:value-type="float">
            <text:p>6.6907295778</text:p>
          </table:table-cell>
          <table:table-cell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6.675498" calcext:value-type="float">
            <text:p>6.675498</text:p>
          </table:table-cell>
          <table:table-cell office:value-type="float" office:value="6.6905583636" calcext:value-type="float">
            <text:p>6.6905583636</text:p>
          </table:table-cell>
          <table:table-cell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6.656483" calcext:value-type="float">
            <text:p>6.656483</text:p>
          </table:table-cell>
          <table:table-cell office:value-type="float" office:value="6.6909086047" calcext:value-type="float">
            <text:p>6.6909086047</text:p>
          </table:table-cell>
          <table:table-cell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6.632628" calcext:value-type="float">
            <text:p>6.632628</text:p>
          </table:table-cell>
          <table:table-cell office:value-type="float" office:value="6.6917282619" calcext:value-type="float">
            <text:p>6.6917282619</text:p>
          </table:table-cell>
          <table:table-cell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6.576869" calcext:value-type="float">
            <text:p>6.576869</text:p>
          </table:table-cell>
          <table:table-cell office:value-type="float" office:value="6.6931697317" calcext:value-type="float">
            <text:p>6.6931697317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7.066208" calcext:value-type="float">
            <text:p>7.066208</text:p>
          </table:table-cell>
          <table:table-cell office:value-type="float" office:value="6.69607725" calcext:value-type="float">
            <text:p>6.69607725</text:p>
          </table:table-cell>
          <table:table-cell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6.712372" calcext:value-type="float">
            <text:p>6.712372</text:p>
          </table:table-cell>
          <table:table-cell office:value-type="float" office:value="6.6865867179" calcext:value-type="float">
            <text:p>6.6865867179</text:p>
          </table:table-cell>
          <table:table-cell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6.694471" calcext:value-type="float">
            <text:p>6.694471</text:p>
          </table:table-cell>
          <table:table-cell office:value-type="float" office:value="6.6859081579" calcext:value-type="float">
            <text:p>6.6859081579</text:p>
          </table:table-cell>
          <table:table-cell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6.702797" calcext:value-type="float">
            <text:p>6.702797</text:p>
          </table:table-cell>
          <table:table-cell office:value-type="float" office:value="6.6856767297" calcext:value-type="float">
            <text:p>6.6856767297</text:p>
          </table:table-cell>
          <table:table-cell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6.721915" calcext:value-type="float">
            <text:p>6.721915</text:p>
          </table:table-cell>
          <table:table-cell office:value-type="float" office:value="6.6852011667" calcext:value-type="float">
            <text:p>6.6852011667</text:p>
          </table:table-cell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6.745771" calcext:value-type="float">
            <text:p>6.745771</text:p>
          </table:table-cell>
          <table:table-cell office:value-type="float" office:value="6.6841522" calcext:value-type="float">
            <text:p>6.6841522</text:p>
          </table:table-cell>
          <table:table-cell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6.77065" calcext:value-type="float">
            <text:p>6.77065</text:p>
          </table:table-cell>
          <table:table-cell office:value-type="float" office:value="6.6823398824" calcext:value-type="float">
            <text:p>6.6823398824</text:p>
          </table:table-cell>
          <table:table-cell table:number-columns-repeated="2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6.793445" calcext:value-type="float">
            <text:p>6.793445</text:p>
          </table:table-cell>
          <table:table-cell office:value-type="float" office:value="6.6796638182" calcext:value-type="float">
            <text:p>6.6796638182</text:p>
          </table:table-cell>
          <table:table-cell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6.810721" calcext:value-type="float">
            <text:p>6.810721</text:p>
          </table:table-cell>
          <table:table-cell office:value-type="float" office:value="6.6761081563" calcext:value-type="float">
            <text:p>6.6761081563</text:p>
          </table:table-cell>
          <table:table-cell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6.818906" calcext:value-type="float">
            <text:p>6.818906</text:p>
          </table:table-cell>
          <table:table-cell office:value-type="float" office:value="6.6717658065" calcext:value-type="float">
            <text:p>6.6717658065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6.815422" calcext:value-type="float">
            <text:p>6.815422</text:p>
          </table:table-cell>
          <table:table-cell office:value-type="float" office:value="6.6668611333" calcext:value-type="float">
            <text:p>6.6668611333</text:p>
          </table:table-cell>
          <table:table-cell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6.799845" calcext:value-type="float">
            <text:p>6.799845</text:p>
          </table:table-cell>
          <table:table-cell office:value-type="float" office:value="6.6617383448" calcext:value-type="float">
            <text:p>6.6617383448</text:p>
          </table:table-cell>
          <table:table-cell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6.774253" calcext:value-type="float">
            <text:p>6.774253</text:p>
          </table:table-cell>
          <table:table-cell office:value-type="float" office:value="6.6568059643" calcext:value-type="float">
            <text:p>6.6568059643</text:p>
          </table:table-cell>
          <table:table-cell table:number-columns-repeated="2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6.742676" calcext:value-type="float">
            <text:p>6.742676</text:p>
          </table:table-cell>
          <table:table-cell office:value-type="float" office:value="6.6524560741" calcext:value-type="float">
            <text:p>6.6524560741</text:p>
          </table:table-cell>
          <table:table-cell table:number-columns-repeated="2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6.710083" calcext:value-type="float">
            <text:p>6.710083</text:p>
          </table:table-cell>
          <table:table-cell office:value-type="float" office:value="6.6489860769" calcext:value-type="float">
            <text:p>6.6489860769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6.681277" calcext:value-type="float">
            <text:p>6.681277</text:p>
          </table:table-cell>
          <table:table-cell office:value-type="float" office:value="6.6465422" calcext:value-type="float">
            <text:p>6.6465422</text:p>
          </table:table-cell>
          <table:table-cell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6.659799" calcext:value-type="float">
            <text:p>6.659799</text:p>
          </table:table-cell>
          <table:table-cell office:value-type="float" office:value="6.6450949167" calcext:value-type="float">
            <text:p>6.6450949167</text:p>
          </table:table-cell>
          <table:table-cell table:number-columns-repeated="2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6.64729" calcext:value-type="float">
            <text:p>6.64729</text:p>
          </table:table-cell>
          <table:table-cell office:value-type="float" office:value="6.6444556087" calcext:value-type="float">
            <text:p>6.6444556087</text:p>
          </table:table-cell>
          <table:table-cell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6.646815" calcext:value-type="float">
            <text:p>6.646815</text:p>
          </table:table-cell>
          <table:table-cell office:value-type="float" office:value="6.6443267727" calcext:value-type="float">
            <text:p>6.6443267727</text:p>
          </table:table-cell>
          <table:table-cell table:number-columns-repeated="2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6.63561" calcext:value-type="float">
            <text:p>6.63561</text:p>
          </table:table-cell>
          <table:table-cell office:value-type="float" office:value="6.6442082857" calcext:value-type="float">
            <text:p>6.6442082857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6.644645" calcext:value-type="float">
            <text:p>6.644645</text:p>
          </table:table-cell>
          <table:table-cell office:value-type="float" office:value="6.6446382" calcext:value-type="float">
            <text:p>6.6446382</text:p>
          </table:table-cell>
          <table:table-cell table:number-columns-repeated="2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6.657925" calcext:value-type="float">
            <text:p>6.657925</text:p>
          </table:table-cell>
          <table:table-cell office:value-type="float" office:value="6.6446378421" calcext:value-type="float">
            <text:p>6.6446378421</text:p>
          </table:table-cell>
          <table:table-cell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6.678351" calcext:value-type="float">
            <text:p>6.678351</text:p>
          </table:table-cell>
          <table:table-cell office:value-type="float" office:value="6.6438996667" calcext:value-type="float">
            <text:p>6.6438996667</text:p>
          </table:table-cell>
          <table:table-cell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6.705674" calcext:value-type="float">
            <text:p>6.705674</text:p>
          </table:table-cell>
          <table:table-cell office:value-type="float" office:value="6.6418731176" calcext:value-type="float">
            <text:p>6.6418731176</text:p>
          </table:table-cell>
          <table:table-cell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6.737129" calcext:value-type="float">
            <text:p>6.737129</text:p>
          </table:table-cell>
          <table:table-cell office:value-type="float" office:value="6.6378855625" calcext:value-type="float">
            <text:p>6.6378855625</text:p>
          </table:table-cell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6.768323" calcext:value-type="float">
            <text:p>6.768323</text:p>
          </table:table-cell>
          <table:table-cell office:value-type="float" office:value="6.6312693333" calcext:value-type="float">
            <text:p>6.6312693333</text:p>
          </table:table-cell>
          <table:table-cell table:number-columns-repeated="2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6.794622" calcext:value-type="float">
            <text:p>6.794622</text:p>
          </table:table-cell>
          <table:table-cell office:value-type="float" office:value="6.6214797857" calcext:value-type="float">
            <text:p>6.6214797857</text:p>
          </table:table-cell>
          <table:table-cell table:number-columns-repeated="2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6.81214" calcext:value-type="float">
            <text:p>6.81214</text:p>
          </table:table-cell>
          <table:table-cell office:value-type="float" office:value="6.6081611538" calcext:value-type="float">
            <text:p>6.6081611538</text:p>
          </table:table-cell>
          <table:table-cell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6.818111" calcext:value-type="float">
            <text:p>6.818111</text:p>
          </table:table-cell>
          <table:table-cell office:value-type="float" office:value="6.5911629167" calcext:value-type="float">
            <text:p>6.5911629167</text:p>
          </table:table-cell>
          <table:table-cell table:number-columns-repeated="2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6.810735" calcext:value-type="float">
            <text:p>6.810735</text:p>
          </table:table-cell>
          <table:table-cell office:value-type="float" office:value="6.5705312727" calcext:value-type="float">
            <text:p>6.5705312727</text:p>
          </table:table-cell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6.788712" calcext:value-type="float">
            <text:p>6.788712</text:p>
          </table:table-cell>
          <table:table-cell office:value-type="float" office:value="6.5465109" calcext:value-type="float">
            <text:p>6.5465109</text:p>
          </table:table-cell>
          <table:table-cell table:number-columns-repeated="2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6.751276" calcext:value-type="float">
            <text:p>6.751276</text:p>
          </table:table-cell>
          <table:table-cell office:value-type="float" office:value="6.5195996667" calcext:value-type="float">
            <text:p>6.5195996667</text:p>
          </table:table-cell>
          <table:table-cell table:number-columns-repeated="2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6.699949" calcext:value-type="float">
            <text:p>6.699949</text:p>
          </table:table-cell>
          <table:table-cell office:value-type="float" office:value="6.490640125" calcext:value-type="float">
            <text:p>6.490640125</text:p>
          </table:table-cell>
          <table:table-cell table:number-columns-repeated="2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6.64147" calcext:value-type="float">
            <text:p>6.64147</text:p>
          </table:table-cell>
          <table:table-cell office:value-type="float" office:value="6.4607388571" calcext:value-type="float">
            <text:p>6.4607388571</text:p>
          </table:table-cell>
          <table:table-cell table:number-columns-repeated="2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6.588577" calcext:value-type="float">
            <text:p>6.588577</text:p>
          </table:table-cell>
          <table:table-cell office:value-type="float" office:value="6.430617" calcext:value-type="float">
            <text:p>6.430617</text:p>
          </table:table-cell>
          <table:table-cell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6.555807" calcext:value-type="float">
            <text:p>6.555807</text:p>
          </table:table-cell>
          <table:table-cell office:value-type="float" office:value="6.399025" calcext:value-type="float">
            <text:p>6.399025</text:p>
          </table:table-cell>
          <table:table-cell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6.553778" calcext:value-type="float">
            <text:p>6.553778</text:p>
          </table:table-cell>
          <table:table-cell office:value-type="float" office:value="6.3598295" calcext:value-type="float">
            <text:p>6.3598295</text:p>
          </table:table-cell>
          <table:table-cell table:number-columns-repeated="2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5.671033" calcext:value-type="float">
            <text:p>5.671033</text:p>
          </table:table-cell>
          <table:table-cell office:value-type="float" office:value="6.29518" calcext:value-type="float">
            <text:p>6.29518</text:p>
          </table:table-cell>
          <table:table-cell table:number-columns-repeated="2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6.584792" calcext:value-type="float">
            <text:p>6.584792</text:p>
          </table:table-cell>
          <table:table-cell office:value-type="float" office:value="6.6072535" calcext:value-type="float">
            <text:p>6.6072535</text:p>
          </table:table-cell>
          <table:table-cell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2" office:value-type="float" office:value="6.629715" calcext:value-type="float">
            <text:p>6.62971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4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4T22:37:11.812509117</dc:date>
    <meta:document-statistic meta:table-count="1" meta:cell-count="3101" meta:object-count="0"/>
    <meta:generator>LibreOffice/4.2.7.2$Linux_X86_64 LibreOffice_project/420m0$Build-2</meta:generator>
  </office:meta>
</office:document-meta>
</file>